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55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1.826cm"/>
    </style:style>
    <style:style style:name="co5" style:family="table-column">
      <style:table-column-properties fo:break-before="auto" style:column-width="2.778cm"/>
    </style:style>
    <style:style style:name="co6" style:family="table-column">
      <style:table-column-properties fo:break-before="auto" style:column-width="1.55cm"/>
    </style:style>
    <style:style style:name="co7" style:family="table-column">
      <style:table-column-properties fo:break-before="auto" style:column-width="31.56cm"/>
    </style:style>
    <style:style style:name="co8" style:family="table-column">
      <style:table-column-properties fo:break-before="auto" style:column-width="3.209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919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716cm"/>
    </style:style>
    <style:style style:name="co14" style:family="table-column">
      <style:table-column-properties fo:break-before="auto" style:column-width="2.134cm"/>
    </style:style>
    <style:style style:name="co15" style:family="table-column">
      <style:table-column-properties fo:break-before="auto" style:column-width="2.379cm"/>
    </style:style>
    <style:style style:name="co16" style:family="table-column">
      <style:table-column-properties fo:break-before="auto" style:column-width="1.704cm"/>
    </style:style>
    <style:style style:name="co17" style:family="table-column">
      <style:table-column-properties fo:break-before="auto" style:column-width="2.993cm"/>
    </style:style>
    <style:style style:name="co18" style:family="table-column">
      <style:table-column-properties fo:break-before="auto" style:column-width="5.35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>
      <style:table-cell-properties fo:border-bottom="0.99pt solid #000000" fo:border-left="none" fo:border-right="none" fo:border-top="none"/>
    </style:style>
    <style:style style:name="ce13" style:family="table-cell" style:parent-style-name="Pivot_20_Table_20_Value">
      <style:table-cell-properties fo:border-bottom="none" fo:border-left="none" fo:border-right="none" fo:border-top="0.99pt solid #000000"/>
    </style:style>
    <style:style style:name="ce14" style:family="table-cell" style:parent-style-name="Pivot_20_Table_20_Value">
      <style:table-cell-properties fo:border-bottom="2.01pt solid #000000" fo:border-left="none" fo:border-right="none" fo:border-top="none"/>
    </style:style>
    <style:style style:name="ce1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6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17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2.01pt solid #000000" fo:border-top="none"/>
    </style:style>
    <style:style style:name="ce19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Level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3:::secs:</text:p>
          </table:table-cell>
          <table:table-cell office:value-type="float" office:value="1.93">
            <text:p>1.93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2:::secs:</text:p>
          </table:table-cell>
          <table:table-cell office:value-type="float" office:value="0.52">
            <text:p>0.52</text:p>
          </table:table-cell>
          <table:table-cell office:value-type="string">
            <text:p>34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8:::secs:</text:p>
          </table:table-cell>
          <table:table-cell office:value-type="float" office:value="0.48">
            <text:p>0.48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0:::secs:</text:p>
          </table:table-cell>
          <table:table-cell office:value-type="float" office:value="0">
            <text:p>0</text:p>
          </table:table-cell>
          <table:table-cell office:value-type="string">
            <text:p>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4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1:::secs:</text:p>
          </table:table-cell>
          <table:table-cell office:value-type="float" office:value="1.11">
            <text:p>1.11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71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571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3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5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5:::secs:</text:p>
          </table:table-cell>
          <table:table-cell office:value-type="float" office:value="2.25">
            <text:p>2.25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0:::secs:</text:p>
          </table:table-cell>
          <table:table-cell office:value-type="float" office:value="2">
            <text:p>2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9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45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0:::secs:</text:p>
          </table:table-cell>
          <table:table-cell office:value-type="float" office:value="0">
            <text:p>0</text:p>
          </table:table-cell>
          <table:table-cell office:value-type="string">
            <text:p>6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0:::secs:</text:p>
          </table:table-cell>
          <table:table-cell office:value-type="float" office:value="6.7">
            <text:p>6.7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2:::secs:</text:p>
          </table:table-cell>
          <table:table-cell office:value-type="float" office:value="4.12">
            <text:p>4.12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3:::secs:</text:p>
          </table:table-cell>
          <table:table-cell office:value-type="float" office:value="4.23">
            <text:p>4.23</text:p>
          </table:table-cell>
          <table:table-cell office:value-type="string">
            <text:p>244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2:::secs:</text:p>
          </table:table-cell>
          <table:table-cell office:value-type="float" office:value="4.22">
            <text:p>4.22</text:p>
          </table:table-cell>
          <table:table-cell office:value-type="string">
            <text:p>244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7:::secs:</text:p>
          </table:table-cell>
          <table:table-cell office:value-type="float" office:value="0.17">
            <text:p>0.17</text:p>
          </table:table-cell>
          <table:table-cell office:value-type="string">
            <text:p>77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8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8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64:::secs:</text:p>
          </table:table-cell>
          <table:table-cell office:value-type="float" office:value="6.64">
            <text:p>6.64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1:::secs:</text:p>
          </table:table-cell>
          <table:table-cell office:value-type="float" office:value="5.41">
            <text:p>5.41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4:::secs:</text:p>
          </table:table-cell>
          <table:table-cell office:value-type="float" office:value="5.54">
            <text:p>5.54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4:::secs:</text:p>
          </table:table-cell>
          <table:table-cell office:value-type="float" office:value="5.44">
            <text:p>5.44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3:::secs:</text:p>
          </table:table-cell>
          <table:table-cell office:value-type="float" office:value="5.53">
            <text:p>5.53</text:p>
          </table:table-cell>
          <table:table-cell office:value-type="string">
            <text:p>18675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0:::secs:</text:p>
          </table:table-cell>
          <table:table-cell office:value-type="float" office:value="0.4">
            <text:p>0.4</text:p>
          </table:table-cell>
          <table:table-cell office:value-type="string">
            <text:p>85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55:::secs:</text:p>
          </table:table-cell>
          <table:table-cell office:value-type="float" office:value="6.55">
            <text:p>6.5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4:::secs:</text:p>
          </table:table-cell>
          <table:table-cell office:value-type="float" office:value="5.94">
            <text:p>5.94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float" office:value="5.95">
            <text:p>5.9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5:::secs:</text:p>
          </table:table-cell>
          <table:table-cell office:value-type="float" office:value="5.95">
            <text:p>5.95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6:::secs:</text:p>
          </table:table-cell>
          <table:table-cell office:value-type="float" office:value="5.96">
            <text:p>5.96</text:p>
          </table:table-cell>
          <table:table-cell office:value-type="string">
            <text:p>2427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77:::secs:</text:p>
          </table:table-cell>
          <table:table-cell office:value-type="float" office:value="0.77">
            <text:p>0.77</text:p>
          </table:table-cell>
          <table:table-cell office:value-type="string">
            <text:p>8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0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05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48:::secs:</text:p>
          </table:table-cell>
          <table:table-cell office:value-type="float" office:value="7.48">
            <text:p>7.48</text:p>
          </table:table-cell>
          <table:table-cell office:value-type="string">
            <text:p>3285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3:::secs:</text:p>
          </table:table-cell>
          <table:table-cell office:value-type="float" office:value="6.73">
            <text:p>6.73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5:::secs:</text:p>
          </table:table-cell>
          <table:table-cell office:value-type="float" office:value="6.75">
            <text:p>6.75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9:::secs:</text:p>
          </table:table-cell>
          <table:table-cell office:value-type="float" office:value="6.79">
            <text:p>6.79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6:::secs:</text:p>
          </table:table-cell>
          <table:table-cell office:value-type="float" office:value="6.76">
            <text:p>6.76</text:p>
          </table:table-cell>
          <table:table-cell office:value-type="string">
            <text:p>3285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3:::secs:</text:p>
          </table:table-cell>
          <table:table-cell office:value-type="float" office:value="1.53">
            <text:p>1.53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4:::secs:</text:p>
          </table:table-cell>
          <table:table-cell office:value-type="float" office:value="1.54">
            <text:p>1.54</text:p>
          </table:table-cell>
          <table:table-cell office:value-type="string">
            <text:p>91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12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81:::secs:</text:p>
          </table:table-cell>
          <table:table-cell office:value-type="float" office:value="9.81">
            <text:p>9.81</text:p>
          </table:table-cell>
          <table:table-cell office:value-type="string">
            <text:p>47396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37:::secs:</text:p>
          </table:table-cell>
          <table:table-cell office:value-type="float" office:value="8.37">
            <text:p>8.37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5:::secs:</text:p>
          </table:table-cell>
          <table:table-cell office:value-type="float" office:value="8.45">
            <text:p>8.45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2:::secs:</text:p>
          </table:table-cell>
          <table:table-cell office:value-type="float" office:value="8.52">
            <text:p>8.52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5:::secs:</text:p>
          </table:table-cell>
          <table:table-cell office:value-type="float" office:value="8.45">
            <text:p>8.45</text:p>
          </table:table-cell>
          <table:table-cell office:value-type="string">
            <text:p>4739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09:::secs:</text:p>
          </table:table-cell>
          <table:table-cell office:value-type="float" office:value="3.09">
            <text:p>3.09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0:::secs:</text:p>
          </table:table-cell>
          <table:table-cell office:value-type="float" office:value="3.1">
            <text:p>3.1</text:p>
          </table:table-cell>
          <table:table-cell office:value-type="string">
            <text:p>8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13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6:::secs:</text:p>
          </table:table-cell>
          <table:table-cell office:value-type="float" office:value="0.16">
            <text:p>0.16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5:::secs:</text:p>
          </table:table-cell>
          <table:table-cell office:value-type="float" office:value="13.45">
            <text:p>13.45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68:::secs:</text:p>
          </table:table-cell>
          <table:table-cell office:value-type="float" office:value="11.68">
            <text:p>11.68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07:::secs:</text:p>
          </table:table-cell>
          <table:table-cell office:value-type="float" office:value="12.07">
            <text:p>12.07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93:::secs:</text:p>
          </table:table-cell>
          <table:table-cell office:value-type="float" office:value="11.93">
            <text:p>11.93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16:::secs:</text:p>
          </table:table-cell>
          <table:table-cell office:value-type="float" office:value="12.16">
            <text:p>12.16</text:p>
          </table:table-cell>
          <table:table-cell office:value-type="string">
            <text:p>7280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5:::secs:</text:p>
          </table:table-cell>
          <table:table-cell office:value-type="float" office:value="6.25">
            <text:p>6.25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4:::secs:</text:p>
          </table:table-cell>
          <table:table-cell office:value-type="float" office:value="6.34">
            <text:p>6.34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7:::secs:</text:p>
          </table:table-cell>
          <table:table-cell office:value-type="float" office:value="6.37">
            <text:p>6.37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7:::secs:</text:p>
          </table:table-cell>
          <table:table-cell office:value-type="float" office:value="6.37">
            <text:p>6.37</text:p>
          </table:table-cell>
          <table:table-cell office:value-type="string">
            <text:p>59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35:::secs:</text:p>
          </table:table-cell>
          <table:table-cell office:value-type="float" office:value="6.35">
            <text:p>6.35</text:p>
          </table:table-cell>
          <table:table-cell office:value-type="string">
            <text:p>597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13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40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0:::secs:</text:p>
          </table:table-cell>
          <table:table-cell office:value-type="float" office:value="0.3">
            <text:p>0.3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.88:::secs:</text:p>
          </table:table-cell>
          <table:table-cell office:value-type="float" office:value="20.88">
            <text:p>20.88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90:::secs:</text:p>
          </table:table-cell>
          <table:table-cell office:value-type="float" office:value="18.9">
            <text:p>18.9</text:p>
          </table:table-cell>
          <table:table-cell office:value-type="string">
            <text:p>840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96:::secs:</text:p>
          </table:table-cell>
          <table:table-cell office:value-type="float" office:value="18.96">
            <text:p>18.96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33:::secs:</text:p>
          </table:table-cell>
          <table:table-cell office:value-type="float" office:value="19.33">
            <text:p>19.33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23:::secs:</text:p>
          </table:table-cell>
          <table:table-cell office:value-type="float" office:value="19.23">
            <text:p>19.23</text:p>
          </table:table-cell>
          <table:table-cell office:value-type="string">
            <text:p>8405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38:::secs:</text:p>
          </table:table-cell>
          <table:table-cell office:value-type="float" office:value="13.38">
            <text:p>13.38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51:::secs:</text:p>
          </table:table-cell>
          <table:table-cell office:value-type="float" office:value="13.51">
            <text:p>13.51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7:::secs:</text:p>
          </table:table-cell>
          <table:table-cell office:value-type="float" office:value="13.47">
            <text:p>13.47</text:p>
          </table:table-cell>
          <table:table-cell office:value-type="string">
            <text:p>63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8:::secs:</text:p>
          </table:table-cell>
          <table:table-cell office:value-type="float" office:value="13.48">
            <text:p>13.48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68:::secs:</text:p>
          </table:table-cell>
          <table:table-cell office:value-type="float" office:value="13.68">
            <text:p>13.68</text:p>
          </table:table-cell>
          <table:table-cell office:value-type="string">
            <text:p>63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6:::secs:</text:p>
          </table:table-cell>
          <table:table-cell office:value-type="float" office:value="0.26">
            <text:p>0.26</text:p>
          </table:table-cell>
          <table:table-cell office:value-type="string">
            <text:p>13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5:::secs:</text:p>
          </table:table-cell>
          <table:table-cell office:value-type="float" office:value="0.25">
            <text:p>0.25</text:p>
          </table:table-cell>
          <table:table-cell office:value-type="string">
            <text:p>13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5:::secs:</text:p>
          </table:table-cell>
          <table:table-cell office:value-type="float" office:value="0.25">
            <text:p>0.25</text:p>
          </table:table-cell>
          <table:table-cell office:value-type="string">
            <text:p>13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5:::secs:</text:p>
          </table:table-cell>
          <table:table-cell office:value-type="float" office:value="0.25">
            <text:p>0.25</text:p>
          </table:table-cell>
          <table:table-cell office:value-type="string">
            <text:p>13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4:::secs:</text:p>
          </table:table-cell>
          <table:table-cell office:value-type="float" office:value="0.24">
            <text:p>0.24</text:p>
          </table:table-cell>
          <table:table-cell office:value-type="string">
            <text:p>13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1:::secs:</text:p>
          </table:table-cell>
          <table:table-cell office:value-type="float" office:value="0.61">
            <text:p>0.61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9:::secs:</text:p>
          </table:table-cell>
          <table:table-cell office:value-type="float" office:value="0.59">
            <text:p>0.59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0:::secs:</text:p>
          </table:table-cell>
          <table:table-cell office:value-type="float" office:value="0.6">
            <text:p>0.6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8.09:::secs:</text:p>
          </table:table-cell>
          <table:table-cell office:value-type="float" office:value="38.09">
            <text:p>38.09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.46:::secs:</text:p>
          </table:table-cell>
          <table:table-cell office:value-type="float" office:value="33.46">
            <text:p>33.46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95:::secs:</text:p>
          </table:table-cell>
          <table:table-cell office:value-type="float" office:value="34.95">
            <text:p>34.95</text:p>
          </table:table-cell>
          <table:table-cell office:value-type="string">
            <text:p>8299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39:::secs:</text:p>
          </table:table-cell>
          <table:table-cell office:value-type="float" office:value="34.39">
            <text:p>34.39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50:::secs:</text:p>
          </table:table-cell>
          <table:table-cell office:value-type="float" office:value="35.5">
            <text:p>35.5</text:p>
          </table:table-cell>
          <table:table-cell office:value-type="string">
            <text:p>82995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46:::secs:</text:p>
          </table:table-cell>
          <table:table-cell office:value-type="float" office:value="28.46">
            <text:p>28.46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09:::secs:</text:p>
          </table:table-cell>
          <table:table-cell office:value-type="float" office:value="29.09">
            <text:p>29.09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21:::secs:</text:p>
          </table:table-cell>
          <table:table-cell office:value-type="float" office:value="29.21">
            <text:p>29.21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67:::secs:</text:p>
          </table:table-cell>
          <table:table-cell office:value-type="float" office:value="29.67">
            <text:p>29.67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68:::secs:</text:p>
          </table:table-cell>
          <table:table-cell office:value-type="float" office:value="29.68">
            <text:p>29.68</text:p>
          </table:table-cell>
          <table:table-cell office:value-type="string">
            <text:p>673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4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14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44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14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14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1:::secs:</text:p>
          </table:table-cell>
          <table:table-cell office:value-type="float" office:value="1.21">
            <text:p>1.21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2:::secs:</text:p>
          </table:table-cell>
          <table:table-cell office:value-type="float" office:value="1.22">
            <text:p>1.2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1.16:::secs:</text:p>
          </table:table-cell>
          <table:table-cell office:value-type="float" office:value="81.16">
            <text:p>81.16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.95:::secs:</text:p>
          </table:table-cell>
          <table:table-cell office:value-type="float" office:value="66.95">
            <text:p>66.95</text:p>
          </table:table-cell>
          <table:table-cell office:value-type="string">
            <text:p>8517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9.08:::secs:</text:p>
          </table:table-cell>
          <table:table-cell office:value-type="float" office:value="69.08">
            <text:p>69.08</text:p>
          </table:table-cell>
          <table:table-cell office:value-type="string">
            <text:p>8517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75:::secs:</text:p>
          </table:table-cell>
          <table:table-cell office:value-type="float" office:value="67.75">
            <text:p>67.75</text:p>
          </table:table-cell>
          <table:table-cell office:value-type="string">
            <text:p>8517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8.89:::secs:</text:p>
          </table:table-cell>
          <table:table-cell office:value-type="float" office:value="68.89">
            <text:p>68.89</text:p>
          </table:table-cell>
          <table:table-cell office:value-type="string">
            <text:p>8517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22:::secs:</text:p>
          </table:table-cell>
          <table:table-cell office:value-type="float" office:value="64.22">
            <text:p>64.22</text:p>
          </table:table-cell>
          <table:table-cell office:value-type="string">
            <text:p>70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.86:::secs:</text:p>
          </table:table-cell>
          <table:table-cell office:value-type="float" office:value="61.86">
            <text:p>61.86</text:p>
          </table:table-cell>
          <table:table-cell office:value-type="string">
            <text:p>7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02:::secs:</text:p>
          </table:table-cell>
          <table:table-cell office:value-type="float" office:value="64.02">
            <text:p>64.02</text:p>
          </table:table-cell>
          <table:table-cell office:value-type="string">
            <text:p>70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41:::secs:</text:p>
          </table:table-cell>
          <table:table-cell office:value-type="float" office:value="64.41">
            <text:p>64.41</text:p>
          </table:table-cell>
          <table:table-cell office:value-type="string">
            <text:p>71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.60:::secs:</text:p>
          </table:table-cell>
          <table:table-cell office:value-type="float" office:value="65.6">
            <text:p>65.6</text:p>
          </table:table-cell>
          <table:table-cell office:value-type="string">
            <text:p>71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14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14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14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14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14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7:::secs:</text:p>
          </table:table-cell>
          <table:table-cell office:value-type="float" office:value="2.47">
            <text:p>2.47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6:::secs:</text:p>
          </table:table-cell>
          <table:table-cell office:value-type="float" office:value="2.46">
            <text:p>2.46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6:::secs:</text:p>
          </table:table-cell>
          <table:table-cell office:value-type="float" office:value="2.46">
            <text:p>2.46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5:::secs:</text:p>
          </table:table-cell>
          <table:table-cell office:value-type="float" office:value="2.45">
            <text:p>2.45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7:::secs:</text:p>
          </table:table-cell>
          <table:table-cell office:value-type="float" office:value="2.47">
            <text:p>2.47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0.85:::secs:</text:p>
          </table:table-cell>
          <table:table-cell office:value-type="float" office:value="210.85">
            <text:p>210.85</text:p>
          </table:table-cell>
          <table:table-cell office:value-type="string">
            <text:p>82084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9.72:::secs:</text:p>
          </table:table-cell>
          <table:table-cell office:value-type="float" office:value="139.72">
            <text:p>139.72</text:p>
          </table:table-cell>
          <table:table-cell office:value-type="string">
            <text:p>8208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50:::secs:</text:p>
          </table:table-cell>
          <table:table-cell office:value-type="float" office:value="141.5">
            <text:p>141.5</text:p>
          </table:table-cell>
          <table:table-cell office:value-type="string">
            <text:p>82084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6.33:::secs:</text:p>
          </table:table-cell>
          <table:table-cell office:value-type="float" office:value="146.33">
            <text:p>146.33</text:p>
          </table:table-cell>
          <table:table-cell office:value-type="string">
            <text:p>8208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5.58:::secs:</text:p>
          </table:table-cell>
          <table:table-cell office:value-type="float" office:value="145.58">
            <text:p>145.58</text:p>
          </table:table-cell>
          <table:table-cell office:value-type="string">
            <text:p>8208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0.49:::secs:</text:p>
          </table:table-cell>
          <table:table-cell office:value-type="float" office:value="140.49">
            <text:p>140.49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3.94:::secs:</text:p>
          </table:table-cell>
          <table:table-cell office:value-type="float" office:value="133.94">
            <text:p>133.94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8.99:::secs:</text:p>
          </table:table-cell>
          <table:table-cell office:value-type="float" office:value="138.99">
            <text:p>138.99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51:::secs:</text:p>
          </table:table-cell>
          <table:table-cell office:value-type="float" office:value="141.51">
            <text:p>141.51</text:p>
          </table:table-cell>
          <table:table-cell office:value-type="string">
            <text:p>7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3.79:::secs:</text:p>
          </table:table-cell>
          <table:table-cell office:value-type="float" office:value="143.79">
            <text:p>143.79</text:p>
          </table:table-cell>
          <table:table-cell office:value-type="string">
            <text:p>7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14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9:::secs:</text:p>
          </table:table-cell>
          <table:table-cell office:value-type="float" office:value="1.99">
            <text:p>1.99</text:p>
          </table:table-cell>
          <table:table-cell office:value-type="string">
            <text:p>14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9:::secs:</text:p>
          </table:table-cell>
          <table:table-cell office:value-type="float" office:value="1.99">
            <text:p>1.99</text:p>
          </table:table-cell>
          <table:table-cell office:value-type="string">
            <text:p>14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4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4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0:::secs:</text:p>
          </table:table-cell>
          <table:table-cell office:value-type="float" office:value="4.9">
            <text:p>4.9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2:::secs:</text:p>
          </table:table-cell>
          <table:table-cell office:value-type="float" office:value="4.92">
            <text:p>4.92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3:::secs:</text:p>
          </table:table-cell>
          <table:table-cell office:value-type="float" office:value="4.93">
            <text:p>4.93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94:::secs:</text:p>
          </table:table-cell>
          <table:table-cell office:value-type="float" office:value="4.94">
            <text:p>4.94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87:::secs:</text:p>
          </table:table-cell>
          <table:table-cell office:value-type="float" office:value="4.87">
            <text:p>4.87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0.57:::secs:</text:p>
          </table:table-cell>
          <table:table-cell office:value-type="float" office:value="590.57">
            <text:p>590.57</text:p>
          </table:table-cell>
          <table:table-cell office:value-type="string">
            <text:p>82155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0.64:::secs:</text:p>
          </table:table-cell>
          <table:table-cell office:value-type="float" office:value="590.64">
            <text:p>590.64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6.45:::secs:</text:p>
          </table:table-cell>
          <table:table-cell office:value-type="float" office:value="586.45">
            <text:p>586.45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2.66:::secs:</text:p>
          </table:table-cell>
          <table:table-cell office:value-type="float" office:value="602.66">
            <text:p>602.66</text:p>
          </table:table-cell>
          <table:table-cell office:value-type="string">
            <text:p>8215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5.35:::secs:</text:p>
          </table:table-cell>
          <table:table-cell office:value-type="float" office:value="615.35">
            <text:p>615.35</text:p>
          </table:table-cell>
          <table:table-cell office:value-type="string">
            <text:p>82154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48.08:::secs:</text:p>
          </table:table-cell>
          <table:table-cell office:value-type="float" office:value="548.08">
            <text:p>548.08</text:p>
          </table:table-cell>
          <table:table-cell office:value-type="string">
            <text:p>77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6.62:::secs:</text:p>
          </table:table-cell>
          <table:table-cell office:value-type="float" office:value="566.62">
            <text:p>566.62</text:p>
          </table:table-cell>
          <table:table-cell office:value-type="string">
            <text:p>7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7.82:::secs:</text:p>
          </table:table-cell>
          <table:table-cell office:value-type="float" office:value="567.82">
            <text:p>567.82</text:p>
          </table:table-cell>
          <table:table-cell office:value-type="string">
            <text:p>77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0.47:::secs:</text:p>
          </table:table-cell>
          <table:table-cell office:value-type="float" office:value="580.47">
            <text:p>580.47</text:p>
          </table:table-cell>
          <table:table-cell office:value-type="string">
            <text:p>7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9.56:::secs:</text:p>
          </table:table-cell>
          <table:table-cell office:value-type="float" office:value="589.56">
            <text:p>589.56</text:p>
          </table:table-cell>
          <table:table-cell office:value-type="string">
            <text:p>77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.78:::secs:</text:p>
          </table:table-cell>
          <table:table-cell office:value-type="float" office:value="119.78">
            <text:p>119.78</text:p>
          </table:table-cell>
          <table:table-cell office:value-type="string">
            <text:p>14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6.76:::secs:</text:p>
          </table:table-cell>
          <table:table-cell office:value-type="float" office:value="116.76">
            <text:p>116.76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.58:::secs:</text:p>
          </table:table-cell>
          <table:table-cell office:value-type="float" office:value="119.58">
            <text:p>119.58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.76:::secs:</text:p>
          </table:table-cell>
          <table:table-cell office:value-type="float" office:value="75.76">
            <text:p>75.76</text:p>
          </table:table-cell>
          <table:table-cell office:value-type="string">
            <text:p>14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61:::secs:</text:p>
          </table:table-cell>
          <table:table-cell office:value-type="float" office:value="11.61">
            <text:p>11.61</text:p>
          </table:table-cell>
          <table:table-cell office:value-type="string">
            <text:p>14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2.81:::secs:</text:p>
          </table:table-cell>
          <table:table-cell office:value-type="float" office:value="22.81">
            <text:p>22.81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11:::secs:</text:p>
          </table:table-cell>
          <table:table-cell office:value-type="float" office:value="21.11">
            <text:p>21.11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86:::secs:</text:p>
          </table:table-cell>
          <table:table-cell office:value-type="float" office:value="10.86">
            <text:p>10.86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72:::secs:</text:p>
          </table:table-cell>
          <table:table-cell office:value-type="float" office:value="10.72">
            <text:p>10.72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82:::secs:</text:p>
          </table:table-cell>
          <table:table-cell office:value-type="float" office:value="10.82">
            <text:p>10.82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91.68:::secs:</text:p>
          </table:table-cell>
          <table:table-cell office:value-type="float" office:value="1991.68">
            <text:p>1991.68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72.84:::secs:</text:p>
          </table:table-cell>
          <table:table-cell office:value-type="float" office:value="1972.84">
            <text:p>1972.84</text:p>
          </table:table-cell>
          <table:table-cell office:value-type="string">
            <text:p>796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37.09:::secs:</text:p>
          </table:table-cell>
          <table:table-cell office:value-type="float" office:value="1937.09">
            <text:p>1937.09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29.23:::secs:</text:p>
          </table:table-cell>
          <table:table-cell office:value-type="float" office:value="2029.23">
            <text:p>2029.23</text:p>
          </table:table-cell>
          <table:table-cell office:value-type="string">
            <text:p>7968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11.34:::secs:</text:p>
          </table:table-cell>
          <table:table-cell office:value-type="float" office:value="2011.34">
            <text:p>2011.34</text:p>
          </table:table-cell>
          <table:table-cell office:value-type="string">
            <text:p>7968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22.89:::secs:</text:p>
          </table:table-cell>
          <table:table-cell office:value-type="float" office:value="1922.89">
            <text:p>1922.89</text:p>
          </table:table-cell>
          <table:table-cell office:value-type="string">
            <text:p>79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35.21:::secs:</text:p>
          </table:table-cell>
          <table:table-cell office:value-type="float" office:value="2035.21">
            <text:p>2035.21</text:p>
          </table:table-cell>
          <table:table-cell office:value-type="string">
            <text:p>79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81.42:::secs:</text:p>
          </table:table-cell>
          <table:table-cell office:value-type="float" office:value="1981.42">
            <text:p>1981.42</text:p>
          </table:table-cell>
          <table:table-cell office:value-type="string">
            <text:p>79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50.59:::secs:</text:p>
          </table:table-cell>
          <table:table-cell office:value-type="float" office:value="2050.59">
            <text:p>2050.59</text:p>
          </table:table-cell>
          <table:table-cell office:value-type="string">
            <text:p>79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081.80:::secs:</text:p>
          </table:table-cell>
          <table:table-cell office:value-type="float" office:value="2081.8">
            <text:p>2081.8</text:p>
          </table:table-cell>
          <table:table-cell office:value-type="string">
            <text:p>79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28.31:::secs:</text:p>
          </table:table-cell>
          <table:table-cell office:value-type="float" office:value="628.31">
            <text:p>628.31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8.13:::secs:</text:p>
          </table:table-cell>
          <table:table-cell office:value-type="float" office:value="658.13">
            <text:p>658.13</text:p>
          </table:table-cell>
          <table:table-cell office:value-type="string">
            <text:p>14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38.11:::secs:</text:p>
          </table:table-cell>
          <table:table-cell office:value-type="float" office:value="638.11">
            <text:p>638.11</text:p>
          </table:table-cell>
          <table:table-cell office:value-type="string">
            <text:p>14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9.18:::secs:</text:p>
          </table:table-cell>
          <table:table-cell office:value-type="float" office:value="609.18">
            <text:p>609.18</text:p>
          </table:table-cell>
          <table:table-cell office:value-type="string">
            <text:p>14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7.21:::secs:</text:p>
          </table:table-cell>
          <table:table-cell office:value-type="float" office:value="647.21">
            <text:p>647.21</text:p>
          </table:table-cell>
          <table:table-cell office:value-type="string">
            <text:p>14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8.60:::secs:</text:p>
          </table:table-cell>
          <table:table-cell office:value-type="float" office:value="608.6">
            <text:p>608.6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3.77:::secs:</text:p>
          </table:table-cell>
          <table:table-cell office:value-type="float" office:value="673.77">
            <text:p>673.77</text:p>
          </table:table-cell>
          <table:table-cell office:value-type="string">
            <text:p>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1.09:::secs:</text:p>
          </table:table-cell>
          <table:table-cell office:value-type="float" office:value="611.09">
            <text:p>611.09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2.52:::secs:</text:p>
          </table:table-cell>
          <table:table-cell office:value-type="float" office:value="662.52">
            <text:p>662.52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08.11:::secs:</text:p>
          </table:table-cell>
          <table:table-cell office:value-type="float" office:value="608.11">
            <text:p>608.11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2" table:number-rows-repeated="104827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ivot Table - Level 1" table:style-name="ta1">
        <table:table-column table:style-name="co13" table:default-cell-style-name="ce4"/>
        <table:table-column table:style-name="co14" table:default-cell-style-name="ce9"/>
        <table:table-column table:style-name="co11" table:default-cell-style-name="Pivot_20_Table_20_Value"/>
        <table:table-column table:style-name="co15" table:default-cell-style-name="Pivot_20_Table_20_Value"/>
        <table:table-column table:style-name="co16" table:default-cell-style-name="ce18"/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Verb</text:p>
          </table:table-cell>
          <table:table-cell table:style-name="ce11" table:number-columns-repeated="2"/>
          <table:table-cell table:style-name="ce15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GetRecord</text:p>
          </table:table-cell>
          <table:table-cell table:style-name="ce12" office:value-type="string">
            <text:p>ListIdentifiers</text:p>
          </table:table-cell>
          <table:table-cell table:style-name="ce12" office:value-type="string">
            <text:p>ListRecords</text:p>
          </table:table-cell>
          <table:table-cell table:style-name="ce16" office:value-type="string">
            <text:p>ListSets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01">
            <text:p>0.01</text:p>
          </table:table-cell>
          <table:table-cell table:style-name="ce13" office:value-type="float" office:value="0.01">
            <text:p>0.01</text:p>
          </table:table-cell>
          <table:table-cell table:style-name="ce13" office:value-type="float" office:value="0.48">
            <text:p>0.48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0.59">
            <text:p>0.59</text:p>
          </table:table-cell>
          <table:table-cell office:value-type="float" office:value="13.38">
            <text:p>13.38</text:p>
          </table:table-cell>
          <table:table-cell office:value-type="float" office:value="18.9">
            <text:p>18.9</text:p>
          </table:table-cell>
          <table:table-cell office:value-type="float" office:value="0.24">
            <text:p>0.24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.2">
            <text:p>1.2</text:p>
          </table:table-cell>
          <table:table-cell office:value-type="float" office:value="28.46">
            <text:p>28.46</text:p>
          </table:table-cell>
          <table:table-cell office:value-type="float" office:value="33.46">
            <text:p>33.46</text:p>
          </table:table-cell>
          <table:table-cell office:value-type="float" office:value="0.49">
            <text:p>0.49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.45">
            <text:p>2.45</text:p>
          </table:table-cell>
          <table:table-cell office:value-type="float" office:value="61.86">
            <text:p>61.86</text:p>
          </table:table-cell>
          <table:table-cell office:value-type="float" office:value="66.95">
            <text:p>66.95</text:p>
          </table:table-cell>
          <table:table-cell office:value-type="float" office:value="0.99">
            <text:p>0.99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4.87">
            <text:p>4.87</text:p>
          </table:table-cell>
          <table:table-cell office:value-type="float" office:value="133.94">
            <text:p>133.94</text:p>
          </table:table-cell>
          <table:table-cell office:value-type="float" office:value="139.72">
            <text:p>139.72</text:p>
          </table:table-cell>
          <table:table-cell office:value-type="float" office:value="1.99">
            <text:p>1.99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10.72">
            <text:p>10.72</text:p>
          </table:table-cell>
          <table:table-cell office:value-type="float" office:value="548.08">
            <text:p>548.08</text:p>
          </table:table-cell>
          <table:table-cell office:value-type="float" office:value="586.45">
            <text:p>586.45</text:p>
          </table:table-cell>
          <table:table-cell office:value-type="float" office:value="11.61">
            <text:p>11.61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608.11">
            <text:p>608.11</text:p>
          </table:table-cell>
          <table:table-cell office:value-type="float" office:value="1922.89">
            <text:p>1922.89</text:p>
          </table:table-cell>
          <table:table-cell office:value-type="float" office:value="1937.09">
            <text:p>1937.09</text:p>
          </table:table-cell>
          <table:table-cell office:value-type="float" office:value="609.18">
            <text:p>609.18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0.98">
            <text:p>0.98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4.12">
            <text:p>4.12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0.02">
            <text:p>0.02</text:p>
          </table:table-cell>
          <table:table-cell office:value-type="float" office:value="0.39">
            <text:p>0.39</text:p>
          </table:table-cell>
          <table:table-cell office:value-type="float" office:value="5.41">
            <text:p>5.41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0.05">
            <text:p>0.05</text:p>
          </table:table-cell>
          <table:table-cell office:value-type="float" office:value="0.77">
            <text:p>0.77</text:p>
          </table:table-cell>
          <table:table-cell office:value-type="float" office:value="5.94">
            <text:p>5.94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0.08">
            <text:p>0.08</text:p>
          </table:table-cell>
          <table:table-cell office:value-type="float" office:value="1.53">
            <text:p>1.53</text:p>
          </table:table-cell>
          <table:table-cell office:value-type="float" office:value="6.73">
            <text:p>6.73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0.15">
            <text:p>0.15</text:p>
          </table:table-cell>
          <table:table-cell office:value-type="float" office:value="3.09">
            <text:p>3.09</text:p>
          </table:table-cell>
          <table:table-cell office:value-type="float" office:value="8.37">
            <text:p>8.37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0.3">
            <text:p>0.3</text:p>
          </table:table-cell>
          <table:table-cell table:style-name="ce14" office:value-type="float" office:value="6.25">
            <text:p>6.25</text:p>
          </table:table-cell>
          <table:table-cell table:style-name="ce14" office:value-type="float" office:value="11.68">
            <text:p>11.68</text:p>
          </table:table-cell>
          <table:table-cell table:style-name="ce19" office:value-type="float" office:value="0.12">
            <text:p>0.12</text:p>
          </table:table-cell>
        </table:table-row>
      </table:table>
      <table:table table:name="Level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8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94:::secs:</text:p>
          </table:table-cell>
          <table:table-cell office:value-type="float" office:value="1.94">
            <text:p>1.94</text:p>
          </table:table-cell>
          <table:table-cell office:value-type="string">
            <text:p>34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42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5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3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97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7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9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1:::secs:</text:p>
          </table:table-cell>
          <table:table-cell office:value-type="float" office:value="2.41">
            <text:p>2.4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50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32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3:::secs:</text:p>
          </table:table-cell>
          <table:table-cell office:value-type="float" office:value="3.23">
            <text:p>3.23</text:p>
          </table:table-cell>
          <table:table-cell office:value-type="string">
            <text:p>1250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1:::secs:</text:p>
          </table:table-cell>
          <table:table-cell office:value-type="float" office:value="2.01">
            <text:p>2.01</text:p>
          </table:table-cell>
          <table:table-cell office:value-type="string">
            <text:p>1250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0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0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3:::secs:</text:p>
          </table:table-cell>
          <table:table-cell office:value-type="float" office:value="2.03">
            <text:p>2.03</text:p>
          </table:table-cell>
          <table:table-cell office:value-type="string">
            <text:p>1250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434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06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89:::secs:</text:p>
          </table:table-cell>
          <table:table-cell office:value-type="float" office:value="5.89">
            <text:p>5.89</text:p>
          </table:table-cell>
          <table:table-cell office:value-type="string">
            <text:p>2433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17:::secs:</text:p>
          </table:table-cell>
          <table:table-cell office:value-type="float" office:value="4.17">
            <text:p>4.17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5:::secs:</text:p>
          </table:table-cell>
          <table:table-cell office:value-type="float" office:value="4.25">
            <text:p>4.25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7:::secs:</text:p>
          </table:table-cell>
          <table:table-cell office:value-type="float" office:value="4.27">
            <text:p>4.27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7:::secs:</text:p>
          </table:table-cell>
          <table:table-cell office:value-type="float" office:value="4.27">
            <text:p>4.27</text:p>
          </table:table-cell>
          <table:table-cell office:value-type="string">
            <text:p>2433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77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8:::secs:</text:p>
          </table:table-cell>
          <table:table-cell office:value-type="float" office:value="0.18">
            <text:p>0.18</text:p>
          </table:table-cell>
          <table:table-cell office:value-type="string">
            <text:p>77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77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77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77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7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95:::secs:</text:p>
          </table:table-cell>
          <table:table-cell office:value-type="float" office:value="7.95">
            <text:p>7.95</text:p>
          </table:table-cell>
          <table:table-cell office:value-type="string">
            <text:p>182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47:::secs:</text:p>
          </table:table-cell>
          <table:table-cell office:value-type="float" office:value="5.47">
            <text:p>5.47</text:p>
          </table:table-cell>
          <table:table-cell office:value-type="string">
            <text:p>182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1:::secs:</text:p>
          </table:table-cell>
          <table:table-cell office:value-type="float" office:value="5.51">
            <text:p>5.51</text:p>
          </table:table-cell>
          <table:table-cell office:value-type="string">
            <text:p>1821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1:::secs:</text:p>
          </table:table-cell>
          <table:table-cell office:value-type="float" office:value="5.51">
            <text:p>5.51</text:p>
          </table:table-cell>
          <table:table-cell office:value-type="string">
            <text:p>182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6:::secs:</text:p>
          </table:table-cell>
          <table:table-cell office:value-type="float" office:value="5.56">
            <text:p>5.56</text:p>
          </table:table-cell>
          <table:table-cell office:value-type="string">
            <text:p>1821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1:::secs:</text:p>
          </table:table-cell>
          <table:table-cell office:value-type="float" office:value="0.41">
            <text:p>0.41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2:::secs:</text:p>
          </table:table-cell>
          <table:table-cell office:value-type="float" office:value="0.42">
            <text:p>0.42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2:::secs:</text:p>
          </table:table-cell>
          <table:table-cell office:value-type="float" office:value="0.42">
            <text:p>0.42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2:::secs:</text:p>
          </table:table-cell>
          <table:table-cell office:value-type="float" office:value="0.42">
            <text:p>0.42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2:::secs:</text:p>
          </table:table-cell>
          <table:table-cell office:value-type="float" office:value="0.42">
            <text:p>0.42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40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34:::secs:</text:p>
          </table:table-cell>
          <table:table-cell office:value-type="float" office:value="9.34">
            <text:p>9.34</text:p>
          </table:table-cell>
          <table:table-cell office:value-type="string">
            <text:p>2370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9:::secs:</text:p>
          </table:table-cell>
          <table:table-cell office:value-type="float" office:value="5.99">
            <text:p>5.99</text:p>
          </table:table-cell>
          <table:table-cell office:value-type="string">
            <text:p>2370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7:::secs:</text:p>
          </table:table-cell>
          <table:table-cell office:value-type="float" office:value="5.97">
            <text:p>5.97</text:p>
          </table:table-cell>
          <table:table-cell office:value-type="string">
            <text:p>2370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9:::secs:</text:p>
          </table:table-cell>
          <table:table-cell office:value-type="float" office:value="5.99">
            <text:p>5.99</text:p>
          </table:table-cell>
          <table:table-cell office:value-type="string">
            <text:p>2370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99:::secs:</text:p>
          </table:table-cell>
          <table:table-cell office:value-type="float" office:value="5.99">
            <text:p>5.99</text:p>
          </table:table-cell>
          <table:table-cell office:value-type="string">
            <text:p>2370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0:::secs:</text:p>
          </table:table-cell>
          <table:table-cell office:value-type="float" office:value="0.8">
            <text:p>0.8</text:p>
          </table:table-cell>
          <table:table-cell office:value-type="string">
            <text:p>83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0:::secs:</text:p>
          </table:table-cell>
          <table:table-cell office:value-type="float" office:value="0.8">
            <text:p>0.8</text:p>
          </table:table-cell>
          <table:table-cell office:value-type="string">
            <text:p>8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0:::secs:</text:p>
          </table:table-cell>
          <table:table-cell office:value-type="float" office:value="0.8">
            <text:p>0.8</text:p>
          </table:table-cell>
          <table:table-cell office:value-type="string">
            <text:p>8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1:::secs:</text:p>
          </table:table-cell>
          <table:table-cell office:value-type="float" office:value="0.81">
            <text:p>0.81</text:p>
          </table:table-cell>
          <table:table-cell office:value-type="string">
            <text:p>8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1:::secs:</text:p>
          </table:table-cell>
          <table:table-cell office:value-type="float" office:value="0.81">
            <text:p>0.81</text:p>
          </table:table-cell>
          <table:table-cell office:value-type="string">
            <text:p>8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52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.64:::secs:</text:p>
          </table:table-cell>
          <table:table-cell office:value-type="float" office:value="10.64">
            <text:p>10.64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0:::secs:</text:p>
          </table:table-cell>
          <table:table-cell office:value-type="float" office:value="6.8">
            <text:p>6.8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1:::secs:</text:p>
          </table:table-cell>
          <table:table-cell office:value-type="float" office:value="6.81">
            <text:p>6.81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78:::secs:</text:p>
          </table:table-cell>
          <table:table-cell office:value-type="float" office:value="6.78">
            <text:p>6.78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82:::secs:</text:p>
          </table:table-cell>
          <table:table-cell office:value-type="float" office:value="6.82">
            <text:p>6.82</text:p>
          </table:table-cell>
          <table:table-cell office:value-type="string">
            <text:p>3200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7:::secs:</text:p>
          </table:table-cell>
          <table:table-cell office:value-type="float" office:value="1.57">
            <text:p>1.57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9:::secs:</text:p>
          </table:table-cell>
          <table:table-cell office:value-type="float" office:value="1.59">
            <text:p>1.59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9:::secs:</text:p>
          </table:table-cell>
          <table:table-cell office:value-type="float" office:value="1.59">
            <text:p>1.59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8:::secs:</text:p>
          </table:table-cell>
          <table:table-cell office:value-type="float" office:value="1.58">
            <text:p>1.58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9:::secs:</text:p>
          </table:table-cell>
          <table:table-cell office:value-type="float" office:value="1.59">
            <text:p>1.59</text:p>
          </table:table-cell>
          <table:table-cell office:value-type="string">
            <text:p>8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7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03:::secs:</text:p>
          </table:table-cell>
          <table:table-cell office:value-type="float" office:value="12.03">
            <text:p>12.03</text:p>
          </table:table-cell>
          <table:table-cell office:value-type="string">
            <text:p>470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49:::secs:</text:p>
          </table:table-cell>
          <table:table-cell office:value-type="float" office:value="8.49">
            <text:p>8.49</text:p>
          </table:table-cell>
          <table:table-cell office:value-type="string">
            <text:p>47063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59:::secs:</text:p>
          </table:table-cell>
          <table:table-cell office:value-type="float" office:value="8.59">
            <text:p>8.59</text:p>
          </table:table-cell>
          <table:table-cell office:value-type="string">
            <text:p>470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2:::secs:</text:p>
          </table:table-cell>
          <table:table-cell office:value-type="float" office:value="8.62">
            <text:p>8.62</text:p>
          </table:table-cell>
          <table:table-cell office:value-type="string">
            <text:p>4706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65:::secs:</text:p>
          </table:table-cell>
          <table:table-cell office:value-type="float" office:value="8.65">
            <text:p>8.65</text:p>
          </table:table-cell>
          <table:table-cell office:value-type="string">
            <text:p>4706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6:::secs:</text:p>
          </table:table-cell>
          <table:table-cell office:value-type="float" office:value="3.16">
            <text:p>3.16</text:p>
          </table:table-cell>
          <table:table-cell office:value-type="string">
            <text:p>82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1:::secs:</text:p>
          </table:table-cell>
          <table:table-cell office:value-type="float" office:value="3.21">
            <text:p>3.21</text:p>
          </table:table-cell>
          <table:table-cell office:value-type="string">
            <text:p>8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8:::secs:</text:p>
          </table:table-cell>
          <table:table-cell office:value-type="float" office:value="3.18">
            <text:p>3.18</text:p>
          </table:table-cell>
          <table:table-cell office:value-type="string">
            <text:p>8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4:::secs:</text:p>
          </table:table-cell>
          <table:table-cell office:value-type="float" office:value="3.24">
            <text:p>3.24</text:p>
          </table:table-cell>
          <table:table-cell office:value-type="string">
            <text:p>8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9:::secs:</text:p>
          </table:table-cell>
          <table:table-cell office:value-type="float" office:value="3.19">
            <text:p>3.19</text:p>
          </table:table-cell>
          <table:table-cell office:value-type="string">
            <text:p>8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96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96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96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3:::secs:</text:p>
          </table:table-cell>
          <table:table-cell office:value-type="float" office:value="0.13">
            <text:p>0.13</text:p>
          </table:table-cell>
          <table:table-cell office:value-type="string">
            <text:p>964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2:::secs:</text:p>
          </table:table-cell>
          <table:table-cell office:value-type="float" office:value="0.12">
            <text:p>0.12</text:p>
          </table:table-cell>
          <table:table-cell office:value-type="string">
            <text:p>96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40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4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.16:::secs:</text:p>
          </table:table-cell>
          <table:table-cell office:value-type="float" office:value="18.16">
            <text:p>18.16</text:p>
          </table:table-cell>
          <table:table-cell office:value-type="string">
            <text:p>720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.97:::secs:</text:p>
          </table:table-cell>
          <table:table-cell office:value-type="float" office:value="11.97">
            <text:p>11.97</text:p>
          </table:table-cell>
          <table:table-cell office:value-type="string">
            <text:p>720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28:::secs:</text:p>
          </table:table-cell>
          <table:table-cell office:value-type="float" office:value="12.28">
            <text:p>12.28</text:p>
          </table:table-cell>
          <table:table-cell office:value-type="string">
            <text:p>720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20:::secs:</text:p>
          </table:table-cell>
          <table:table-cell office:value-type="float" office:value="12.2">
            <text:p>12.2</text:p>
          </table:table-cell>
          <table:table-cell office:value-type="string">
            <text:p>720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29:::secs:</text:p>
          </table:table-cell>
          <table:table-cell office:value-type="float" office:value="12.29">
            <text:p>12.29</text:p>
          </table:table-cell>
          <table:table-cell office:value-type="string">
            <text:p>720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51:::secs:</text:p>
          </table:table-cell>
          <table:table-cell office:value-type="float" office:value="6.51">
            <text:p>6.51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47:::secs:</text:p>
          </table:table-cell>
          <table:table-cell office:value-type="float" office:value="6.47">
            <text:p>6.47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64:::secs:</text:p>
          </table:table-cell>
          <table:table-cell office:value-type="float" office:value="6.64">
            <text:p>6.64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53:::secs:</text:p>
          </table:table-cell>
          <table:table-cell office:value-type="float" office:value="6.53">
            <text:p>6.53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64:::secs:</text:p>
          </table:table-cell>
          <table:table-cell office:value-type="float" office:value="6.64">
            <text:p>6.64</text:p>
          </table:table-cell>
          <table:table-cell office:value-type="string">
            <text:p>58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0:::secs:</text:p>
          </table:table-cell>
          <table:table-cell office:value-type="float" office:value="0.2">
            <text:p>0.2</text:p>
          </table:table-cell>
          <table:table-cell office:value-type="string">
            <text:p>115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4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66:::secs:</text:p>
          </table:table-cell>
          <table:table-cell office:value-type="float" office:value="29.66">
            <text:p>29.66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10:::secs:</text:p>
          </table:table-cell>
          <table:table-cell office:value-type="float" office:value="19.1">
            <text:p>19.1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63:::secs:</text:p>
          </table:table-cell>
          <table:table-cell office:value-type="float" office:value="19.63">
            <text:p>19.63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48:::secs:</text:p>
          </table:table-cell>
          <table:table-cell office:value-type="float" office:value="19.48">
            <text:p>19.48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94:::secs:</text:p>
          </table:table-cell>
          <table:table-cell office:value-type="float" office:value="19.94">
            <text:p>19.94</text:p>
          </table:table-cell>
          <table:table-cell office:value-type="string">
            <text:p>7717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45:::secs:</text:p>
          </table:table-cell>
          <table:table-cell office:value-type="float" office:value="13.45">
            <text:p>13.45</text:p>
          </table:table-cell>
          <table:table-cell office:value-type="string">
            <text:p>4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82:::secs:</text:p>
          </table:table-cell>
          <table:table-cell office:value-type="float" office:value="13.82">
            <text:p>13.82</text:p>
          </table:table-cell>
          <table:table-cell office:value-type="string">
            <text:p>4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68:::secs:</text:p>
          </table:table-cell>
          <table:table-cell office:value-type="float" office:value="13.68">
            <text:p>13.68</text:p>
          </table:table-cell>
          <table:table-cell office:value-type="string">
            <text:p>4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14:::secs:</text:p>
          </table:table-cell>
          <table:table-cell office:value-type="float" office:value="14.14">
            <text:p>14.14</text:p>
          </table:table-cell>
          <table:table-cell office:value-type="string">
            <text:p>48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61:::secs:</text:p>
          </table:table-cell>
          <table:table-cell office:value-type="float" office:value="13.61">
            <text:p>13.61</text:p>
          </table:table-cell>
          <table:table-cell office:value-type="string">
            <text:p>48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4:::secs:</text:p>
          </table:table-cell>
          <table:table-cell office:value-type="float" office:value="0.34">
            <text:p>0.34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4:::secs:</text:p>
          </table:table-cell>
          <table:table-cell office:value-type="float" office:value="0.34">
            <text:p>0.34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144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8:::secs:</text:p>
          </table:table-cell>
          <table:table-cell office:value-type="float" office:value="0.68">
            <text:p>0.68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8.69:::secs:</text:p>
          </table:table-cell>
          <table:table-cell office:value-type="float" office:value="48.69">
            <text:p>48.69</text:p>
          </table:table-cell>
          <table:table-cell office:value-type="string">
            <text:p>743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63:::secs:</text:p>
          </table:table-cell>
          <table:table-cell office:value-type="float" office:value="34.63">
            <text:p>34.63</text:p>
          </table:table-cell>
          <table:table-cell office:value-type="string">
            <text:p>7432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6.19:::secs:</text:p>
          </table:table-cell>
          <table:table-cell office:value-type="float" office:value="36.19">
            <text:p>36.19</text:p>
          </table:table-cell>
          <table:table-cell office:value-type="string">
            <text:p>7432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24:::secs:</text:p>
          </table:table-cell>
          <table:table-cell office:value-type="float" office:value="35.24">
            <text:p>35.24</text:p>
          </table:table-cell>
          <table:table-cell office:value-type="string">
            <text:p>7432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68:::secs:</text:p>
          </table:table-cell>
          <table:table-cell office:value-type="float" office:value="35.68">
            <text:p>35.68</text:p>
          </table:table-cell>
          <table:table-cell office:value-type="string">
            <text:p>7432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37:::secs:</text:p>
          </table:table-cell>
          <table:table-cell office:value-type="float" office:value="29.37">
            <text:p>29.37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98:::secs:</text:p>
          </table:table-cell>
          <table:table-cell office:value-type="float" office:value="29.98">
            <text:p>29.98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87:::secs:</text:p>
          </table:table-cell>
          <table:table-cell office:value-type="float" office:value="29.87">
            <text:p>29.87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20:::secs:</text:p>
          </table:table-cell>
          <table:table-cell office:value-type="float" office:value="30.2">
            <text:p>30.2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84:::secs:</text:p>
          </table:table-cell>
          <table:table-cell office:value-type="float" office:value="30.84">
            <text:p>30.84</text:p>
          </table:table-cell>
          <table:table-cell office:value-type="string">
            <text:p>506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4:::secs:</text:p>
          </table:table-cell>
          <table:table-cell office:value-type="float" office:value="0.64">
            <text:p>0.64</text:p>
          </table:table-cell>
          <table:table-cell office:value-type="string">
            <text:p>174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74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74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2:::secs:</text:p>
          </table:table-cell>
          <table:table-cell office:value-type="float" office:value="0.62">
            <text:p>0.62</text:p>
          </table:table-cell>
          <table:table-cell office:value-type="string">
            <text:p>1746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63:::secs:</text:p>
          </table:table-cell>
          <table:table-cell office:value-type="float" office:value="0.63">
            <text:p>0.63</text:p>
          </table:table-cell>
          <table:table-cell office:value-type="string">
            <text:p>174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2:::secs:</text:p>
          </table:table-cell>
          <table:table-cell office:value-type="float" office:value="1.32">
            <text:p>1.3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3:::secs:</text:p>
          </table:table-cell>
          <table:table-cell office:value-type="float" office:value="1.33">
            <text:p>1.33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2:::secs:</text:p>
          </table:table-cell>
          <table:table-cell office:value-type="float" office:value="1.32">
            <text:p>1.3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3:::secs:</text:p>
          </table:table-cell>
          <table:table-cell office:value-type="float" office:value="1.33">
            <text:p>1.33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32:::secs:</text:p>
          </table:table-cell>
          <table:table-cell office:value-type="float" office:value="1.32">
            <text:p>1.32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0.59:::secs:</text:p>
          </table:table-cell>
          <table:table-cell office:value-type="float" office:value="90.59">
            <text:p>90.59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9.82:::secs:</text:p>
          </table:table-cell>
          <table:table-cell office:value-type="float" office:value="69.82">
            <text:p>69.82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.94:::secs:</text:p>
          </table:table-cell>
          <table:table-cell office:value-type="float" office:value="71.94">
            <text:p>71.94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2.58:::secs:</text:p>
          </table:table-cell>
          <table:table-cell office:value-type="float" office:value="72.58">
            <text:p>72.58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2.27:::secs:</text:p>
          </table:table-cell>
          <table:table-cell office:value-type="float" office:value="72.27">
            <text:p>72.27</text:p>
          </table:table-cell>
          <table:table-cell office:value-type="string">
            <text:p>9139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4.93:::secs:</text:p>
          </table:table-cell>
          <table:table-cell office:value-type="float" office:value="64.93">
            <text:p>64.93</text:p>
          </table:table-cell>
          <table:table-cell office:value-type="string">
            <text:p>53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.66:::secs:</text:p>
          </table:table-cell>
          <table:table-cell office:value-type="float" office:value="66.66">
            <text:p>66.66</text:p>
          </table:table-cell>
          <table:table-cell office:value-type="string">
            <text:p>5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39:::secs:</text:p>
          </table:table-cell>
          <table:table-cell office:value-type="float" office:value="67.39">
            <text:p>67.39</text:p>
          </table:table-cell>
          <table:table-cell office:value-type="string">
            <text:p>53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7.90:::secs:</text:p>
          </table:table-cell>
          <table:table-cell office:value-type="float" office:value="67.9">
            <text:p>67.9</text:p>
          </table:table-cell>
          <table:table-cell office:value-type="string">
            <text:p>5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6.02:::secs:</text:p>
          </table:table-cell>
          <table:table-cell office:value-type="float" office:value="66.02">
            <text:p>66.02</text:p>
          </table:table-cell>
          <table:table-cell office:value-type="string">
            <text:p>53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201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9:::secs:</text:p>
          </table:table-cell>
          <table:table-cell office:value-type="float" office:value="1.19">
            <text:p>1.19</text:p>
          </table:table-cell>
          <table:table-cell office:value-type="string">
            <text:p>201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201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19:::secs:</text:p>
          </table:table-cell>
          <table:table-cell office:value-type="float" office:value="1.19">
            <text:p>1.19</text:p>
          </table:table-cell>
          <table:table-cell office:value-type="string">
            <text:p>201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20:::secs:</text:p>
          </table:table-cell>
          <table:table-cell office:value-type="float" office:value="1.2">
            <text:p>1.2</text:p>
          </table:table-cell>
          <table:table-cell office:value-type="string">
            <text:p>201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6:::secs:</text:p>
          </table:table-cell>
          <table:table-cell office:value-type="float" office:value="2.66">
            <text:p>2.66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5:::secs:</text:p>
          </table:table-cell>
          <table:table-cell office:value-type="float" office:value="2.65">
            <text:p>2.65</text:p>
          </table:table-cell>
          <table:table-cell office:value-type="string">
            <text:p>4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6:::secs:</text:p>
          </table:table-cell>
          <table:table-cell office:value-type="float" office:value="2.66">
            <text:p>2.66</text:p>
          </table:table-cell>
          <table:table-cell office:value-type="string">
            <text:p>4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3:::secs:</text:p>
          </table:table-cell>
          <table:table-cell office:value-type="float" office:value="2.63">
            <text:p>2.63</text:p>
          </table:table-cell>
          <table:table-cell office:value-type="string">
            <text:p>4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64:::secs:</text:p>
          </table:table-cell>
          <table:table-cell office:value-type="float" office:value="2.64">
            <text:p>2.64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85.46:::secs:</text:p>
          </table:table-cell>
          <table:table-cell office:value-type="float" office:value="185.46">
            <text:p>185.46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7.83:::secs:</text:p>
          </table:table-cell>
          <table:table-cell office:value-type="float" office:value="147.83">
            <text:p>147.83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2.61:::secs:</text:p>
          </table:table-cell>
          <table:table-cell office:value-type="float" office:value="152.61">
            <text:p>152.61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8.73:::secs:</text:p>
          </table:table-cell>
          <table:table-cell office:value-type="float" office:value="148.73">
            <text:p>148.73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6.54:::secs:</text:p>
          </table:table-cell>
          <table:table-cell office:value-type="float" office:value="156.54">
            <text:p>156.54</text:p>
          </table:table-cell>
          <table:table-cell office:value-type="string">
            <text:p>8969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48:::secs:</text:p>
          </table:table-cell>
          <table:table-cell office:value-type="float" office:value="141.48">
            <text:p>141.48</text:p>
          </table:table-cell>
          <table:table-cell office:value-type="string">
            <text:p>58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.09:::secs:</text:p>
          </table:table-cell>
          <table:table-cell office:value-type="float" office:value="142.09">
            <text:p>142.09</text:p>
          </table:table-cell>
          <table:table-cell office:value-type="string">
            <text:p>58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3.05:::secs:</text:p>
          </table:table-cell>
          <table:table-cell office:value-type="float" office:value="143.05">
            <text:p>143.05</text:p>
          </table:table-cell>
          <table:table-cell office:value-type="string">
            <text:p>58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6.62:::secs:</text:p>
          </table:table-cell>
          <table:table-cell office:value-type="float" office:value="146.62">
            <text:p>146.62</text:p>
          </table:table-cell>
          <table:table-cell office:value-type="string">
            <text:p>58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6.72:::secs:</text:p>
          </table:table-cell>
          <table:table-cell office:value-type="float" office:value="146.72">
            <text:p>146.72</text:p>
          </table:table-cell>
          <table:table-cell office:value-type="string">
            <text:p>58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9:::secs:</text:p>
          </table:table-cell>
          <table:table-cell office:value-type="float" office:value="2.29">
            <text:p>2.29</text:p>
          </table:table-cell>
          <table:table-cell office:value-type="string">
            <text:p>22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2280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228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8:::secs:</text:p>
          </table:table-cell>
          <table:table-cell office:value-type="float" office:value="2.28">
            <text:p>2.28</text:p>
          </table:table-cell>
          <table:table-cell office:value-type="string">
            <text:p>228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9:::secs:</text:p>
          </table:table-cell>
          <table:table-cell office:value-type="float" office:value="2.29">
            <text:p>2.29</text:p>
          </table:table-cell>
          <table:table-cell office:value-type="string">
            <text:p>228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0:::secs:</text:p>
          </table:table-cell>
          <table:table-cell office:value-type="float" office:value="5.2">
            <text:p>5.2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4:::secs:</text:p>
          </table:table-cell>
          <table:table-cell office:value-type="float" office:value="5.24">
            <text:p>5.24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5:::secs:</text:p>
          </table:table-cell>
          <table:table-cell office:value-type="float" office:value="5.25">
            <text:p>5.25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8:::secs:</text:p>
          </table:table-cell>
          <table:table-cell office:value-type="float" office:value="5.28">
            <text:p>5.28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24:::secs:</text:p>
          </table:table-cell>
          <table:table-cell office:value-type="float" office:value="5.24">
            <text:p>5.24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45.35:::secs:</text:p>
          </table:table-cell>
          <table:table-cell office:value-type="float" office:value="445.35">
            <text:p>445.35</text:p>
          </table:table-cell>
          <table:table-cell office:value-type="string">
            <text:p>10735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25.54:::secs:</text:p>
          </table:table-cell>
          <table:table-cell office:value-type="float" office:value="425.54">
            <text:p>425.54</text:p>
          </table:table-cell>
          <table:table-cell office:value-type="string">
            <text:p>10735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28.54:::secs:</text:p>
          </table:table-cell>
          <table:table-cell office:value-type="float" office:value="428.54">
            <text:p>428.54</text:p>
          </table:table-cell>
          <table:table-cell office:value-type="string">
            <text:p>107352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53.39:::secs:</text:p>
          </table:table-cell>
          <table:table-cell office:value-type="float" office:value="453.39">
            <text:p>453.39</text:p>
          </table:table-cell>
          <table:table-cell office:value-type="string">
            <text:p>10735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71.71:::secs:</text:p>
          </table:table-cell>
          <table:table-cell office:value-type="float" office:value="471.71">
            <text:p>471.71</text:p>
          </table:table-cell>
          <table:table-cell office:value-type="string">
            <text:p>10735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32.59:::secs:</text:p>
          </table:table-cell>
          <table:table-cell office:value-type="float" office:value="432.59">
            <text:p>432.59</text:p>
          </table:table-cell>
          <table:table-cell office:value-type="string">
            <text:p>6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70.88:::secs:</text:p>
          </table:table-cell>
          <table:table-cell office:value-type="float" office:value="470.88">
            <text:p>470.88</text:p>
          </table:table-cell>
          <table:table-cell office:value-type="string">
            <text:p>61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35.17:::secs:</text:p>
          </table:table-cell>
          <table:table-cell office:value-type="float" office:value="435.17">
            <text:p>435.17</text:p>
          </table:table-cell>
          <table:table-cell office:value-type="string">
            <text:p>6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57.24:::secs:</text:p>
          </table:table-cell>
          <table:table-cell office:value-type="float" office:value="457.24">
            <text:p>457.24</text:p>
          </table:table-cell>
          <table:table-cell office:value-type="string">
            <text:p>6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52.32:::secs:</text:p>
          </table:table-cell>
          <table:table-cell office:value-type="float" office:value="452.32">
            <text:p>452.32</text:p>
          </table:table-cell>
          <table:table-cell office:value-type="string">
            <text:p>613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3.84:::secs:</text:p>
          </table:table-cell>
          <table:table-cell office:value-type="float" office:value="53.84">
            <text:p>53.84</text:p>
          </table:table-cell>
          <table:table-cell office:value-type="string">
            <text:p>255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4.22:::secs:</text:p>
          </table:table-cell>
          <table:table-cell office:value-type="float" office:value="54.22">
            <text:p>54.22</text:p>
          </table:table-cell>
          <table:table-cell office:value-type="string">
            <text:p>255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.45:::secs:</text:p>
          </table:table-cell>
          <table:table-cell office:value-type="float" office:value="55.45">
            <text:p>55.45</text:p>
          </table:table-cell>
          <table:table-cell office:value-type="string">
            <text:p>2557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5.19:::secs:</text:p>
          </table:table-cell>
          <table:table-cell office:value-type="float" office:value="55.19">
            <text:p>55.19</text:p>
          </table:table-cell>
          <table:table-cell office:value-type="string">
            <text:p>255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3.11:::secs:</text:p>
          </table:table-cell>
          <table:table-cell office:value-type="float" office:value="53.11">
            <text:p>53.11</text:p>
          </table:table-cell>
          <table:table-cell office:value-type="string">
            <text:p>255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47:::secs:</text:p>
          </table:table-cell>
          <table:table-cell office:value-type="float" office:value="58.47">
            <text:p>58.47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40:::secs:</text:p>
          </table:table-cell>
          <table:table-cell office:value-type="float" office:value="57.4">
            <text:p>57.4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9.49:::secs:</text:p>
          </table:table-cell>
          <table:table-cell office:value-type="float" office:value="59.49">
            <text:p>59.49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.65:::secs:</text:p>
          </table:table-cell>
          <table:table-cell office:value-type="float" office:value="56.65">
            <text:p>56.65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7.59:::secs:</text:p>
          </table:table-cell>
          <table:table-cell office:value-type="float" office:value="57.59">
            <text:p>57.59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05.01:::secs:</text:p>
          </table:table-cell>
          <table:table-cell office:value-type="float" office:value="1005.01">
            <text:p>1005.01</text:p>
          </table:table-cell>
          <table:table-cell office:value-type="string">
            <text:p>1046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54.68:::secs:</text:p>
          </table:table-cell>
          <table:table-cell office:value-type="float" office:value="954.68">
            <text:p>954.68</text:p>
          </table:table-cell>
          <table:table-cell office:value-type="string">
            <text:p>104615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77.41:::secs:</text:p>
          </table:table-cell>
          <table:table-cell office:value-type="float" office:value="977.41">
            <text:p>977.41</text:p>
          </table:table-cell>
          <table:table-cell office:value-type="string">
            <text:p>104615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51.68:::secs:</text:p>
          </table:table-cell>
          <table:table-cell office:value-type="float" office:value="951.68">
            <text:p>951.68</text:p>
          </table:table-cell>
          <table:table-cell office:value-type="string">
            <text:p>104615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60.94:::secs:</text:p>
          </table:table-cell>
          <table:table-cell office:value-type="float" office:value="1060.94">
            <text:p>1060.94</text:p>
          </table:table-cell>
          <table:table-cell office:value-type="string">
            <text:p>104615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73.71:::secs:</text:p>
          </table:table-cell>
          <table:table-cell office:value-type="float" office:value="973.71">
            <text:p>973.71</text:p>
          </table:table-cell>
          <table:table-cell office:value-type="string">
            <text:p>65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52.02:::secs:</text:p>
          </table:table-cell>
          <table:table-cell office:value-type="float" office:value="1052.02">
            <text:p>1052.02</text:p>
          </table:table-cell>
          <table:table-cell office:value-type="string">
            <text:p>65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049.53:::secs:</text:p>
          </table:table-cell>
          <table:table-cell office:value-type="float" office:value="1049.53">
            <text:p>1049.53</text:p>
          </table:table-cell>
          <table:table-cell office:value-type="string">
            <text:p>65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93.01:::secs:</text:p>
          </table:table-cell>
          <table:table-cell office:value-type="float" office:value="1193.01">
            <text:p>1193.01</text:p>
          </table:table-cell>
          <table:table-cell office:value-type="string">
            <text:p>65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130.72:::secs:</text:p>
          </table:table-cell>
          <table:table-cell office:value-type="float" office:value="1130.72">
            <text:p>1130.72</text:p>
          </table:table-cell>
          <table:table-cell office:value-type="string">
            <text:p>65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1.05:::secs:</text:p>
          </table:table-cell>
          <table:table-cell office:value-type="float" office:value="121.05">
            <text:p>121.05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1.63:::secs:</text:p>
          </table:table-cell>
          <table:table-cell office:value-type="float" office:value="121.63">
            <text:p>121.63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5.47:::secs:</text:p>
          </table:table-cell>
          <table:table-cell office:value-type="float" office:value="125.47">
            <text:p>125.47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6.05:::secs:</text:p>
          </table:table-cell>
          <table:table-cell office:value-type="float" office:value="126.05">
            <text:p>126.05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5.03:::secs:</text:p>
          </table:table-cell>
          <table:table-cell office:value-type="float" office:value="125.03">
            <text:p>125.03</text:p>
          </table:table-cell>
          <table:table-cell office:value-type="string">
            <text:p>2841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8.98:::secs:</text:p>
          </table:table-cell>
          <table:table-cell office:value-type="float" office:value="128.98">
            <text:p>128.98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8.00:::secs:</text:p>
          </table:table-cell>
          <table:table-cell office:value-type="float" office:value="128">
            <text:p>128</text:p>
          </table:table-cell>
          <table:table-cell office:value-type="string">
            <text:p>3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8.28:::secs:</text:p>
          </table:table-cell>
          <table:table-cell office:value-type="float" office:value="128.28">
            <text:p>128.28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9.40:::secs:</text:p>
          </table:table-cell>
          <table:table-cell office:value-type="float" office:value="129.4">
            <text:p>129.4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0.34:::secs:</text:p>
          </table:table-cell>
          <table:table-cell office:value-type="float" office:value="130.34">
            <text:p>130.34</text:p>
          </table:table-cell>
          <table:table-cell office:value-type="string">
            <text:p>38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2" table:number-rows-repeated="104819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ivot Table - Level 2" table:style-name="ta1">
        <table:table-column table:style-name="co12" table:default-cell-style-name="ce4"/>
        <table:table-column table:style-name="co12" table:default-cell-style-name="ce9"/>
        <table:table-column table:style-name="co12" table:number-columns-repeated="2" table:default-cell-style-name="Pivot_20_Table_20_Value"/>
        <table:table-column table:style-name="co12" table:default-cell-style-name="ce18"/>
        <table:table-row table:style-name="ro2" table:number-rows-repeated="2">
          <table:table-cell table:style-name="ce1"/>
          <table:table-cell table:style-name="ce6"/>
          <table:table-cell table:style-name="ce11" table:number-columns-repeated="2"/>
          <table:table-cell table:style-name="ce15"/>
        </table:table-row>
        <table:table-row table:style-name="ro4">
          <table:table-cell table:style-name="ce1" office:value-type="string">
            <text:p>Min - Seconds</text:p>
          </table:table-cell>
          <table:table-cell table:style-name="ce6" office:value-type="string">
            <text:p>Verb</text:p>
          </table:table-cell>
          <table:table-cell table:style-name="ce11" table:number-columns-repeated="2"/>
          <table:table-cell table:style-name="ce15"/>
        </table:table-row>
        <table:table-row table:style-name="ro4">
          <table:table-cell table:style-name="ce2" office:value-type="string">
            <text:p>Workload</text:p>
          </table:table-cell>
          <table:table-cell table:style-name="ce7" office:value-type="string">
            <text:p>GetRecord</text:p>
          </table:table-cell>
          <table:table-cell table:style-name="ce12" office:value-type="string">
            <text:p>ListIdentifiers</text:p>
          </table:table-cell>
          <table:table-cell table:style-name="ce12" office:value-type="string">
            <text:p>ListRecords</text:p>
          </table:table-cell>
          <table:table-cell table:style-name="ce16" office:value-type="string">
            <text:p>ListSets</text:p>
          </table:table-cell>
        </table:table-row>
        <table:table-row table:style-name="ro4">
          <table:table-cell table:style-name="ce3" office:value-type="string">
            <text:p>w1</text:p>
          </table:table-cell>
          <table:table-cell table:style-name="ce8" office:value-type="float" office:value="0.01">
            <text:p>0.01</text:p>
          </table:table-cell>
          <table:table-cell table:style-name="ce13" office:value-type="float" office:value="0.01">
            <text:p>0.01</text:p>
          </table:table-cell>
          <table:table-cell table:style-name="ce13" office:value-type="float" office:value="0.49">
            <text:p>0.49</text:p>
          </table:table-cell>
          <table:table-cell table:style-name="ce17" office:value-type="float" office:value="0.01">
            <text:p>0.01</text:p>
          </table:table-cell>
        </table:table-row>
        <table:table-row table:style-name="ro4">
          <table:table-cell office:value-type="string">
            <text:p>w10</text:p>
          </table:table-cell>
          <table:table-cell office:value-type="float" office:value="0.68">
            <text:p>0.68</text:p>
          </table:table-cell>
          <table:table-cell office:value-type="float" office:value="13.45">
            <text:p>13.45</text:p>
          </table:table-cell>
          <table:table-cell office:value-type="float" office:value="19.1">
            <text:p>19.1</text:p>
          </table:table-cell>
          <table:table-cell office:value-type="float" office:value="0.34">
            <text:p>0.34</text:p>
          </table:table-cell>
        </table:table-row>
        <table:table-row table:style-name="ro4">
          <table:table-cell office:value-type="string">
            <text:p>w11</text:p>
          </table:table-cell>
          <table:table-cell office:value-type="float" office:value="1.32">
            <text:p>1.32</text:p>
          </table:table-cell>
          <table:table-cell office:value-type="float" office:value="29.37">
            <text:p>29.37</text:p>
          </table:table-cell>
          <table:table-cell office:value-type="float" office:value="34.63">
            <text:p>34.63</text:p>
          </table:table-cell>
          <table:table-cell office:value-type="float" office:value="0.62">
            <text:p>0.62</text:p>
          </table:table-cell>
        </table:table-row>
        <table:table-row table:style-name="ro4">
          <table:table-cell office:value-type="string">
            <text:p>w12</text:p>
          </table:table-cell>
          <table:table-cell office:value-type="float" office:value="2.63">
            <text:p>2.63</text:p>
          </table:table-cell>
          <table:table-cell office:value-type="float" office:value="64.93">
            <text:p>64.93</text:p>
          </table:table-cell>
          <table:table-cell office:value-type="float" office:value="69.82">
            <text:p>69.82</text:p>
          </table:table-cell>
          <table:table-cell office:value-type="float" office:value="1.19">
            <text:p>1.19</text:p>
          </table:table-cell>
        </table:table-row>
        <table:table-row table:style-name="ro4">
          <table:table-cell office:value-type="string">
            <text:p>w13</text:p>
          </table:table-cell>
          <table:table-cell office:value-type="float" office:value="5.2">
            <text:p>5.2</text:p>
          </table:table-cell>
          <table:table-cell office:value-type="float" office:value="141.48">
            <text:p>141.48</text:p>
          </table:table-cell>
          <table:table-cell office:value-type="float" office:value="147.83">
            <text:p>147.83</text:p>
          </table:table-cell>
          <table:table-cell office:value-type="float" office:value="2.28">
            <text:p>2.28</text:p>
          </table:table-cell>
        </table:table-row>
        <table:table-row table:style-name="ro4">
          <table:table-cell office:value-type="string">
            <text:p>w14</text:p>
          </table:table-cell>
          <table:table-cell office:value-type="float" office:value="56.65">
            <text:p>56.65</text:p>
          </table:table-cell>
          <table:table-cell office:value-type="float" office:value="432.59">
            <text:p>432.59</text:p>
          </table:table-cell>
          <table:table-cell office:value-type="float" office:value="425.54">
            <text:p>425.54</text:p>
          </table:table-cell>
          <table:table-cell office:value-type="float" office:value="53.11">
            <text:p>53.11</text:p>
          </table:table-cell>
        </table:table-row>
        <table:table-row table:style-name="ro4">
          <table:table-cell office:value-type="string">
            <text:p>w15</text:p>
          </table:table-cell>
          <table:table-cell office:value-type="float" office:value="128">
            <text:p>128</text:p>
          </table:table-cell>
          <table:table-cell office:value-type="float" office:value="973.71">
            <text:p>973.71</text:p>
          </table:table-cell>
          <table:table-cell office:value-type="float" office:value="951.68">
            <text:p>951.68</text:p>
          </table:table-cell>
          <table:table-cell office:value-type="float" office:value="121.05">
            <text:p>121.05</text:p>
          </table:table-cell>
        </table:table-row>
        <table:table-row table:style-name="ro4">
          <table:table-cell office:value-type="string">
            <text:p>w2</text:p>
          </table:table-cell>
          <table:table-cell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99">
            <text:p>0.99</text:p>
          </table:table-cell>
          <table:table-cell office:value-type="float" office:value="0.01">
            <text:p>0.01</text:p>
          </table:table-cell>
        </table:table-row>
        <table:table-row table:style-name="ro4">
          <table:table-cell office:value-type="string">
            <text:p>w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2.01">
            <text:p>2.01</text:p>
          </table:table-cell>
          <table:table-cell office:value-type="float" office:value="0.01">
            <text:p>0.01</text:p>
          </table:table-cell>
        </table:table-row>
        <table:table-row table:style-name="ro4">
          <table:table-cell office:value-type="string">
            <text:p>w4</text:p>
          </table:table-cell>
          <table:table-cell office:value-type="float" office:value="0.02">
            <text:p>0.02</text:p>
          </table:table-cell>
          <table:table-cell office:value-type="float" office:value="0.18">
            <text:p>0.18</text:p>
          </table:table-cell>
          <table:table-cell office:value-type="float" office:value="4.17">
            <text:p>4.17</text:p>
          </table:table-cell>
          <table:table-cell office:value-type="float" office:value="0.02">
            <text:p>0.02</text:p>
          </table:table-cell>
        </table:table-row>
        <table:table-row table:style-name="ro4">
          <table:table-cell office:value-type="string">
            <text:p>w5</text:p>
          </table:table-cell>
          <table:table-cell office:value-type="float" office:value="0.04">
            <text:p>0.04</text:p>
          </table:table-cell>
          <table:table-cell office:value-type="float" office:value="0.41">
            <text:p>0.41</text:p>
          </table:table-cell>
          <table:table-cell office:value-type="float" office:value="5.47">
            <text:p>5.47</text:p>
          </table:table-cell>
          <table:table-cell office:value-type="float" office:value="0.03">
            <text:p>0.03</text:p>
          </table:table-cell>
        </table:table-row>
        <table:table-row table:style-name="ro4">
          <table:table-cell office:value-type="string">
            <text:p>w6</text:p>
          </table:table-cell>
          <table:table-cell office:value-type="float" office:value="0.06">
            <text:p>0.06</text:p>
          </table:table-cell>
          <table:table-cell office:value-type="float" office:value="0.8">
            <text:p>0.8</text:p>
          </table:table-cell>
          <table:table-cell office:value-type="float" office:value="5.97">
            <text:p>5.97</text:p>
          </table:table-cell>
          <table:table-cell office:value-type="float" office:value="0.04">
            <text:p>0.04</text:p>
          </table:table-cell>
        </table:table-row>
        <table:table-row table:style-name="ro4">
          <table:table-cell office:value-type="string">
            <text:p>w7</text:p>
          </table:table-cell>
          <table:table-cell office:value-type="float" office:value="0.1">
            <text:p>0.1</text:p>
          </table:table-cell>
          <table:table-cell office:value-type="float" office:value="1.57">
            <text:p>1.57</text:p>
          </table:table-cell>
          <table:table-cell office:value-type="float" office:value="6.78">
            <text:p>6.78</text:p>
          </table:table-cell>
          <table:table-cell office:value-type="float" office:value="0.08">
            <text:p>0.08</text:p>
          </table:table-cell>
        </table:table-row>
        <table:table-row table:style-name="ro4">
          <table:table-cell office:value-type="string">
            <text:p>w8</text:p>
          </table:table-cell>
          <table:table-cell office:value-type="float" office:value="0.19">
            <text:p>0.19</text:p>
          </table:table-cell>
          <table:table-cell office:value-type="float" office:value="3.16">
            <text:p>3.16</text:p>
          </table:table-cell>
          <table:table-cell office:value-type="float" office:value="8.49">
            <text:p>8.49</text:p>
          </table:table-cell>
          <table:table-cell office:value-type="float" office:value="0.12">
            <text:p>0.12</text:p>
          </table:table-cell>
        </table:table-row>
        <table:table-row table:style-name="ro4">
          <table:table-cell table:style-name="ce5" office:value-type="string">
            <text:p>w9</text:p>
          </table:table-cell>
          <table:table-cell table:style-name="ce10" office:value-type="float" office:value="0.35">
            <text:p>0.35</text:p>
          </table:table-cell>
          <table:table-cell table:style-name="ce14" office:value-type="float" office:value="6.47">
            <text:p>6.47</text:p>
          </table:table-cell>
          <table:table-cell table:style-name="ce14" office:value-type="float" office:value="11.97">
            <text:p>11.97</text:p>
          </table:table-cell>
          <table:table-cell table:style-name="ce19" office:value-type="float" office:value="0.19">
            <text:p>0.19</text:p>
          </table:table-cell>
        </table:table-row>
      </table:table>
      <table:table table:name="Level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HTTP</text:p>
          </table:table-cell>
          <table:table-cell office:value-type="string">
            <text:p>Response</text:p>
          </table:table-cell>
          <table:table-cell office:value-type="string">
            <text:p>Time</text:p>
          </table:table-cell>
          <table:table-cell office:value-type="string">
            <text:p>Seconds</text:p>
          </table:table-cell>
          <table:table-cell office:value-type="string">
            <text:p>Bytes</text:p>
          </table:table-cell>
          <table:table-cell office:value-type="string">
            <text:p>Junk</text:p>
          </table:table-cell>
          <table:table-cell office:value-type="string">
            <text:p>URL</text:p>
          </table:table-cell>
          <table:table-cell office:value-type="string">
            <text:p>Context</text:p>
          </table:table-cell>
          <table:table-cell office:value-type="string">
            <text:p>App</text:p>
          </table:table-cell>
          <table:table-cell office:value-type="string">
            <text:p>Workload</text:p>
          </table:table-cell>
          <table:table-cell office:value-type="string">
            <text:p>Verb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6:::secs:</text:p>
          </table:table-cell>
          <table:table-cell office:value-type="float" office:value="1.76">
            <text:p>1.76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0:::secs:</text:p>
          </table:table-cell>
          <table:table-cell office:value-type="float" office:value="0.5">
            <text:p>0.5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9:::secs:</text:p>
          </table:table-cell>
          <table:table-cell office:value-type="float" office:value="0.49">
            <text:p>0.49</text:p>
          </table:table-cell>
          <table:table-cell office:value-type="string">
            <text:p>3424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5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16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16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1:::secs:</text:p>
          </table:table-cell>
          <table:table-cell office:value-type="float" office:value="0.01">
            <text:p>0.01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/oai.pl?verb=GetRecord&amp;metadataPrefix=oai_dc&amp;identifier=oai-union.ndltd.org-TW--090NCU0501504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44:::secs:</text:p>
          </table:table-cell>
          <table:table-cell office:value-type="float" office:value="2.44">
            <text:p>2.44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1:::secs:</text:p>
          </table:table-cell>
          <table:table-cell office:value-type="float" office:value="1.01">
            <text:p>1.01</text:p>
          </table:table-cell>
          <table:table-cell office:value-type="string">
            <text:p>568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252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26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2/oai.pl?verb=GetRecord&amp;metadataPrefix=oai_dc&amp;identifier=oai-union.ndltd.org-TW--090NCHU0402007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0:::secs:</text:p>
          </table:table-cell>
          <table:table-cell office:value-type="float" office:value="3.8">
            <text:p>3.8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2:::secs:</text:p>
          </table:table-cell>
          <table:table-cell office:value-type="float" office:value="2.02">
            <text:p>2.02</text:p>
          </table:table-cell>
          <table:table-cell office:value-type="string">
            <text:p>1252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6:::secs:</text:p>
          </table:table-cell>
          <table:table-cell office:value-type="float" office:value="2.06">
            <text:p>2.06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1252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05:::secs:</text:p>
          </table:table-cell>
          <table:table-cell office:value-type="float" office:value="2.05">
            <text:p>2.05</text:p>
          </table:table-cell>
          <table:table-cell office:value-type="string">
            <text:p>1252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452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46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3:::secs:</text:p>
          </table:table-cell>
          <table:table-cell office:value-type="float" office:value="0.03">
            <text:p>0.03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2:::secs:</text:p>
          </table:table-cell>
          <table:table-cell office:value-type="float" office:value="0.02">
            <text:p>0.02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3/oai.pl?verb=GetRecord&amp;metadataPrefix=oai_dc&amp;identifier=oai-union.ndltd.org-TW--100FJU00023021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50:::secs:</text:p>
          </table:table-cell>
          <table:table-cell office:value-type="float" office:value="7.5">
            <text:p>7.5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0:::secs:</text:p>
          </table:table-cell>
          <table:table-cell office:value-type="float" office:value="4.2">
            <text:p>4.2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0:::secs:</text:p>
          </table:table-cell>
          <table:table-cell office:value-type="float" office:value="4.3">
            <text:p>4.3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28:::secs:</text:p>
          </table:table-cell>
          <table:table-cell office:value-type="float" office:value="4.28">
            <text:p>4.28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.30:::secs:</text:p>
          </table:table-cell>
          <table:table-cell office:value-type="float" office:value="4.3">
            <text:p>4.3</text:p>
          </table:table-cell>
          <table:table-cell office:value-type="string">
            <text:p>243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1:::secs:</text:p>
          </table:table-cell>
          <table:table-cell office:value-type="float" office:value="0.21">
            <text:p>0.21</text:p>
          </table:table-cell>
          <table:table-cell office:value-type="string">
            <text:p>77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780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73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5:::secs:</text:p>
          </table:table-cell>
          <table:table-cell office:value-type="float" office:value="0.05">
            <text:p>0.05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4:::secs:</text:p>
          </table:table-cell>
          <table:table-cell office:value-type="float" office:value="0.04">
            <text:p>0.04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4/oai.pl?verb=GetRecord&amp;metadataPrefix=oai_dc&amp;identifier=oai-union.ndltd.org-TW--090NCTU043504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68:::secs:</text:p>
          </table:table-cell>
          <table:table-cell office:value-type="float" office:value="9.68">
            <text:p>9.68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7:::secs:</text:p>
          </table:table-cell>
          <table:table-cell office:value-type="float" office:value="5.57">
            <text:p>5.57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62:::secs:</text:p>
          </table:table-cell>
          <table:table-cell office:value-type="float" office:value="5.62">
            <text:p>5.62</text:p>
          </table:table-cell>
          <table:table-cell office:value-type="string">
            <text:p>18143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57:::secs:</text:p>
          </table:table-cell>
          <table:table-cell office:value-type="float" office:value="5.57">
            <text:p>5.57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.60:::secs:</text:p>
          </table:table-cell>
          <table:table-cell office:value-type="float" office:value="5.6">
            <text:p>5.6</text:p>
          </table:table-cell>
          <table:table-cell office:value-type="string">
            <text:p>18143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47:::secs:</text:p>
          </table:table-cell>
          <table:table-cell office:value-type="float" office:value="0.47">
            <text:p>0.47</text:p>
          </table:table-cell>
          <table:table-cell office:value-type="string">
            <text:p>827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12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12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1222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12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9:::secs:</text:p>
          </table:table-cell>
          <table:table-cell office:value-type="float" office:value="0.09">
            <text:p>0.09</text:p>
          </table:table-cell>
          <table:table-cell office:value-type="string">
            <text:p>1222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6:::secs:</text:p>
          </table:table-cell>
          <table:table-cell office:value-type="float" office:value="0.06">
            <text:p>0.06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8:::secs:</text:p>
          </table:table-cell>
          <table:table-cell office:value-type="float" office:value="0.08">
            <text:p>0.08</text:p>
          </table:table-cell>
          <table:table-cell office:value-type="string">
            <text:p>39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07:::secs:</text:p>
          </table:table-cell>
          <table:table-cell office:value-type="float" office:value="0.07">
            <text:p>0.07</text:p>
          </table:table-cell>
          <table:table-cell office:value-type="string">
            <text:p>38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5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79:::secs:</text:p>
          </table:table-cell>
          <table:table-cell office:value-type="float" office:value="13.79">
            <text:p>13.79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6:::secs:</text:p>
          </table:table-cell>
          <table:table-cell office:value-type="float" office:value="6.06">
            <text:p>6.06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3:::secs:</text:p>
          </table:table-cell>
          <table:table-cell office:value-type="float" office:value="6.13">
            <text:p>6.13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2:::secs:</text:p>
          </table:table-cell>
          <table:table-cell office:value-type="float" office:value="6.12">
            <text:p>6.12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08:::secs:</text:p>
          </table:table-cell>
          <table:table-cell office:value-type="float" office:value="6.08">
            <text:p>6.08</text:p>
          </table:table-cell>
          <table:table-cell office:value-type="string">
            <text:p>23487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85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5:::secs:</text:p>
          </table:table-cell>
          <table:table-cell office:value-type="float" office:value="0.15">
            <text:p>0.15</text:p>
          </table:table-cell>
          <table:table-cell office:value-type="string">
            <text:p>190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4:::secs:</text:p>
          </table:table-cell>
          <table:table-cell office:value-type="float" office:value="0.14">
            <text:p>0.14</text:p>
          </table:table-cell>
          <table:table-cell office:value-type="string">
            <text:p>1909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0:::secs:</text:p>
          </table:table-cell>
          <table:table-cell office:value-type="float" office:value="0.1">
            <text:p>0.1</text:p>
          </table:table-cell>
          <table:table-cell office:value-type="string">
            <text:p>3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1:::secs:</text:p>
          </table:table-cell>
          <table:table-cell office:value-type="float" office:value="0.11">
            <text:p>0.1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6/oai.pl?verb=GetRecord&amp;metadataPrefix=oai_dc&amp;identifier=oai-union.ndltd.org-TW--090NCTU04350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6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.99:::secs:</text:p>
          </table:table-cell>
          <table:table-cell office:value-type="float" office:value="17.99">
            <text:p>17.99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8:::secs:</text:p>
          </table:table-cell>
          <table:table-cell office:value-type="float" office:value="6.98">
            <text:p>6.98</text:p>
          </table:table-cell>
          <table:table-cell office:value-type="string">
            <text:p>32020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0:::secs:</text:p>
          </table:table-cell>
          <table:table-cell office:value-type="float" office:value="7">
            <text:p>7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2:::secs:</text:p>
          </table:table-cell>
          <table:table-cell office:value-type="float" office:value="7.02">
            <text:p>7.02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6:::secs:</text:p>
          </table:table-cell>
          <table:table-cell office:value-type="float" office:value="7.06">
            <text:p>7.06</text:p>
          </table:table-cell>
          <table:table-cell office:value-type="string">
            <text:p>3202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4:::secs:</text:p>
          </table:table-cell>
          <table:table-cell office:value-type="float" office:value="1.74">
            <text:p>1.74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4:::secs:</text:p>
          </table:table-cell>
          <table:table-cell office:value-type="float" office:value="1.74">
            <text:p>1.74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6:::secs:</text:p>
          </table:table-cell>
          <table:table-cell office:value-type="float" office:value="1.76">
            <text:p>1.76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856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4:::secs:</text:p>
          </table:table-cell>
          <table:table-cell office:value-type="float" office:value="0.24">
            <text:p>0.24</text:p>
          </table:table-cell>
          <table:table-cell office:value-type="string">
            <text:p>300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3:::secs:</text:p>
          </table:table-cell>
          <table:table-cell office:value-type="float" office:value="0.23">
            <text:p>0.23</text:p>
          </table:table-cell>
          <table:table-cell office:value-type="string">
            <text:p>30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3001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3:::secs:</text:p>
          </table:table-cell>
          <table:table-cell office:value-type="float" office:value="0.23">
            <text:p>0.23</text:p>
          </table:table-cell>
          <table:table-cell office:value-type="string">
            <text:p>30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22:::secs:</text:p>
          </table:table-cell>
          <table:table-cell office:value-type="float" office:value="0.22">
            <text:p>0.22</text:p>
          </table:table-cell>
          <table:table-cell office:value-type="string">
            <text:p>3001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19:::secs:</text:p>
          </table:table-cell>
          <table:table-cell office:value-type="float" office:value="0.19">
            <text:p>0.19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7/oai.pl?verb=GetRecord&amp;metadataPrefix=oai_dc&amp;identifier=oai-union.ndltd.org-UMASS--oai-scholarworks.umass.edu-dissertations-4743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7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05:::secs:</text:p>
          </table:table-cell>
          <table:table-cell office:value-type="float" office:value="28.05">
            <text:p>28.05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79:::secs:</text:p>
          </table:table-cell>
          <table:table-cell office:value-type="float" office:value="8.79">
            <text:p>8.79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1:::secs:</text:p>
          </table:table-cell>
          <table:table-cell office:value-type="float" office:value="9.01">
            <text:p>9.01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8.93:::secs:</text:p>
          </table:table-cell>
          <table:table-cell office:value-type="float" office:value="8.93">
            <text:p>8.93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.06:::secs:</text:p>
          </table:table-cell>
          <table:table-cell office:value-type="float" office:value="9.06">
            <text:p>9.06</text:p>
          </table:table-cell>
          <table:table-cell office:value-type="string">
            <text:p>4710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4:::secs:</text:p>
          </table:table-cell>
          <table:table-cell office:value-type="float" office:value="3.44">
            <text:p>3.44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2:::secs:</text:p>
          </table:table-cell>
          <table:table-cell office:value-type="float" office:value="3.52">
            <text:p>3.52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7:::secs:</text:p>
          </table:table-cell>
          <table:table-cell office:value-type="float" office:value="3.47">
            <text:p>3.47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55:::secs:</text:p>
          </table:table-cell>
          <table:table-cell office:value-type="float" office:value="3.55">
            <text:p>3.55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47:::secs:</text:p>
          </table:table-cell>
          <table:table-cell office:value-type="float" office:value="3.47">
            <text:p>3.47</text:p>
          </table:table-cell>
          <table:table-cell office:value-type="string">
            <text:p>843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9:::secs:</text:p>
          </table:table-cell>
          <table:table-cell office:value-type="float" office:value="0.39">
            <text:p>0.39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5:::secs:</text:p>
          </table:table-cell>
          <table:table-cell office:value-type="float" office:value="0.35">
            <text:p>0.35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7:::secs:</text:p>
          </table:table-cell>
          <table:table-cell office:value-type="float" office:value="0.37">
            <text:p>0.37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6:::secs:</text:p>
          </table:table-cell>
          <table:table-cell office:value-type="float" office:value="0.36">
            <text:p>0.36</text:p>
          </table:table-cell>
          <table:table-cell office:value-type="string">
            <text:p>46020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3:::secs:</text:p>
          </table:table-cell>
          <table:table-cell office:value-type="float" office:value="0.33">
            <text:p>0.33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2:::secs:</text:p>
          </table:table-cell>
          <table:table-cell office:value-type="float" office:value="0.32">
            <text:p>0.32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1:::secs:</text:p>
          </table:table-cell>
          <table:table-cell office:value-type="float" office:value="0.31">
            <text:p>0.31</text:p>
          </table:table-cell>
          <table:table-cell office:value-type="string">
            <text:p>40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33:::secs:</text:p>
          </table:table-cell>
          <table:table-cell office:value-type="float" office:value="0.33">
            <text:p>0.33</text:p>
          </table:table-cell>
          <table:table-cell office:value-type="string">
            <text:p>40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8/oai.pl?verb=GetRecord&amp;metadataPrefix=oai_dc&amp;identifier=oai-union.ndltd.org-UMASS--oai-scholarworks.umass.edu-theses-179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8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68:::secs:</text:p>
          </table:table-cell>
          <table:table-cell office:value-type="float" office:value="34.68">
            <text:p>34.68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43:::secs:</text:p>
          </table:table-cell>
          <table:table-cell office:value-type="float" office:value="12.43">
            <text:p>12.43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07:::secs:</text:p>
          </table:table-cell>
          <table:table-cell office:value-type="float" office:value="13.07">
            <text:p>13.07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2.66:::secs:</text:p>
          </table:table-cell>
          <table:table-cell office:value-type="float" office:value="12.66">
            <text:p>12.66</text:p>
          </table:table-cell>
          <table:table-cell office:value-type="string">
            <text:p>71706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.17:::secs:</text:p>
          </table:table-cell>
          <table:table-cell office:value-type="float" office:value="13.17">
            <text:p>13.17</text:p>
          </table:table-cell>
          <table:table-cell office:value-type="string">
            <text:p>7170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0:::secs:</text:p>
          </table:table-cell>
          <table:table-cell office:value-type="float" office:value="6.9">
            <text:p>6.9</text:p>
          </table:table-cell>
          <table:table-cell office:value-type="string">
            <text:p>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25:::secs:</text:p>
          </table:table-cell>
          <table:table-cell office:value-type="float" office:value="7.25">
            <text:p>7.25</text:p>
          </table:table-cell>
          <table:table-cell office:value-type="string">
            <text:p>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93:::secs:</text:p>
          </table:table-cell>
          <table:table-cell office:value-type="float" office:value="6.93">
            <text:p>6.93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33:::secs:</text:p>
          </table:table-cell>
          <table:table-cell office:value-type="float" office:value="7.33">
            <text:p>7.33</text:p>
          </table:table-cell>
          <table:table-cell office:value-type="string">
            <text:p>586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.02:::secs:</text:p>
          </table:table-cell>
          <table:table-cell office:value-type="float" office:value="7.02">
            <text:p>7.02</text:p>
          </table:table-cell>
          <table:table-cell office:value-type="string">
            <text:p>586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8:::secs:</text:p>
          </table:table-cell>
          <table:table-cell office:value-type="float" office:value="0.58">
            <text:p>0.58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6:::secs:</text:p>
          </table:table-cell>
          <table:table-cell office:value-type="float" office:value="0.56">
            <text:p>0.56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6508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5:::secs:</text:p>
          </table:table-cell>
          <table:table-cell office:value-type="float" office:value="0.55">
            <text:p>0.55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54:::secs:</text:p>
          </table:table-cell>
          <table:table-cell office:value-type="float" office:value="0.54">
            <text:p>0.54</text:p>
          </table:table-cell>
          <table:table-cell office:value-type="string">
            <text:p>40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9/oai.pl?verb=GetRecord&amp;metadataPrefix=oai_dc&amp;identifier=oai-union.ndltd.org-MONTANA--oai-etd.lib.umt.edu-etd-05272008-134949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9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5.63:::secs:</text:p>
          </table:table-cell>
          <table:table-cell office:value-type="float" office:value="35.63">
            <text:p>35.63</text:p>
          </table:table-cell>
          <table:table-cell office:value-type="string">
            <text:p>745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43:::secs:</text:p>
          </table:table-cell>
          <table:table-cell office:value-type="float" office:value="19.43">
            <text:p>19.43</text:p>
          </table:table-cell>
          <table:table-cell office:value-type="string">
            <text:p>745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16:::secs:</text:p>
          </table:table-cell>
          <table:table-cell office:value-type="float" office:value="21.16">
            <text:p>21.16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9.63:::secs:</text:p>
          </table:table-cell>
          <table:table-cell office:value-type="float" office:value="19.63">
            <text:p>19.63</text:p>
          </table:table-cell>
          <table:table-cell office:value-type="string">
            <text:p>74541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1.20:::secs:</text:p>
          </table:table-cell>
          <table:table-cell office:value-type="float" office:value="21.2">
            <text:p>21.2</text:p>
          </table:table-cell>
          <table:table-cell office:value-type="string">
            <text:p>7454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66:::secs:</text:p>
          </table:table-cell>
          <table:table-cell office:value-type="float" office:value="14.66">
            <text:p>14.66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93:::secs:</text:p>
          </table:table-cell>
          <table:table-cell office:value-type="float" office:value="15.93">
            <text:p>15.93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26:::secs:</text:p>
          </table:table-cell>
          <table:table-cell office:value-type="float" office:value="15.26">
            <text:p>15.26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.54:::secs:</text:p>
          </table:table-cell>
          <table:table-cell office:value-type="float" office:value="15.54">
            <text:p>15.54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.23:::secs:</text:p>
          </table:table-cell>
          <table:table-cell office:value-type="float" office:value="14.23">
            <text:p>14.23</text:p>
          </table:table-cell>
          <table:table-cell office:value-type="string">
            <text:p>46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3:::secs:</text:p>
          </table:table-cell>
          <table:table-cell office:value-type="float" office:value="0.93">
            <text:p>0.93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71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89:::secs:</text:p>
          </table:table-cell>
          <table:table-cell office:value-type="float" office:value="0.89">
            <text:p>0.89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0:::secs:</text:p>
          </table:table-cell>
          <table:table-cell office:value-type="float" office:value="0.9">
            <text:p>0.9</text:p>
          </table:table-cell>
          <table:table-cell office:value-type="string">
            <text:p>9371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7:::secs:</text:p>
          </table:table-cell>
          <table:table-cell office:value-type="float" office:value="0.97">
            <text:p>0.97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8:::secs:</text:p>
          </table:table-cell>
          <table:table-cell office:value-type="float" office:value="0.98">
            <text:p>0.98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00:::secs:</text:p>
          </table:table-cell>
          <table:table-cell office:value-type="float" office:value="1">
            <text:p>1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7:::secs:</text:p>
          </table:table-cell>
          <table:table-cell office:value-type="float" office:value="0.97">
            <text:p>0.97</text:p>
          </table:table-cell>
          <table:table-cell office:value-type="string">
            <text:p>4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0.99:::secs:</text:p>
          </table:table-cell>
          <table:table-cell office:value-type="float" office:value="0.99">
            <text:p>0.99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0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0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1.59:::secs:</text:p>
          </table:table-cell>
          <table:table-cell office:value-type="float" office:value="51.59">
            <text:p>51.59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3.31:::secs:</text:p>
          </table:table-cell>
          <table:table-cell office:value-type="float" office:value="33.31">
            <text:p>33.31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40.13:::secs:</text:p>
          </table:table-cell>
          <table:table-cell office:value-type="float" office:value="40.13">
            <text:p>40.13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.63:::secs:</text:p>
          </table:table-cell>
          <table:table-cell office:value-type="float" office:value="34.63">
            <text:p>34.63</text:p>
          </table:table-cell>
          <table:table-cell office:value-type="string">
            <text:p>6976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9.33:::secs:</text:p>
          </table:table-cell>
          <table:table-cell office:value-type="float" office:value="39.33">
            <text:p>39.33</text:p>
          </table:table-cell>
          <table:table-cell office:value-type="string">
            <text:p>6976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8.77:::secs:</text:p>
          </table:table-cell>
          <table:table-cell office:value-type="float" office:value="28.77">
            <text:p>28.77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.92:::secs:</text:p>
          </table:table-cell>
          <table:table-cell office:value-type="float" office:value="32.92">
            <text:p>32.92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9.26:::secs:</text:p>
          </table:table-cell>
          <table:table-cell office:value-type="float" office:value="29.26">
            <text:p>29.26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.33:::secs:</text:p>
          </table:table-cell>
          <table:table-cell office:value-type="float" office:value="32.33">
            <text:p>32.33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0.62:::secs:</text:p>
          </table:table-cell>
          <table:table-cell office:value-type="float" office:value="30.62">
            <text:p>30.62</text:p>
          </table:table-cell>
          <table:table-cell office:value-type="string">
            <text:p>518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51:::secs:</text:p>
          </table:table-cell>
          <table:table-cell office:value-type="float" office:value="1.51">
            <text:p>1.51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4:::secs:</text:p>
          </table:table-cell>
          <table:table-cell office:value-type="float" office:value="1.44">
            <text:p>1.44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0:::secs:</text:p>
          </table:table-cell>
          <table:table-cell office:value-type="float" office:value="1.4">
            <text:p>1.4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0:::secs:</text:p>
          </table:table-cell>
          <table:table-cell office:value-type="float" office:value="1.4">
            <text:p>1.4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43:::secs:</text:p>
          </table:table-cell>
          <table:table-cell office:value-type="float" office:value="1.43">
            <text:p>1.43</text:p>
          </table:table-cell>
          <table:table-cell office:value-type="string">
            <text:p>12712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3:::secs:</text:p>
          </table:table-cell>
          <table:table-cell office:value-type="float" office:value="1.73">
            <text:p>1.73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7:::secs:</text:p>
          </table:table-cell>
          <table:table-cell office:value-type="float" office:value="1.77">
            <text:p>1.77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41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.75:::secs:</text:p>
          </table:table-cell>
          <table:table-cell office:value-type="float" office:value="1.75">
            <text:p>1.75</text:p>
          </table:table-cell>
          <table:table-cell office:value-type="string">
            <text:p>41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1/oai.pl?verb=GetRecord&amp;metadataPrefix=oai_dc&amp;identifier=oai-union.ndltd.org-UHAWAII--oai-scholarspace.manoa.hawaii.edu-10125--10382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1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27.16:::secs:</text:p>
          </table:table-cell>
          <table:table-cell office:value-type="float" office:value="327.16">
            <text:p>327.16</text:p>
          </table:table-cell>
          <table:table-cell office:value-type="string">
            <text:p>88587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90.23:::secs:</text:p>
          </table:table-cell>
          <table:table-cell office:value-type="float" office:value="90.23">
            <text:p>90.23</text:p>
          </table:table-cell>
          <table:table-cell office:value-type="string">
            <text:p>8858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9.92:::secs:</text:p>
          </table:table-cell>
          <table:table-cell office:value-type="float" office:value="79.92">
            <text:p>79.92</text:p>
          </table:table-cell>
          <table:table-cell office:value-type="string">
            <text:p>88588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5.78:::secs:</text:p>
          </table:table-cell>
          <table:table-cell office:value-type="float" office:value="65.78">
            <text:p>65.78</text:p>
          </table:table-cell>
          <table:table-cell office:value-type="string">
            <text:p>885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9.21:::secs:</text:p>
          </table:table-cell>
          <table:table-cell office:value-type="float" office:value="79.21">
            <text:p>79.21</text:p>
          </table:table-cell>
          <table:table-cell office:value-type="string">
            <text:p>88588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6.51:::secs:</text:p>
          </table:table-cell>
          <table:table-cell office:value-type="float" office:value="56.51">
            <text:p>56.51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8.71:::secs:</text:p>
          </table:table-cell>
          <table:table-cell office:value-type="float" office:value="68.71">
            <text:p>68.71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58.32:::secs:</text:p>
          </table:table-cell>
          <table:table-cell office:value-type="float" office:value="58.32">
            <text:p>58.32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.74:::secs:</text:p>
          </table:table-cell>
          <table:table-cell office:value-type="float" office:value="70.74">
            <text:p>70.74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1.98:::secs:</text:p>
          </table:table-cell>
          <table:table-cell office:value-type="float" office:value="61.98">
            <text:p>61.98</text:p>
          </table:table-cell>
          <table:table-cell office:value-type="string">
            <text:p>537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37:::secs:</text:p>
          </table:table-cell>
          <table:table-cell office:value-type="float" office:value="2.37">
            <text:p>2.37</text:p>
          </table:table-cell>
          <table:table-cell office:value-type="string">
            <text:p>1697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37:::secs:</text:p>
          </table:table-cell>
          <table:table-cell office:value-type="float" office:value="2.37">
            <text:p>2.37</text:p>
          </table:table-cell>
          <table:table-cell office:value-type="string">
            <text:p>1697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5:::secs:</text:p>
          </table:table-cell>
          <table:table-cell office:value-type="float" office:value="2.25">
            <text:p>2.25</text:p>
          </table:table-cell>
          <table:table-cell office:value-type="string">
            <text:p>1697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4:::secs:</text:p>
          </table:table-cell>
          <table:table-cell office:value-type="float" office:value="2.24">
            <text:p>2.24</text:p>
          </table:table-cell>
          <table:table-cell office:value-type="string">
            <text:p>1697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.25:::secs:</text:p>
          </table:table-cell>
          <table:table-cell office:value-type="float" office:value="2.25">
            <text:p>2.25</text:p>
          </table:table-cell>
          <table:table-cell office:value-type="string">
            <text:p>169782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8:::secs:</text:p>
          </table:table-cell>
          <table:table-cell office:value-type="float" office:value="3.18">
            <text:p>3.18</text:p>
          </table:table-cell>
          <table:table-cell office:value-type="string">
            <text:p>39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0:::secs:</text:p>
          </table:table-cell>
          <table:table-cell office:value-type="float" office:value="3.2">
            <text:p>3.2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4:::secs:</text:p>
          </table:table-cell>
          <table:table-cell office:value-type="float" office:value="3.24">
            <text:p>3.24</text:p>
          </table:table-cell>
          <table:table-cell office:value-type="string">
            <text:p>39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23:::secs:</text:p>
          </table:table-cell>
          <table:table-cell office:value-type="float" office:value="3.23">
            <text:p>3.23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19:::secs:</text:p>
          </table:table-cell>
          <table:table-cell office:value-type="float" office:value="3.19">
            <text:p>3.19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2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2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45.90:::secs:</text:p>
          </table:table-cell>
          <table:table-cell office:value-type="float" office:value="345.9">
            <text:p>345.9</text:p>
          </table:table-cell>
          <table:table-cell office:value-type="string">
            <text:p>8545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7.23:::secs:</text:p>
          </table:table-cell>
          <table:table-cell office:value-type="float" office:value="147.23">
            <text:p>147.23</text:p>
          </table:table-cell>
          <table:table-cell office:value-type="string">
            <text:p>8545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49:::secs:</text:p>
          </table:table-cell>
          <table:table-cell office:value-type="float" office:value="162.49">
            <text:p>162.49</text:p>
          </table:table-cell>
          <table:table-cell office:value-type="string">
            <text:p>8545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9.55:::secs:</text:p>
          </table:table-cell>
          <table:table-cell office:value-type="float" office:value="149.55">
            <text:p>149.55</text:p>
          </table:table-cell>
          <table:table-cell office:value-type="string">
            <text:p>85457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8.86:::secs:</text:p>
          </table:table-cell>
          <table:table-cell office:value-type="float" office:value="168.86">
            <text:p>168.86</text:p>
          </table:table-cell>
          <table:table-cell office:value-type="string">
            <text:p>85457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.94:::secs:</text:p>
          </table:table-cell>
          <table:table-cell office:value-type="float" office:value="141.94">
            <text:p>141.94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5.22:::secs:</text:p>
          </table:table-cell>
          <table:table-cell office:value-type="float" office:value="155.22">
            <text:p>155.22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3.46:::secs:</text:p>
          </table:table-cell>
          <table:table-cell office:value-type="float" office:value="143.46">
            <text:p>143.46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57.94:::secs:</text:p>
          </table:table-cell>
          <table:table-cell office:value-type="float" office:value="157.94">
            <text:p>157.94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8.13:::secs:</text:p>
          </table:table-cell>
          <table:table-cell office:value-type="float" office:value="148.13">
            <text:p>148.13</text:p>
          </table:table-cell>
          <table:table-cell office:value-type="string">
            <text:p>559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97:::secs:</text:p>
          </table:table-cell>
          <table:table-cell office:value-type="float" office:value="3.97">
            <text:p>3.97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9:::secs:</text:p>
          </table:table-cell>
          <table:table-cell office:value-type="float" office:value="3.89">
            <text:p>3.89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9:::secs:</text:p>
          </table:table-cell>
          <table:table-cell office:value-type="float" office:value="3.79">
            <text:p>3.79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80:::secs:</text:p>
          </table:table-cell>
          <table:table-cell office:value-type="float" office:value="3.8">
            <text:p>3.8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3.79:::secs:</text:p>
          </table:table-cell>
          <table:table-cell office:value-type="float" office:value="3.79">
            <text:p>3.79</text:p>
          </table:table-cell>
          <table:table-cell office:value-type="string">
            <text:p>220713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8:::secs:</text:p>
          </table:table-cell>
          <table:table-cell office:value-type="float" office:value="6.18">
            <text:p>6.18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16:::secs:</text:p>
          </table:table-cell>
          <table:table-cell office:value-type="float" office:value="6.16">
            <text:p>6.16</text:p>
          </table:table-cell>
          <table:table-cell office:value-type="string">
            <text:p>39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8:::secs:</text:p>
          </table:table-cell>
          <table:table-cell office:value-type="float" office:value="6.28">
            <text:p>6.28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3:::secs:</text:p>
          </table:table-cell>
          <table:table-cell office:value-type="float" office:value="6.23">
            <text:p>6.23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.20:::secs:</text:p>
          </table:table-cell>
          <table:table-cell office:value-type="float" office:value="6.2">
            <text:p>6.2</text:p>
          </table:table-cell>
          <table:table-cell office:value-type="string">
            <text:p>39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3/oai.pl?verb=GetRecord&amp;metadataPrefix=oai_dc&amp;identifier=oai-union.ndltd.org-TDX_URL--oai-www.tdx.cat-10803--92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3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4.08:::secs:</text:p>
          </table:table-cell>
          <table:table-cell office:value-type="float" office:value="704.08">
            <text:p>704.08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8.50:::secs:</text:p>
          </table:table-cell>
          <table:table-cell office:value-type="float" office:value="708.5">
            <text:p>708.5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2.86:::secs:</text:p>
          </table:table-cell>
          <table:table-cell office:value-type="float" office:value="732.86">
            <text:p>732.86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7.09:::secs:</text:p>
          </table:table-cell>
          <table:table-cell office:value-type="float" office:value="717.09">
            <text:p>717.09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7.86:::secs:</text:p>
          </table:table-cell>
          <table:table-cell office:value-type="float" office:value="707.86">
            <text:p>707.86</text:p>
          </table:table-cell>
          <table:table-cell office:value-type="string">
            <text:p>101600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699.98:::secs:</text:p>
          </table:table-cell>
          <table:table-cell office:value-type="float" office:value="699.98">
            <text:p>699.98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04.10:::secs:</text:p>
          </table:table-cell>
          <table:table-cell office:value-type="float" office:value="704.1">
            <text:p>704.1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16.51:::secs:</text:p>
          </table:table-cell>
          <table:table-cell office:value-type="float" office:value="716.51">
            <text:p>716.51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51.32:::secs:</text:p>
          </table:table-cell>
          <table:table-cell office:value-type="float" office:value="751.32">
            <text:p>751.32</text:p>
          </table:table-cell>
          <table:table-cell office:value-type="string">
            <text:p>576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736.28:::secs:</text:p>
          </table:table-cell>
          <table:table-cell office:value-type="float" office:value="736.28">
            <text:p>736.28</text:p>
          </table:table-cell>
          <table:table-cell office:value-type="string">
            <text:p>5768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4.09:::secs:</text:p>
          </table:table-cell>
          <table:table-cell office:value-type="float" office:value="164.09">
            <text:p>164.09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3.76:::secs:</text:p>
          </table:table-cell>
          <table:table-cell office:value-type="float" office:value="163.76">
            <text:p>163.76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1.98:::secs:</text:p>
          </table:table-cell>
          <table:table-cell office:value-type="float" office:value="161.98">
            <text:p>161.98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2.70:::secs:</text:p>
          </table:table-cell>
          <table:table-cell office:value-type="float" office:value="162.7">
            <text:p>162.7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3.01:::secs:</text:p>
          </table:table-cell>
          <table:table-cell office:value-type="float" office:value="163.01">
            <text:p>163.01</text:p>
          </table:table-cell>
          <table:table-cell office:value-type="string">
            <text:p>28032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9.94:::secs:</text:p>
          </table:table-cell>
          <table:table-cell office:value-type="float" office:value="169.94">
            <text:p>169.94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8.91:::secs:</text:p>
          </table:table-cell>
          <table:table-cell office:value-type="float" office:value="168.91">
            <text:p>168.91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2.72:::secs:</text:p>
          </table:table-cell>
          <table:table-cell office:value-type="float" office:value="172.72">
            <text:p>172.72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70.87:::secs:</text:p>
          </table:table-cell>
          <table:table-cell office:value-type="float" office:value="170.87">
            <text:p>170.87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69.65:::secs:</text:p>
          </table:table-cell>
          <table:table-cell office:value-type="float" office:value="169.65">
            <text:p>169.65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4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4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18.50:::secs:</text:p>
          </table:table-cell>
          <table:table-cell office:value-type="float" office:value="1318.5">
            <text:p>1318.5</text:p>
          </table:table-cell>
          <table:table-cell office:value-type="string">
            <text:p>1015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9.22:::secs:</text:p>
          </table:table-cell>
          <table:table-cell office:value-type="float" office:value="1349.22">
            <text:p>1349.22</text:p>
          </table:table-cell>
          <table:table-cell office:value-type="string">
            <text:p>101553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95.19:::secs:</text:p>
          </table:table-cell>
          <table:table-cell office:value-type="float" office:value="1395.19">
            <text:p>1395.19</text:p>
          </table:table-cell>
          <table:table-cell office:value-type="string">
            <text:p>1015534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17.70:::secs:</text:p>
          </table:table-cell>
          <table:table-cell office:value-type="float" office:value="1317.7">
            <text:p>1317.7</text:p>
          </table:table-cell>
          <table:table-cell office:value-type="string">
            <text:p>1015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98.06:::secs:</text:p>
          </table:table-cell>
          <table:table-cell office:value-type="float" office:value="1398.06">
            <text:p>1398.06</text:p>
          </table:table-cell>
          <table:table-cell office:value-type="string">
            <text:p>1015537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Record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Record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4.34:::secs:</text:p>
          </table:table-cell>
          <table:table-cell office:value-type="float" office:value="1344.34">
            <text:p>1344.34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342.29:::secs:</text:p>
          </table:table-cell>
          <table:table-cell office:value-type="float" office:value="1342.29">
            <text:p>1342.29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22.78:::secs:</text:p>
          </table:table-cell>
          <table:table-cell office:value-type="float" office:value="1422.78">
            <text:p>1422.78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7.14:::secs:</text:p>
          </table:table-cell>
          <table:table-cell office:value-type="float" office:value="1417.14">
            <text:p>1417.14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1419.45:::secs:</text:p>
          </table:table-cell>
          <table:table-cell office:value-type="float" office:value="1419.45">
            <text:p>1419.45</text:p>
          </table:table-cell>
          <table:table-cell office:value-type="string">
            <text:p>577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Identifiers&amp;metadataPrefix=oai_dc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Identifier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4.31:::secs:</text:p>
          </table:table-cell>
          <table:table-cell office:value-type="float" office:value="254.31">
            <text:p>254.31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8.24:::secs:</text:p>
          </table:table-cell>
          <table:table-cell office:value-type="float" office:value="248.24">
            <text:p>248.24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8.58:::secs:</text:p>
          </table:table-cell>
          <table:table-cell office:value-type="float" office:value="248.58">
            <text:p>248.58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49.03:::secs:</text:p>
          </table:table-cell>
          <table:table-cell office:value-type="float" office:value="249.03">
            <text:p>249.03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5.68:::secs:</text:p>
          </table:table-cell>
          <table:table-cell office:value-type="float" office:value="255.68">
            <text:p>255.68</text:p>
          </table:table-cell>
          <table:table-cell office:value-type="string">
            <text:p>345749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ListSets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ListSets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8.10:::secs:</text:p>
          </table:table-cell>
          <table:table-cell office:value-type="float" office:value="258.1">
            <text:p>258.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7.12:::secs:</text:p>
          </table:table-cell>
          <table:table-cell office:value-type="float" office:value="257.12">
            <text:p>257.12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7.81:::secs:</text:p>
          </table:table-cell>
          <table:table-cell office:value-type="float" office:value="257.81">
            <text:p>257.81</text:p>
          </table:table-cell>
          <table:table-cell office:value-type="string">
            <text:p>385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8.33:::secs:</text:p>
          </table:table-cell>
          <table:table-cell office:value-type="float" office:value="258.33">
            <text:p>258.33</text:p>
          </table:table-cell>
          <table:table-cell office:value-type="string">
            <text:p>381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[0;34mHTTP/1.1</text:p>
          </table:table-cell>
          <table:table-cell office:value-type="float" office:value="200">
            <text:p>200</text:p>
          </table:table-cell>
          <table:table-cell office:value-type="string">
            <text:p>257.43:::secs:</text:p>
          </table:table-cell>
          <table:table-cell office:value-type="float" office:value="257.43">
            <text:p>257.43</text:p>
          </table:table-cell>
          <table:table-cell office:value-type="string">
            <text:p>386:::bytes</text:p>
          </table:table-cell>
          <table:table-cell table:formula="of:==&gt;" office:value-type="string" office:string-value="Err:510">
            <text:p>Err:510</text:p>
          </table:table-cell>
          <table:table-cell office:value-type="string">
            <text:p>/OAI-XMLFile-2.21/XMLFile/w15/oai.pl?verb=GetRecord&amp;metadataPrefix=oai_dc&amp;identifier=oai-union.ndltd.org-ADTP--255700.metadata[0m</text:p>
          </table:table-cell>
          <table:table-cell office:value-type="string">
            <text:p>OAI-XMLFile-2.21</text:p>
          </table:table-cell>
          <table:table-cell office:value-type="string">
            <text:p>XMLFile</text:p>
          </table:table-cell>
          <table:table-cell office:value-type="string">
            <text:p>w15</text:p>
          </table:table-cell>
          <table:table-cell office:value-type="string">
            <text:p>GetRecord</text:p>
          </table:table-cell>
        </table:table-row>
        <table:table-row table:style-name="ro2" table:number-rows-repeated="104827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ivot Table - Level 3" table:style-name="ta1">
        <table:table-column table:style-name="co13" table:default-cell-style-name="ce4"/>
        <table:table-column table:style-name="co14" table:default-cell-style-name="ce9"/>
        <table:table-column table:style-name="co11" table:default-cell-style-name="Pivot_20_Table_20_Value"/>
        <table:table-column table:style-name="co15" table:default-cell-style-name="Pivot_20_Table_20_Value"/>
        <table:table-column table:style-name="co16" table:default-cell-style-name="ce18"/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ce1" office:value-type="string">
            <text:p>Min - Seconds</text:p>
          </table:table-cell>
          <table:table-cell table:style-name="ce6" office:value-type="string">
            <text:p>Verb</text:p>
          </table:table-cell>
          <table:table-cell table:style-name="ce11" table:number-columns-repeated="2"/>
          <table:table-cell table:style-name="ce15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string">
            <text:p>GetRecord</text:p>
          </table:table-cell>
          <table:table-cell table:style-name="ce12" office:value-type="string">
            <text:p>ListIdentifiers</text:p>
          </table:table-cell>
          <table:table-cell table:style-name="ce12" office:value-type="string">
            <text:p>ListRecords</text:p>
          </table:table-cell>
          <table:table-cell table:style-name="ce16" office:value-type="string">
            <text:p>ListSets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0.01">
            <text:p>0.01</text:p>
          </table:table-cell>
          <table:table-cell table:style-name="ce13" office:value-type="float" office:value="0.02">
            <text:p>0.02</text:p>
          </table:table-cell>
          <table:table-cell table:style-name="ce13" office:value-type="float" office:value="0.49">
            <text:p>0.49</text:p>
          </table:table-cell>
          <table:table-cell table:style-name="ce17" office:value-type="float" office:value="0.01">
            <text:p>0.01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0.97">
            <text:p>0.97</text:p>
          </table:table-cell>
          <table:table-cell office:value-type="float" office:value="14.23">
            <text:p>14.23</text:p>
          </table:table-cell>
          <table:table-cell office:value-type="float" office:value="19.43">
            <text:p>19.43</text:p>
          </table:table-cell>
          <table:table-cell office:value-type="float" office:value="0.89">
            <text:p>0.89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.73">
            <text:p>1.73</text:p>
          </table:table-cell>
          <table:table-cell office:value-type="float" office:value="28.77">
            <text:p>28.77</text:p>
          </table:table-cell>
          <table:table-cell office:value-type="float" office:value="33.31">
            <text:p>33.31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3.18">
            <text:p>3.18</text:p>
          </table:table-cell>
          <table:table-cell office:value-type="float" office:value="56.51">
            <text:p>56.51</text:p>
          </table:table-cell>
          <table:table-cell office:value-type="float" office:value="65.78">
            <text:p>65.78</text:p>
          </table:table-cell>
          <table:table-cell office:value-type="float" office:value="2.24">
            <text:p>2.24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6.16">
            <text:p>6.16</text:p>
          </table:table-cell>
          <table:table-cell office:value-type="float" office:value="141.94">
            <text:p>141.94</text:p>
          </table:table-cell>
          <table:table-cell office:value-type="float" office:value="147.23">
            <text:p>147.23</text:p>
          </table:table-cell>
          <table:table-cell office:value-type="float" office:value="3.79">
            <text:p>3.79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168.91">
            <text:p>168.91</text:p>
          </table:table-cell>
          <table:table-cell office:value-type="float" office:value="699.98">
            <text:p>699.98</text:p>
          </table:table-cell>
          <table:table-cell office:value-type="float" office:value="704.08">
            <text:p>704.08</text:p>
          </table:table-cell>
          <table:table-cell office:value-type="float" office:value="161.98">
            <text:p>161.98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257.12">
            <text:p>257.12</text:p>
          </table:table-cell>
          <table:table-cell office:value-type="float" office:value="1342.29">
            <text:p>1342.29</text:p>
          </table:table-cell>
          <table:table-cell office:value-type="float" office:value="1317.7">
            <text:p>1317.7</text:p>
          </table:table-cell>
          <table:table-cell office:value-type="float" office:value="248.24">
            <text:p>248.24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  <table:table-cell office:value-type="float" office:value="0.99">
            <text:p>0.99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2.02">
            <text:p>2.02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4.2">
            <text:p>4.2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0.06">
            <text:p>0.06</text:p>
          </table:table-cell>
          <table:table-cell office:value-type="float" office:value="0.47">
            <text:p>0.47</text:p>
          </table:table-cell>
          <table:table-cell office:value-type="float" office:value="5.57">
            <text:p>5.57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0.1">
            <text:p>0.1</text:p>
          </table:table-cell>
          <table:table-cell office:value-type="float" office:value="0.89">
            <text:p>0.89</text:p>
          </table:table-cell>
          <table:table-cell office:value-type="float" office:value="6.06">
            <text:p>6.06</text:p>
          </table:table-cell>
          <table:table-cell office:value-type="float" office:value="0.14">
            <text:p>0.14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0.19">
            <text:p>0.19</text:p>
          </table:table-cell>
          <table:table-cell office:value-type="float" office:value="1.74">
            <text:p>1.74</text:p>
          </table:table-cell>
          <table:table-cell office:value-type="float" office:value="6.98">
            <text:p>6.98</text:p>
          </table:table-cell>
          <table:table-cell office:value-type="float" office:value="0.22">
            <text:p>0.22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0.31">
            <text:p>0.31</text:p>
          </table:table-cell>
          <table:table-cell office:value-type="float" office:value="3.44">
            <text:p>3.44</text:p>
          </table:table-cell>
          <table:table-cell office:value-type="float" office:value="8.79">
            <text:p>8.79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0.54">
            <text:p>0.54</text:p>
          </table:table-cell>
          <table:table-cell table:style-name="ce14" office:value-type="float" office:value="6.9">
            <text:p>6.9</text:p>
          </table:table-cell>
          <table:table-cell table:style-name="ce14" office:value-type="float" office:value="12.43">
            <text:p>12.43</text:p>
          </table:table-cell>
          <table:table-cell table:style-name="ce19" office:value-type="float" office:value="0.54">
            <text:p>0.54</text:p>
          </table:table-cell>
        </table:table-row>
      </table:table>
      <table:table table:name="Staging Bay" table:style-name="ta1">
        <table:table-column table:style-name="co10" table:number-columns-repeated="2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2" table:number-columns-repeated="9" table:default-cell-style-name="Default"/>
        <table:table-row table:style-name="ro2"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Structure</text:p>
          </table:table-cell>
          <table:table-cell office:value-type="string">
            <text:p>GetRecor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ListSets</text:p>
          </table:table-cell>
          <table:table-cell table:number-columns-repeated="3"/>
          <table:table-cell office:value-type="string">
            <text:p>Workload</text:p>
          </table:table-cell>
          <table:table-cell office:value-type="string">
            <text:p>GetRecor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ListSets</text:p>
          </table:table-cell>
        </table:table-row>
        <table:table-row table:style-name="ro2">
          <table:table-cell table:formula="of:=VALUE(RIGHT([.B2]; LEN([.B2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Level-1</text:p>
          </table:table-cell>
          <table:table-cell table:formula="of:=VLOOKUP([.$B2]; ['Pivot Table - Level 1'.$A$4:.$E$19]; 2; 0)" office:value-type="float" office:value="0.01">
            <text:p>0.01</text:p>
          </table:table-cell>
          <table:table-cell table:formula="of:=VLOOKUP([.$B2]; ['Pivot Table - Level 1'.$A$4:.$E$19]; 3; 0)" office:value-type="float" office:value="0.01">
            <text:p>0.01</text:p>
          </table:table-cell>
          <table:table-cell table:formula="of:=VLOOKUP([.$B2]; ['Pivot Table - Level 1'.$A$4:.$E$19]; 4; 0)" office:value-type="float" office:value="0.48">
            <text:p>0.48</text:p>
          </table:table-cell>
          <table:table-cell table:formula="of:=VLOOKUP([.$B2]; ['Pivot Table - Level 1'.$A$4:.$E$19]; 5; 0)" office:value-type="float" office:value="0">
            <text:p>0</text:p>
          </table:table-cell>
          <table:table-cell table:number-columns-repeated="3"/>
          <table:table-cell office:value-type="float" office:value="100">
            <text:p>100</text:p>
          </table:table-cell>
          <table:table-cell table:formula="of:=VLOOKUP([.$B2]; ['Pivot Table - Level 1'.$A$4:.$E$19]; 2; 0)" office:value-type="float" office:value="0.01">
            <text:p>0.01</text:p>
          </table:table-cell>
          <table:table-cell table:formula="of:=VLOOKUP([.$B2]; ['Pivot Table - Level 1'.$A$4:.$E$19]; 3; 0)" office:value-type="float" office:value="0.01">
            <text:p>0.01</text:p>
          </table:table-cell>
          <table:table-cell table:formula="of:=VLOOKUP([.$B2]; ['Pivot Table - Level 1'.$A$4:.$E$19]; 4; 0)" office:value-type="float" office:value="0.48">
            <text:p>0.48</text:p>
          </table:table-cell>
          <table:table-cell table:formula="of:=VLOOKUP([.$B2]; ['Pivot Table - Level 1'.$A$4:.$E$19]; 5; 0)" office:value-type="float" office:value="0">
            <text:p>0</text:p>
          </table:table-cell>
        </table:table-row>
        <table:table-row table:style-name="ro2">
          <table:table-cell table:formula="of:=VALUE(RIGHT([.B3]; LEN([.B3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Level-1</text:p>
          </table:table-cell>
          <table:table-cell table:formula="of:=VLOOKUP([.$B3]; ['Pivot Table - Level 1'.$A$4:.$E$19]; 2; 0)" office:value-type="float" office:value="0.01">
            <text:p>0.01</text:p>
          </table:table-cell>
          <table:table-cell table:formula="of:=VLOOKUP([.$B3]; ['Pivot Table - Level 1'.$A$4:.$E$19]; 3; 0)" office:value-type="float" office:value="0.02">
            <text:p>0.02</text:p>
          </table:table-cell>
          <table:table-cell table:formula="of:=VLOOKUP([.$B3]; ['Pivot Table - Level 1'.$A$4:.$E$19]; 4; 0)" office:value-type="float" office:value="0.98">
            <text:p>0.98</text:p>
          </table:table-cell>
          <table:table-cell table:formula="of:=VLOOKUP([.$B3]; ['Pivot Table - Level 1'.$A$4:.$E$19]; 5; 0)" office:value-type="float" office:value="0.01">
            <text:p>0.01</text:p>
          </table:table-cell>
          <table:table-cell table:number-columns-repeated="3"/>
          <table:table-cell office:value-type="float" office:value="200">
            <text:p>200</text:p>
          </table:table-cell>
          <table:table-cell table:formula="of:=VLOOKUP([.$B3]; ['Pivot Table - Level 1'.$A$4:.$E$19]; 2; 0)" office:value-type="float" office:value="0.01">
            <text:p>0.01</text:p>
          </table:table-cell>
          <table:table-cell table:formula="of:=VLOOKUP([.$B3]; ['Pivot Table - Level 1'.$A$4:.$E$19]; 3; 0)" office:value-type="float" office:value="0.02">
            <text:p>0.02</text:p>
          </table:table-cell>
          <table:table-cell table:formula="of:=VLOOKUP([.$B3]; ['Pivot Table - Level 1'.$A$4:.$E$19]; 4; 0)" office:value-type="float" office:value="0.98">
            <text:p>0.98</text:p>
          </table:table-cell>
          <table:table-cell table:formula="of:=VLOOKUP([.$B3]; ['Pivot Table - Level 1'.$A$4:.$E$19]; 5; 0)" office:value-type="float" office:value="0.01">
            <text:p>0.01</text:p>
          </table:table-cell>
        </table:table-row>
        <table:table-row table:style-name="ro2">
          <table:table-cell table:formula="of:=VALUE(RIGHT([.B4]; LEN([.B4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Level-1</text:p>
          </table:table-cell>
          <table:table-cell table:formula="of:=VLOOKUP([.$B4]; ['Pivot Table - Level 1'.$A$4:.$E$19]; 2; 0)" office:value-type="float" office:value="0.01">
            <text:p>0.01</text:p>
          </table:table-cell>
          <table:table-cell table:formula="of:=VLOOKUP([.$B4]; ['Pivot Table - Level 1'.$A$4:.$E$19]; 3; 0)" office:value-type="float" office:value="0.06">
            <text:p>0.06</text:p>
          </table:table-cell>
          <table:table-cell table:formula="of:=VLOOKUP([.$B4]; ['Pivot Table - Level 1'.$A$4:.$E$19]; 4; 0)" office:value-type="float" office:value="2">
            <text:p>2</text:p>
          </table:table-cell>
          <table:table-cell table:formula="of:=VLOOKUP([.$B4]; ['Pivot Table - Level 1'.$A$4:.$E$19]; 5; 0)" office:value-type="float" office:value="0">
            <text:p>0</text:p>
          </table:table-cell>
          <table:table-cell table:number-columns-repeated="3"/>
          <table:table-cell office:value-type="float" office:value="400">
            <text:p>400</text:p>
          </table:table-cell>
          <table:table-cell table:formula="of:=VLOOKUP([.$B4]; ['Pivot Table - Level 1'.$A$4:.$E$19]; 2; 0)" office:value-type="float" office:value="0.01">
            <text:p>0.01</text:p>
          </table:table-cell>
          <table:table-cell table:formula="of:=VLOOKUP([.$B4]; ['Pivot Table - Level 1'.$A$4:.$E$19]; 3; 0)" office:value-type="float" office:value="0.06">
            <text:p>0.06</text:p>
          </table:table-cell>
          <table:table-cell table:formula="of:=VLOOKUP([.$B4]; ['Pivot Table - Level 1'.$A$4:.$E$19]; 4; 0)" office:value-type="float" office:value="2">
            <text:p>2</text:p>
          </table:table-cell>
          <table:table-cell table:formula="of:=VLOOKUP([.$B4]; ['Pivot Table - Level 1'.$A$4:.$E$19]; 5; 0)" office:value-type="float" office:value="0">
            <text:p>0</text:p>
          </table:table-cell>
        </table:table-row>
        <table:table-row table:style-name="ro2">
          <table:table-cell table:formula="of:=VALUE(RIGHT([.B5]; LEN([.B5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Level-1</text:p>
          </table:table-cell>
          <table:table-cell table:formula="of:=VLOOKUP([.$B5]; ['Pivot Table - Level 1'.$A$4:.$E$19]; 2; 0)" office:value-type="float" office:value="0.02">
            <text:p>0.02</text:p>
          </table:table-cell>
          <table:table-cell table:formula="of:=VLOOKUP([.$B5]; ['Pivot Table - Level 1'.$A$4:.$E$19]; 3; 0)" office:value-type="float" office:value="0.17">
            <text:p>0.17</text:p>
          </table:table-cell>
          <table:table-cell table:formula="of:=VLOOKUP([.$B5]; ['Pivot Table - Level 1'.$A$4:.$E$19]; 4; 0)" office:value-type="float" office:value="4.12">
            <text:p>4.12</text:p>
          </table:table-cell>
          <table:table-cell table:formula="of:=VLOOKUP([.$B5]; ['Pivot Table - Level 1'.$A$4:.$E$19]; 5; 0)" office:value-type="float" office:value="0.01">
            <text:p>0.01</text:p>
          </table:table-cell>
          <table:table-cell table:number-columns-repeated="3"/>
          <table:table-cell office:value-type="float" office:value="800">
            <text:p>800</text:p>
          </table:table-cell>
          <table:table-cell table:formula="of:=VLOOKUP([.$B5]; ['Pivot Table - Level 1'.$A$4:.$E$19]; 2; 0)" office:value-type="float" office:value="0.02">
            <text:p>0.02</text:p>
          </table:table-cell>
          <table:table-cell table:formula="of:=VLOOKUP([.$B5]; ['Pivot Table - Level 1'.$A$4:.$E$19]; 3; 0)" office:value-type="float" office:value="0.17">
            <text:p>0.17</text:p>
          </table:table-cell>
          <table:table-cell table:formula="of:=VLOOKUP([.$B5]; ['Pivot Table - Level 1'.$A$4:.$E$19]; 4; 0)" office:value-type="float" office:value="4.12">
            <text:p>4.12</text:p>
          </table:table-cell>
          <table:table-cell table:formula="of:=VLOOKUP([.$B5]; ['Pivot Table - Level 1'.$A$4:.$E$19]; 5; 0)" office:value-type="float" office:value="0.01">
            <text:p>0.01</text:p>
          </table:table-cell>
        </table:table-row>
        <table:table-row table:style-name="ro2">
          <table:table-cell table:formula="of:=VALUE(RIGHT([.B6]; LEN([.B6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Level-1</text:p>
          </table:table-cell>
          <table:table-cell table:formula="of:=VLOOKUP([.$B6]; ['Pivot Table - Level 1'.$A$4:.$E$19]; 2; 0)" office:value-type="float" office:value="0.02">
            <text:p>0.02</text:p>
          </table:table-cell>
          <table:table-cell table:formula="of:=VLOOKUP([.$B6]; ['Pivot Table - Level 1'.$A$4:.$E$19]; 3; 0)" office:value-type="float" office:value="0.39">
            <text:p>0.39</text:p>
          </table:table-cell>
          <table:table-cell table:formula="of:=VLOOKUP([.$B6]; ['Pivot Table - Level 1'.$A$4:.$E$19]; 4; 0)" office:value-type="float" office:value="5.41">
            <text:p>5.41</text:p>
          </table:table-cell>
          <table:table-cell table:formula="of:=VLOOKUP([.$B6]; ['Pivot Table - Level 1'.$A$4:.$E$19]; 5; 0)" office:value-type="float" office:value="0.01">
            <text:p>0.01</text:p>
          </table:table-cell>
          <table:table-cell table:number-columns-repeated="3"/>
          <table:table-cell office:value-type="float" office:value="1600">
            <text:p>1600</text:p>
          </table:table-cell>
          <table:table-cell table:formula="of:=VLOOKUP([.$B6]; ['Pivot Table - Level 1'.$A$4:.$E$19]; 2; 0)" office:value-type="float" office:value="0.02">
            <text:p>0.02</text:p>
          </table:table-cell>
          <table:table-cell table:formula="of:=VLOOKUP([.$B6]; ['Pivot Table - Level 1'.$A$4:.$E$19]; 3; 0)" office:value-type="float" office:value="0.39">
            <text:p>0.39</text:p>
          </table:table-cell>
          <table:table-cell table:formula="of:=VLOOKUP([.$B6]; ['Pivot Table - Level 1'.$A$4:.$E$19]; 4; 0)" office:value-type="float" office:value="5.41">
            <text:p>5.41</text:p>
          </table:table-cell>
          <table:table-cell table:formula="of:=VLOOKUP([.$B6]; ['Pivot Table - Level 1'.$A$4:.$E$19]; 5; 0)" office:value-type="float" office:value="0.01">
            <text:p>0.01</text:p>
          </table:table-cell>
        </table:table-row>
        <table:table-row table:style-name="ro2">
          <table:table-cell table:formula="of:=VALUE(RIGHT([.B7]; LEN([.B7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Level-1</text:p>
          </table:table-cell>
          <table:table-cell table:formula="of:=VLOOKUP([.$B7]; ['Pivot Table - Level 1'.$A$4:.$E$19]; 2; 0)" office:value-type="float" office:value="0.05">
            <text:p>0.05</text:p>
          </table:table-cell>
          <table:table-cell table:formula="of:=VLOOKUP([.$B7]; ['Pivot Table - Level 1'.$A$4:.$E$19]; 3; 0)" office:value-type="float" office:value="0.77">
            <text:p>0.77</text:p>
          </table:table-cell>
          <table:table-cell table:formula="of:=VLOOKUP([.$B7]; ['Pivot Table - Level 1'.$A$4:.$E$19]; 4; 0)" office:value-type="float" office:value="5.94">
            <text:p>5.94</text:p>
          </table:table-cell>
          <table:table-cell table:formula="of:=VLOOKUP([.$B7]; ['Pivot Table - Level 1'.$A$4:.$E$19]; 5; 0)" office:value-type="float" office:value="0.02">
            <text:p>0.02</text:p>
          </table:table-cell>
          <table:table-cell table:number-columns-repeated="3"/>
          <table:table-cell office:value-type="float" office:value="3200">
            <text:p>3200</text:p>
          </table:table-cell>
          <table:table-cell table:formula="of:=VLOOKUP([.$B7]; ['Pivot Table - Level 1'.$A$4:.$E$19]; 2; 0)" office:value-type="float" office:value="0.05">
            <text:p>0.05</text:p>
          </table:table-cell>
          <table:table-cell table:formula="of:=VLOOKUP([.$B7]; ['Pivot Table - Level 1'.$A$4:.$E$19]; 3; 0)" office:value-type="float" office:value="0.77">
            <text:p>0.77</text:p>
          </table:table-cell>
          <table:table-cell table:formula="of:=VLOOKUP([.$B7]; ['Pivot Table - Level 1'.$A$4:.$E$19]; 4; 0)" office:value-type="float" office:value="5.94">
            <text:p>5.94</text:p>
          </table:table-cell>
          <table:table-cell table:formula="of:=VLOOKUP([.$B7]; ['Pivot Table - Level 1'.$A$4:.$E$19]; 5; 0)" office:value-type="float" office:value="0.02">
            <text:p>0.02</text:p>
          </table:table-cell>
        </table:table-row>
        <table:table-row table:style-name="ro2">
          <table:table-cell table:formula="of:=VALUE(RIGHT([.B8]; LEN([.B8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Level-1</text:p>
          </table:table-cell>
          <table:table-cell table:formula="of:=VLOOKUP([.$B8]; ['Pivot Table - Level 1'.$A$4:.$E$19]; 2; 0)" office:value-type="float" office:value="0.08">
            <text:p>0.08</text:p>
          </table:table-cell>
          <table:table-cell table:formula="of:=VLOOKUP([.$B8]; ['Pivot Table - Level 1'.$A$4:.$E$19]; 3; 0)" office:value-type="float" office:value="1.53">
            <text:p>1.53</text:p>
          </table:table-cell>
          <table:table-cell table:formula="of:=VLOOKUP([.$B8]; ['Pivot Table - Level 1'.$A$4:.$E$19]; 4; 0)" office:value-type="float" office:value="6.73">
            <text:p>6.73</text:p>
          </table:table-cell>
          <table:table-cell table:formula="of:=VLOOKUP([.$B8]; ['Pivot Table - Level 1'.$A$4:.$E$19]; 5; 0)" office:value-type="float" office:value="0.04">
            <text:p>0.04</text:p>
          </table:table-cell>
          <table:table-cell table:number-columns-repeated="3"/>
          <table:table-cell office:value-type="float" office:value="6400">
            <text:p>6400</text:p>
          </table:table-cell>
          <table:table-cell table:formula="of:=VLOOKUP([.$B8]; ['Pivot Table - Level 1'.$A$4:.$E$19]; 2; 0)" office:value-type="float" office:value="0.08">
            <text:p>0.08</text:p>
          </table:table-cell>
          <table:table-cell table:formula="of:=VLOOKUP([.$B8]; ['Pivot Table - Level 1'.$A$4:.$E$19]; 3; 0)" office:value-type="float" office:value="1.53">
            <text:p>1.53</text:p>
          </table:table-cell>
          <table:table-cell table:formula="of:=VLOOKUP([.$B8]; ['Pivot Table - Level 1'.$A$4:.$E$19]; 4; 0)" office:value-type="float" office:value="6.73">
            <text:p>6.73</text:p>
          </table:table-cell>
          <table:table-cell table:formula="of:=VLOOKUP([.$B8]; ['Pivot Table - Level 1'.$A$4:.$E$19]; 5; 0)" office:value-type="float" office:value="0.04">
            <text:p>0.04</text:p>
          </table:table-cell>
        </table:table-row>
        <table:table-row table:style-name="ro2">
          <table:table-cell table:formula="of:=VALUE(RIGHT([.B9]; LEN([.B9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Level-1</text:p>
          </table:table-cell>
          <table:table-cell table:formula="of:=VLOOKUP([.$B9]; ['Pivot Table - Level 1'.$A$4:.$E$19]; 2; 0)" office:value-type="float" office:value="0.15">
            <text:p>0.15</text:p>
          </table:table-cell>
          <table:table-cell table:formula="of:=VLOOKUP([.$B9]; ['Pivot Table - Level 1'.$A$4:.$E$19]; 3; 0)" office:value-type="float" office:value="3.09">
            <text:p>3.09</text:p>
          </table:table-cell>
          <table:table-cell table:formula="of:=VLOOKUP([.$B9]; ['Pivot Table - Level 1'.$A$4:.$E$19]; 4; 0)" office:value-type="float" office:value="8.37">
            <text:p>8.37</text:p>
          </table:table-cell>
          <table:table-cell table:formula="of:=VLOOKUP([.$B9]; ['Pivot Table - Level 1'.$A$4:.$E$19]; 5; 0)" office:value-type="float" office:value="0.07">
            <text:p>0.07</text:p>
          </table:table-cell>
          <table:table-cell table:number-columns-repeated="3"/>
          <table:table-cell office:value-type="float" office:value="12800">
            <text:p>12800</text:p>
          </table:table-cell>
          <table:table-cell table:formula="of:=VLOOKUP([.$B9]; ['Pivot Table - Level 1'.$A$4:.$E$19]; 2; 0)" office:value-type="float" office:value="0.15">
            <text:p>0.15</text:p>
          </table:table-cell>
          <table:table-cell table:formula="of:=VLOOKUP([.$B9]; ['Pivot Table - Level 1'.$A$4:.$E$19]; 3; 0)" office:value-type="float" office:value="3.09">
            <text:p>3.09</text:p>
          </table:table-cell>
          <table:table-cell table:formula="of:=VLOOKUP([.$B9]; ['Pivot Table - Level 1'.$A$4:.$E$19]; 4; 0)" office:value-type="float" office:value="8.37">
            <text:p>8.37</text:p>
          </table:table-cell>
          <table:table-cell table:formula="of:=VLOOKUP([.$B9]; ['Pivot Table - Level 1'.$A$4:.$E$19]; 5; 0)" office:value-type="float" office:value="0.07">
            <text:p>0.07</text:p>
          </table:table-cell>
        </table:table-row>
        <table:table-row table:style-name="ro2">
          <table:table-cell table:formula="of:=VALUE(RIGHT([.B10]; LEN([.B10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Level-1</text:p>
          </table:table-cell>
          <table:table-cell table:formula="of:=VLOOKUP([.$B10]; ['Pivot Table - Level 1'.$A$4:.$E$19]; 2; 0)" office:value-type="float" office:value="0.3">
            <text:p>0.3</text:p>
          </table:table-cell>
          <table:table-cell table:formula="of:=VLOOKUP([.$B10]; ['Pivot Table - Level 1'.$A$4:.$E$19]; 3; 0)" office:value-type="float" office:value="6.25">
            <text:p>6.25</text:p>
          </table:table-cell>
          <table:table-cell table:formula="of:=VLOOKUP([.$B10]; ['Pivot Table - Level 1'.$A$4:.$E$19]; 4; 0)" office:value-type="float" office:value="11.68">
            <text:p>11.68</text:p>
          </table:table-cell>
          <table:table-cell table:formula="of:=VLOOKUP([.$B10]; ['Pivot Table - Level 1'.$A$4:.$E$19]; 5; 0)" office:value-type="float" office:value="0.12">
            <text:p>0.12</text:p>
          </table:table-cell>
          <table:table-cell table:number-columns-repeated="3"/>
          <table:table-cell office:value-type="float" office:value="25600">
            <text:p>25600</text:p>
          </table:table-cell>
          <table:table-cell table:formula="of:=VLOOKUP([.$B10]; ['Pivot Table - Level 1'.$A$4:.$E$19]; 2; 0)" office:value-type="float" office:value="0.3">
            <text:p>0.3</text:p>
          </table:table-cell>
          <table:table-cell table:formula="of:=VLOOKUP([.$B10]; ['Pivot Table - Level 1'.$A$4:.$E$19]; 3; 0)" office:value-type="float" office:value="6.25">
            <text:p>6.25</text:p>
          </table:table-cell>
          <table:table-cell table:formula="of:=VLOOKUP([.$B10]; ['Pivot Table - Level 1'.$A$4:.$E$19]; 4; 0)" office:value-type="float" office:value="11.68">
            <text:p>11.68</text:p>
          </table:table-cell>
          <table:table-cell table:formula="of:=VLOOKUP([.$B10]; ['Pivot Table - Level 1'.$A$4:.$E$19]; 5; 0)" office:value-type="float" office:value="0.12">
            <text:p>0.12</text:p>
          </table:table-cell>
        </table:table-row>
        <table:table-row table:style-name="ro2">
          <table:table-cell table:formula="of:=VALUE(RIGHT([.B11]; LEN([.B1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Level-1</text:p>
          </table:table-cell>
          <table:table-cell table:formula="of:=VLOOKUP([.$B11]; ['Pivot Table - Level 1'.$A$4:.$E$19]; 2; 0)" office:value-type="float" office:value="0.59">
            <text:p>0.59</text:p>
          </table:table-cell>
          <table:table-cell table:formula="of:=VLOOKUP([.$B11]; ['Pivot Table - Level 1'.$A$4:.$E$19]; 3; 0)" office:value-type="float" office:value="13.38">
            <text:p>13.38</text:p>
          </table:table-cell>
          <table:table-cell table:formula="of:=VLOOKUP([.$B11]; ['Pivot Table - Level 1'.$A$4:.$E$19]; 4; 0)" office:value-type="float" office:value="18.9">
            <text:p>18.9</text:p>
          </table:table-cell>
          <table:table-cell table:formula="of:=VLOOKUP([.$B11]; ['Pivot Table - Level 1'.$A$4:.$E$19]; 5; 0)" office:value-type="float" office:value="0.24">
            <text:p>0.24</text:p>
          </table:table-cell>
          <table:table-cell table:number-columns-repeated="3"/>
          <table:table-cell office:value-type="float" office:value="51200">
            <text:p>51200</text:p>
          </table:table-cell>
          <table:table-cell table:formula="of:=VLOOKUP([.$B11]; ['Pivot Table - Level 1'.$A$4:.$E$19]; 2; 0)" office:value-type="float" office:value="0.59">
            <text:p>0.59</text:p>
          </table:table-cell>
          <table:table-cell table:formula="of:=VLOOKUP([.$B11]; ['Pivot Table - Level 1'.$A$4:.$E$19]; 3; 0)" office:value-type="float" office:value="13.38">
            <text:p>13.38</text:p>
          </table:table-cell>
          <table:table-cell table:formula="of:=VLOOKUP([.$B11]; ['Pivot Table - Level 1'.$A$4:.$E$19]; 4; 0)" office:value-type="float" office:value="18.9">
            <text:p>18.9</text:p>
          </table:table-cell>
          <table:table-cell table:formula="of:=VLOOKUP([.$B11]; ['Pivot Table - Level 1'.$A$4:.$E$19]; 5; 0)" office:value-type="float" office:value="0.24">
            <text:p>0.24</text:p>
          </table:table-cell>
        </table:table-row>
        <table:table-row table:style-name="ro2">
          <table:table-cell table:formula="of:=VALUE(RIGHT([.B12]; LEN([.B1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Level-1</text:p>
          </table:table-cell>
          <table:table-cell table:formula="of:=VLOOKUP([.$B12]; ['Pivot Table - Level 1'.$A$4:.$E$19]; 2; 0)" office:value-type="float" office:value="1.2">
            <text:p>1.2</text:p>
          </table:table-cell>
          <table:table-cell table:formula="of:=VLOOKUP([.$B12]; ['Pivot Table - Level 1'.$A$4:.$E$19]; 3; 0)" office:value-type="float" office:value="28.46">
            <text:p>28.46</text:p>
          </table:table-cell>
          <table:table-cell table:formula="of:=VLOOKUP([.$B12]; ['Pivot Table - Level 1'.$A$4:.$E$19]; 4; 0)" office:value-type="float" office:value="33.46">
            <text:p>33.46</text:p>
          </table:table-cell>
          <table:table-cell table:formula="of:=VLOOKUP([.$B12]; ['Pivot Table - Level 1'.$A$4:.$E$19]; 5; 0)" office:value-type="float" office:value="0.49">
            <text:p>0.49</text:p>
          </table:table-cell>
          <table:table-cell table:number-columns-repeated="3"/>
          <table:table-cell office:value-type="float" office:value="102400">
            <text:p>102400</text:p>
          </table:table-cell>
          <table:table-cell table:formula="of:=VLOOKUP([.$B12]; ['Pivot Table - Level 1'.$A$4:.$E$19]; 2; 0)" office:value-type="float" office:value="1.2">
            <text:p>1.2</text:p>
          </table:table-cell>
          <table:table-cell table:formula="of:=VLOOKUP([.$B12]; ['Pivot Table - Level 1'.$A$4:.$E$19]; 3; 0)" office:value-type="float" office:value="28.46">
            <text:p>28.46</text:p>
          </table:table-cell>
          <table:table-cell table:formula="of:=VLOOKUP([.$B12]; ['Pivot Table - Level 1'.$A$4:.$E$19]; 4; 0)" office:value-type="float" office:value="33.46">
            <text:p>33.46</text:p>
          </table:table-cell>
          <table:table-cell table:formula="of:=VLOOKUP([.$B12]; ['Pivot Table - Level 1'.$A$4:.$E$19]; 5; 0)" office:value-type="float" office:value="0.49">
            <text:p>0.49</text:p>
          </table:table-cell>
        </table:table-row>
        <table:table-row table:style-name="ro2">
          <table:table-cell table:formula="of:=VALUE(RIGHT([.B13]; LEN([.B13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Level-1</text:p>
          </table:table-cell>
          <table:table-cell table:formula="of:=VLOOKUP([.$B13]; ['Pivot Table - Level 1'.$A$4:.$E$19]; 2; 0)" office:value-type="float" office:value="2.45">
            <text:p>2.45</text:p>
          </table:table-cell>
          <table:table-cell table:formula="of:=VLOOKUP([.$B13]; ['Pivot Table - Level 1'.$A$4:.$E$19]; 3; 0)" office:value-type="float" office:value="61.86">
            <text:p>61.86</text:p>
          </table:table-cell>
          <table:table-cell table:formula="of:=VLOOKUP([.$B13]; ['Pivot Table - Level 1'.$A$4:.$E$19]; 4; 0)" office:value-type="float" office:value="66.95">
            <text:p>66.95</text:p>
          </table:table-cell>
          <table:table-cell table:formula="of:=VLOOKUP([.$B13]; ['Pivot Table - Level 1'.$A$4:.$E$19]; 5; 0)" office:value-type="float" office:value="0.99">
            <text:p>0.99</text:p>
          </table:table-cell>
          <table:table-cell table:number-columns-repeated="3"/>
          <table:table-cell office:value-type="float" office:value="204800">
            <text:p>204800</text:p>
          </table:table-cell>
          <table:table-cell table:formula="of:=VLOOKUP([.$B13]; ['Pivot Table - Level 1'.$A$4:.$E$19]; 2; 0)" office:value-type="float" office:value="2.45">
            <text:p>2.45</text:p>
          </table:table-cell>
          <table:table-cell table:formula="of:=VLOOKUP([.$B13]; ['Pivot Table - Level 1'.$A$4:.$E$19]; 3; 0)" office:value-type="float" office:value="61.86">
            <text:p>61.86</text:p>
          </table:table-cell>
          <table:table-cell table:formula="of:=VLOOKUP([.$B13]; ['Pivot Table - Level 1'.$A$4:.$E$19]; 4; 0)" office:value-type="float" office:value="66.95">
            <text:p>66.95</text:p>
          </table:table-cell>
          <table:table-cell table:formula="of:=VLOOKUP([.$B13]; ['Pivot Table - Level 1'.$A$4:.$E$19]; 5; 0)" office:value-type="float" office:value="0.99">
            <text:p>0.99</text:p>
          </table:table-cell>
        </table:table-row>
        <table:table-row table:style-name="ro2">
          <table:table-cell table:formula="of:=VALUE(RIGHT([.B14]; LEN([.B14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Level-1</text:p>
          </table:table-cell>
          <table:table-cell table:formula="of:=VLOOKUP([.$B14]; ['Pivot Table - Level 1'.$A$4:.$E$19]; 2; 0)" office:value-type="float" office:value="4.87">
            <text:p>4.87</text:p>
          </table:table-cell>
          <table:table-cell table:formula="of:=VLOOKUP([.$B14]; ['Pivot Table - Level 1'.$A$4:.$E$19]; 3; 0)" office:value-type="float" office:value="133.94">
            <text:p>133.94</text:p>
          </table:table-cell>
          <table:table-cell table:formula="of:=VLOOKUP([.$B14]; ['Pivot Table - Level 1'.$A$4:.$E$19]; 4; 0)" office:value-type="float" office:value="139.72">
            <text:p>139.72</text:p>
          </table:table-cell>
          <table:table-cell table:formula="of:=VLOOKUP([.$B14]; ['Pivot Table - Level 1'.$A$4:.$E$19]; 5; 0)" office:value-type="float" office:value="1.99">
            <text:p>1.99</text:p>
          </table:table-cell>
          <table:table-cell table:number-columns-repeated="3"/>
          <table:table-cell office:value-type="float" office:value="409600">
            <text:p>409600</text:p>
          </table:table-cell>
          <table:table-cell table:formula="of:=VLOOKUP([.$B14]; ['Pivot Table - Level 1'.$A$4:.$E$19]; 2; 0)" office:value-type="float" office:value="4.87">
            <text:p>4.87</text:p>
          </table:table-cell>
          <table:table-cell table:formula="of:=VLOOKUP([.$B14]; ['Pivot Table - Level 1'.$A$4:.$E$19]; 3; 0)" office:value-type="float" office:value="133.94">
            <text:p>133.94</text:p>
          </table:table-cell>
          <table:table-cell table:formula="of:=VLOOKUP([.$B14]; ['Pivot Table - Level 1'.$A$4:.$E$19]; 4; 0)" office:value-type="float" office:value="139.72">
            <text:p>139.72</text:p>
          </table:table-cell>
          <table:table-cell table:formula="of:=VLOOKUP([.$B14]; ['Pivot Table - Level 1'.$A$4:.$E$19]; 5; 0)" office:value-type="float" office:value="1.99">
            <text:p>1.99</text:p>
          </table:table-cell>
        </table:table-row>
        <table:table-row table:style-name="ro2">
          <table:table-cell table:formula="of:=VALUE(RIGHT([.B15]; LEN([.B15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Level-1</text:p>
          </table:table-cell>
          <table:table-cell table:formula="of:=VLOOKUP([.$B15]; ['Pivot Table - Level 1'.$A$4:.$E$19]; 2; 0)" office:value-type="float" office:value="10.72">
            <text:p>10.72</text:p>
          </table:table-cell>
          <table:table-cell table:formula="of:=VLOOKUP([.$B15]; ['Pivot Table - Level 1'.$A$4:.$E$19]; 3; 0)" office:value-type="float" office:value="548.08">
            <text:p>548.08</text:p>
          </table:table-cell>
          <table:table-cell table:formula="of:=VLOOKUP([.$B15]; ['Pivot Table - Level 1'.$A$4:.$E$19]; 4; 0)" office:value-type="float" office:value="586.45">
            <text:p>586.45</text:p>
          </table:table-cell>
          <table:table-cell table:formula="of:=VLOOKUP([.$B15]; ['Pivot Table - Level 1'.$A$4:.$E$19]; 5; 0)" office:value-type="float" office:value="11.61">
            <text:p>11.61</text:p>
          </table:table-cell>
          <table:table-cell table:number-columns-repeated="3"/>
          <table:table-cell office:value-type="float" office:value="819200">
            <text:p>819200</text:p>
          </table:table-cell>
          <table:table-cell table:formula="of:=VLOOKUP([.$B15]; ['Pivot Table - Level 1'.$A$4:.$E$19]; 2; 0)" office:value-type="float" office:value="10.72">
            <text:p>10.72</text:p>
          </table:table-cell>
          <table:table-cell table:formula="of:=VLOOKUP([.$B15]; ['Pivot Table - Level 1'.$A$4:.$E$19]; 3; 0)" office:value-type="float" office:value="548.08">
            <text:p>548.08</text:p>
          </table:table-cell>
          <table:table-cell table:formula="of:=VLOOKUP([.$B15]; ['Pivot Table - Level 1'.$A$4:.$E$19]; 4; 0)" office:value-type="float" office:value="586.45">
            <text:p>586.45</text:p>
          </table:table-cell>
          <table:table-cell table:formula="of:=VLOOKUP([.$B15]; ['Pivot Table - Level 1'.$A$4:.$E$19]; 5; 0)" office:value-type="float" office:value="11.61">
            <text:p>11.61</text:p>
          </table:table-cell>
        </table:table-row>
        <table:table-row table:style-name="ro2">
          <table:table-cell table:formula="of:=VALUE(RIGHT([.B16]; LEN([.B1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Level-1</text:p>
          </table:table-cell>
          <table:table-cell table:formula="of:=VLOOKUP([.$B16]; ['Pivot Table - Level 1'.$A$4:.$E$19]; 2; 0)" office:value-type="float" office:value="608.11">
            <text:p>608.11</text:p>
          </table:table-cell>
          <table:table-cell table:formula="of:=VLOOKUP([.$B16]; ['Pivot Table - Level 1'.$A$4:.$E$19]; 3; 0)" office:value-type="float" office:value="1922.89">
            <text:p>1922.89</text:p>
          </table:table-cell>
          <table:table-cell table:formula="of:=VLOOKUP([.$B16]; ['Pivot Table - Level 1'.$A$4:.$E$19]; 4; 0)" office:value-type="float" office:value="1937.09">
            <text:p>1937.09</text:p>
          </table:table-cell>
          <table:table-cell table:formula="of:=VLOOKUP([.$B16]; ['Pivot Table - Level 1'.$A$4:.$E$19]; 5; 0)" office:value-type="float" office:value="609.18">
            <text:p>609.18</text:p>
          </table:table-cell>
          <table:table-cell table:number-columns-repeated="3"/>
          <table:table-cell office:value-type="float" office:value="1638400">
            <text:p>1638400</text:p>
          </table:table-cell>
          <table:table-cell table:formula="of:=VLOOKUP([.$B16]; ['Pivot Table - Level 1'.$A$4:.$E$19]; 2; 0)" office:value-type="float" office:value="608.11">
            <text:p>608.11</text:p>
          </table:table-cell>
          <table:table-cell table:formula="of:=VLOOKUP([.$B16]; ['Pivot Table - Level 1'.$A$4:.$E$19]; 3; 0)" office:value-type="float" office:value="1922.89">
            <text:p>1922.89</text:p>
          </table:table-cell>
          <table:table-cell table:formula="of:=VLOOKUP([.$B16]; ['Pivot Table - Level 1'.$A$4:.$E$19]; 4; 0)" office:value-type="float" office:value="1937.09">
            <text:p>1937.09</text:p>
          </table:table-cell>
          <table:table-cell table:formula="of:=VLOOKUP([.$B16]; ['Pivot Table - Level 1'.$A$4:.$E$19]; 5; 0)" office:value-type="float" office:value="609.18">
            <text:p>609.18</text:p>
          </table:table-cell>
        </table:table-row>
        <table:table-row table:style-name="ro2">
          <table:table-cell table:formula="of:=VALUE(RIGHT([.B17]; LEN([.B17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Level-3</text:p>
          </table:table-cell>
          <table:table-cell table:formula="of:=VLOOKUP([.$B17]; ['Pivot Table - Level 3'.$A$4:.$E$19]; 2; 0)" office:value-type="float" office:value="0.01">
            <text:p>0.01</text:p>
          </table:table-cell>
          <table:table-cell table:formula="of:=VLOOKUP([.$B17]; ['Pivot Table - Level 3'.$A$4:.$E$19]; 3; 0)" office:value-type="float" office:value="0.02">
            <text:p>0.02</text:p>
          </table:table-cell>
          <table:table-cell table:formula="of:=VLOOKUP([.$B17]; ['Pivot Table - Level 3'.$A$4:.$E$19]; 4; 0)" office:value-type="float" office:value="0.49">
            <text:p>0.49</text:p>
          </table:table-cell>
          <table:table-cell table:formula="of:=VLOOKUP([.$B17]; ['Pivot Table - Level 3'.$A$4:.$E$19]; 5; 0)" office:value-type="float" office:value="0.01">
            <text:p>0.01</text:p>
          </table:table-cell>
          <table:table-cell table:number-columns-repeated="8"/>
        </table:table-row>
        <table:table-row table:style-name="ro2">
          <table:table-cell table:formula="of:=VALUE(RIGHT([.B18]; LEN([.B18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Level-3</text:p>
          </table:table-cell>
          <table:table-cell table:formula="of:=VLOOKUP([.$B18]; ['Pivot Table - Level 3'.$A$4:.$E$19]; 2; 0)" office:value-type="float" office:value="0.02">
            <text:p>0.02</text:p>
          </table:table-cell>
          <table:table-cell table:formula="of:=VLOOKUP([.$B18]; ['Pivot Table - Level 3'.$A$4:.$E$19]; 3; 0)" office:value-type="float" office:value="0.04">
            <text:p>0.04</text:p>
          </table:table-cell>
          <table:table-cell table:formula="of:=VLOOKUP([.$B18]; ['Pivot Table - Level 3'.$A$4:.$E$19]; 4; 0)" office:value-type="float" office:value="0.99">
            <text:p>0.99</text:p>
          </table:table-cell>
          <table:table-cell table:formula="of:=VLOOKUP([.$B18]; ['Pivot Table - Level 3'.$A$4:.$E$19]; 5; 0)" office:value-type="float" office:value="0.02">
            <text:p>0.02</text:p>
          </table:table-cell>
          <table:table-cell table:number-columns-repeated="8"/>
        </table:table-row>
        <table:table-row table:style-name="ro2">
          <table:table-cell table:formula="of:=VALUE(RIGHT([.B19]; LEN([.B19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Level-3</text:p>
          </table:table-cell>
          <table:table-cell table:formula="of:=VLOOKUP([.$B19]; ['Pivot Table - Level 3'.$A$4:.$E$19]; 2; 0)" office:value-type="float" office:value="0.02">
            <text:p>0.02</text:p>
          </table:table-cell>
          <table:table-cell table:formula="of:=VLOOKUP([.$B19]; ['Pivot Table - Level 3'.$A$4:.$E$19]; 3; 0)" office:value-type="float" office:value="0.08">
            <text:p>0.08</text:p>
          </table:table-cell>
          <table:table-cell table:formula="of:=VLOOKUP([.$B19]; ['Pivot Table - Level 3'.$A$4:.$E$19]; 4; 0)" office:value-type="float" office:value="2.02">
            <text:p>2.02</text:p>
          </table:table-cell>
          <table:table-cell table:formula="of:=VLOOKUP([.$B19]; ['Pivot Table - Level 3'.$A$4:.$E$19]; 5; 0)" office:value-type="float" office:value="0.03">
            <text:p>0.03</text:p>
          </table:table-cell>
          <table:table-cell table:number-columns-repeated="8"/>
        </table:table-row>
        <table:table-row table:style-name="ro2">
          <table:table-cell table:formula="of:=VALUE(RIGHT([.B20]; LEN([.B20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Level-3</text:p>
          </table:table-cell>
          <table:table-cell table:formula="of:=VLOOKUP([.$B20]; ['Pivot Table - Level 3'.$A$4:.$E$19]; 2; 0)" office:value-type="float" office:value="0.04">
            <text:p>0.04</text:p>
          </table:table-cell>
          <table:table-cell table:formula="of:=VLOOKUP([.$B20]; ['Pivot Table - Level 3'.$A$4:.$E$19]; 3; 0)" office:value-type="float" office:value="0.21">
            <text:p>0.21</text:p>
          </table:table-cell>
          <table:table-cell table:formula="of:=VLOOKUP([.$B20]; ['Pivot Table - Level 3'.$A$4:.$E$19]; 4; 0)" office:value-type="float" office:value="4.2">
            <text:p>4.2</text:p>
          </table:table-cell>
          <table:table-cell table:formula="of:=VLOOKUP([.$B20]; ['Pivot Table - Level 3'.$A$4:.$E$19]; 5; 0)" office:value-type="float" office:value="0.05">
            <text:p>0.05</text:p>
          </table:table-cell>
          <table:table-cell table:number-columns-repeated="8"/>
        </table:table-row>
        <table:table-row table:style-name="ro2">
          <table:table-cell table:formula="of:=VALUE(RIGHT([.B21]; LEN([.B21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Level-3</text:p>
          </table:table-cell>
          <table:table-cell table:formula="of:=VLOOKUP([.$B21]; ['Pivot Table - Level 3'.$A$4:.$E$19]; 2; 0)" office:value-type="float" office:value="0.06">
            <text:p>0.06</text:p>
          </table:table-cell>
          <table:table-cell table:formula="of:=VLOOKUP([.$B21]; ['Pivot Table - Level 3'.$A$4:.$E$19]; 3; 0)" office:value-type="float" office:value="0.47">
            <text:p>0.47</text:p>
          </table:table-cell>
          <table:table-cell table:formula="of:=VLOOKUP([.$B21]; ['Pivot Table - Level 3'.$A$4:.$E$19]; 4; 0)" office:value-type="float" office:value="5.57">
            <text:p>5.57</text:p>
          </table:table-cell>
          <table:table-cell table:formula="of:=VLOOKUP([.$B21]; ['Pivot Table - Level 3'.$A$4:.$E$19]; 5; 0)" office:value-type="float" office:value="0.08">
            <text:p>0.08</text:p>
          </table:table-cell>
          <table:table-cell table:number-columns-repeated="8"/>
        </table:table-row>
        <table:table-row table:style-name="ro2">
          <table:table-cell table:formula="of:=VALUE(RIGHT([.B22]; LEN([.B22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Level-3</text:p>
          </table:table-cell>
          <table:table-cell table:formula="of:=VLOOKUP([.$B22]; ['Pivot Table - Level 3'.$A$4:.$E$19]; 2; 0)" office:value-type="float" office:value="0.1">
            <text:p>0.1</text:p>
          </table:table-cell>
          <table:table-cell table:formula="of:=VLOOKUP([.$B22]; ['Pivot Table - Level 3'.$A$4:.$E$19]; 3; 0)" office:value-type="float" office:value="0.89">
            <text:p>0.89</text:p>
          </table:table-cell>
          <table:table-cell table:formula="of:=VLOOKUP([.$B22]; ['Pivot Table - Level 3'.$A$4:.$E$19]; 4; 0)" office:value-type="float" office:value="6.06">
            <text:p>6.06</text:p>
          </table:table-cell>
          <table:table-cell table:formula="of:=VLOOKUP([.$B22]; ['Pivot Table - Level 3'.$A$4:.$E$19]; 5; 0)" office:value-type="float" office:value="0.14">
            <text:p>0.14</text:p>
          </table:table-cell>
          <table:table-cell table:number-columns-repeated="8"/>
        </table:table-row>
        <table:table-row table:style-name="ro2">
          <table:table-cell table:formula="of:=VALUE(RIGHT([.B23]; LEN([.B23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Level-3</text:p>
          </table:table-cell>
          <table:table-cell table:formula="of:=VLOOKUP([.$B23]; ['Pivot Table - Level 3'.$A$4:.$E$19]; 2; 0)" office:value-type="float" office:value="0.19">
            <text:p>0.19</text:p>
          </table:table-cell>
          <table:table-cell table:formula="of:=VLOOKUP([.$B23]; ['Pivot Table - Level 3'.$A$4:.$E$19]; 3; 0)" office:value-type="float" office:value="1.74">
            <text:p>1.74</text:p>
          </table:table-cell>
          <table:table-cell table:formula="of:=VLOOKUP([.$B23]; ['Pivot Table - Level 3'.$A$4:.$E$19]; 4; 0)" office:value-type="float" office:value="6.98">
            <text:p>6.98</text:p>
          </table:table-cell>
          <table:table-cell table:formula="of:=VLOOKUP([.$B23]; ['Pivot Table - Level 3'.$A$4:.$E$19]; 5; 0)" office:value-type="float" office:value="0.22">
            <text:p>0.22</text:p>
          </table:table-cell>
          <table:table-cell table:number-columns-repeated="8"/>
        </table:table-row>
        <table:table-row table:style-name="ro2">
          <table:table-cell table:formula="of:=VALUE(RIGHT([.B24]; LEN([.B24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Level-3</text:p>
          </table:table-cell>
          <table:table-cell table:formula="of:=VLOOKUP([.$B24]; ['Pivot Table - Level 3'.$A$4:.$E$19]; 2; 0)" office:value-type="float" office:value="0.31">
            <text:p>0.31</text:p>
          </table:table-cell>
          <table:table-cell table:formula="of:=VLOOKUP([.$B24]; ['Pivot Table - Level 3'.$A$4:.$E$19]; 3; 0)" office:value-type="float" office:value="3.44">
            <text:p>3.44</text:p>
          </table:table-cell>
          <table:table-cell table:formula="of:=VLOOKUP([.$B24]; ['Pivot Table - Level 3'.$A$4:.$E$19]; 4; 0)" office:value-type="float" office:value="8.79">
            <text:p>8.79</text:p>
          </table:table-cell>
          <table:table-cell table:formula="of:=VLOOKUP([.$B24]; ['Pivot Table - Level 3'.$A$4:.$E$19]; 5; 0)" office:value-type="float" office:value="0.35">
            <text:p>0.35</text:p>
          </table:table-cell>
          <table:table-cell table:number-columns-repeated="8"/>
        </table:table-row>
        <table:table-row table:style-name="ro2">
          <table:table-cell table:formula="of:=VALUE(RIGHT([.B25]; LEN([.B25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Level-3</text:p>
          </table:table-cell>
          <table:table-cell table:formula="of:=VLOOKUP([.$B25]; ['Pivot Table - Level 3'.$A$4:.$E$19]; 2; 0)" office:value-type="float" office:value="0.54">
            <text:p>0.54</text:p>
          </table:table-cell>
          <table:table-cell table:formula="of:=VLOOKUP([.$B25]; ['Pivot Table - Level 3'.$A$4:.$E$19]; 3; 0)" office:value-type="float" office:value="6.9">
            <text:p>6.9</text:p>
          </table:table-cell>
          <table:table-cell table:formula="of:=VLOOKUP([.$B25]; ['Pivot Table - Level 3'.$A$4:.$E$19]; 4; 0)" office:value-type="float" office:value="12.43">
            <text:p>12.43</text:p>
          </table:table-cell>
          <table:table-cell table:formula="of:=VLOOKUP([.$B25]; ['Pivot Table - Level 3'.$A$4:.$E$19]; 5; 0)" office:value-type="float" office:value="0.54">
            <text:p>0.54</text:p>
          </table:table-cell>
          <table:table-cell table:number-columns-repeated="8"/>
        </table:table-row>
        <table:table-row table:style-name="ro2">
          <table:table-cell table:formula="of:=VALUE(RIGHT([.B26]; LEN([.B26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Level-3</text:p>
          </table:table-cell>
          <table:table-cell table:formula="of:=VLOOKUP([.$B26]; ['Pivot Table - Level 3'.$A$4:.$E$19]; 2; 0)" office:value-type="float" office:value="0.97">
            <text:p>0.97</text:p>
          </table:table-cell>
          <table:table-cell table:formula="of:=VLOOKUP([.$B26]; ['Pivot Table - Level 3'.$A$4:.$E$19]; 3; 0)" office:value-type="float" office:value="14.23">
            <text:p>14.23</text:p>
          </table:table-cell>
          <table:table-cell table:formula="of:=VLOOKUP([.$B26]; ['Pivot Table - Level 3'.$A$4:.$E$19]; 4; 0)" office:value-type="float" office:value="19.43">
            <text:p>19.43</text:p>
          </table:table-cell>
          <table:table-cell table:formula="of:=VLOOKUP([.$B26]; ['Pivot Table - Level 3'.$A$4:.$E$19]; 5; 0)" office:value-type="float" office:value="0.89">
            <text:p>0.89</text:p>
          </table:table-cell>
          <table:table-cell table:number-columns-repeated="8"/>
        </table:table-row>
        <table:table-row table:style-name="ro2">
          <table:table-cell table:formula="of:=VALUE(RIGHT([.B27]; LEN([.B27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Level-3</text:p>
          </table:table-cell>
          <table:table-cell table:formula="of:=VLOOKUP([.$B27]; ['Pivot Table - Level 3'.$A$4:.$E$19]; 2; 0)" office:value-type="float" office:value="1.73">
            <text:p>1.73</text:p>
          </table:table-cell>
          <table:table-cell table:formula="of:=VLOOKUP([.$B27]; ['Pivot Table - Level 3'.$A$4:.$E$19]; 3; 0)" office:value-type="float" office:value="28.77">
            <text:p>28.77</text:p>
          </table:table-cell>
          <table:table-cell table:formula="of:=VLOOKUP([.$B27]; ['Pivot Table - Level 3'.$A$4:.$E$19]; 4; 0)" office:value-type="float" office:value="33.31">
            <text:p>33.31</text:p>
          </table:table-cell>
          <table:table-cell table:formula="of:=VLOOKUP([.$B27]; ['Pivot Table - Level 3'.$A$4:.$E$19]; 5; 0)" office:value-type="float" office:value="1.4">
            <text:p>1.4</text:p>
          </table:table-cell>
          <table:table-cell table:number-columns-repeated="8"/>
        </table:table-row>
        <table:table-row table:style-name="ro2">
          <table:table-cell table:formula="of:=VALUE(RIGHT([.B28]; LEN([.B28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Level-3</text:p>
          </table:table-cell>
          <table:table-cell table:formula="of:=VLOOKUP([.$B28]; ['Pivot Table - Level 3'.$A$4:.$E$19]; 2; 0)" office:value-type="float" office:value="3.18">
            <text:p>3.18</text:p>
          </table:table-cell>
          <table:table-cell table:formula="of:=VLOOKUP([.$B28]; ['Pivot Table - Level 3'.$A$4:.$E$19]; 3; 0)" office:value-type="float" office:value="56.51">
            <text:p>56.51</text:p>
          </table:table-cell>
          <table:table-cell table:formula="of:=VLOOKUP([.$B28]; ['Pivot Table - Level 3'.$A$4:.$E$19]; 4; 0)" office:value-type="float" office:value="65.78">
            <text:p>65.78</text:p>
          </table:table-cell>
          <table:table-cell table:formula="of:=VLOOKUP([.$B28]; ['Pivot Table - Level 3'.$A$4:.$E$19]; 5; 0)" office:value-type="float" office:value="2.24">
            <text:p>2.24</text:p>
          </table:table-cell>
          <table:table-cell table:number-columns-repeated="8"/>
        </table:table-row>
        <table:table-row table:style-name="ro2">
          <table:table-cell table:formula="of:=VALUE(RIGHT([.B29]; LEN([.B29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Level-3</text:p>
          </table:table-cell>
          <table:table-cell table:formula="of:=VLOOKUP([.$B29]; ['Pivot Table - Level 3'.$A$4:.$E$19]; 2; 0)" office:value-type="float" office:value="6.16">
            <text:p>6.16</text:p>
          </table:table-cell>
          <table:table-cell table:formula="of:=VLOOKUP([.$B29]; ['Pivot Table - Level 3'.$A$4:.$E$19]; 3; 0)" office:value-type="float" office:value="141.94">
            <text:p>141.94</text:p>
          </table:table-cell>
          <table:table-cell table:formula="of:=VLOOKUP([.$B29]; ['Pivot Table - Level 3'.$A$4:.$E$19]; 4; 0)" office:value-type="float" office:value="147.23">
            <text:p>147.23</text:p>
          </table:table-cell>
          <table:table-cell table:formula="of:=VLOOKUP([.$B29]; ['Pivot Table - Level 3'.$A$4:.$E$19]; 5; 0)" office:value-type="float" office:value="3.79">
            <text:p>3.79</text:p>
          </table:table-cell>
          <table:table-cell table:number-columns-repeated="8"/>
        </table:table-row>
        <table:table-row table:style-name="ro2">
          <table:table-cell table:formula="of:=VALUE(RIGHT([.B30]; LEN([.B30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Level-3</text:p>
          </table:table-cell>
          <table:table-cell table:formula="of:=VLOOKUP([.$B30]; ['Pivot Table - Level 3'.$A$4:.$E$19]; 2; 0)" office:value-type="float" office:value="168.91">
            <text:p>168.91</text:p>
          </table:table-cell>
          <table:table-cell table:formula="of:=VLOOKUP([.$B30]; ['Pivot Table - Level 3'.$A$4:.$E$19]; 3; 0)" office:value-type="float" office:value="699.98">
            <text:p>699.98</text:p>
          </table:table-cell>
          <table:table-cell table:formula="of:=VLOOKUP([.$B30]; ['Pivot Table - Level 3'.$A$4:.$E$19]; 4; 0)" office:value-type="float" office:value="704.08">
            <text:p>704.08</text:p>
          </table:table-cell>
          <table:table-cell table:formula="of:=VLOOKUP([.$B30]; ['Pivot Table - Level 3'.$A$4:.$E$19]; 5; 0)" office:value-type="float" office:value="161.98">
            <text:p>161.98</text:p>
          </table:table-cell>
          <table:table-cell table:number-columns-repeated="8"/>
        </table:table-row>
        <table:table-row table:style-name="ro2">
          <table:table-cell table:formula="of:=VALUE(RIGHT([.B31]; LEN([.B31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Level-3</text:p>
          </table:table-cell>
          <table:table-cell table:formula="of:=VLOOKUP([.$B31]; ['Pivot Table - Level 3'.$A$4:.$E$19]; 2; 0)" office:value-type="float" office:value="257.12">
            <text:p>257.12</text:p>
          </table:table-cell>
          <table:table-cell table:formula="of:=VLOOKUP([.$B31]; ['Pivot Table - Level 3'.$A$4:.$E$19]; 3; 0)" office:value-type="float" office:value="1342.29">
            <text:p>1342.29</text:p>
          </table:table-cell>
          <table:table-cell table:formula="of:=VLOOKUP([.$B31]; ['Pivot Table - Level 3'.$A$4:.$E$19]; 4; 0)" office:value-type="float" office:value="1317.7">
            <text:p>1317.7</text:p>
          </table:table-cell>
          <table:table-cell table:formula="of:=VLOOKUP([.$B31]; ['Pivot Table - Level 3'.$A$4:.$E$19]; 5; 0)" office:value-type="float" office:value="248.24">
            <text:p>248.24</text:p>
          </table:table-cell>
          <table:table-cell table:number-columns-repeated="8"/>
        </table:table-row>
        <table:table-row table:style-name="ro2">
          <table:table-cell table:formula="of:=VALUE(RIGHT([.B32]; LEN([.B32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Level-2</text:p>
          </table:table-cell>
          <table:table-cell table:formula="of:=IF(ISERROR(VLOOKUP([.$B32]; ['Pivot Table - Level 2'.$A$4:.$E$21]; 2; 0));0;VLOOKUP([.$B32]; ['Pivot Table - Level 2'.$A$4:.$E$21]; 2; 0))" office:value-type="float" office:value="0.01">
            <text:p>0.01</text:p>
          </table:table-cell>
          <table:table-cell table:formula="of:=IF(ISERROR(VLOOKUP([.$B32]; ['Pivot Table - Level 2'.$A$4:.$E$21]; 3; 0)); 0; VLOOKUP([.$B32]; ['Pivot Table - Level 2'.$A$4:.$E$21]; 3; 0))" office:value-type="float" office:value="0.01">
            <text:p>0.01</text:p>
          </table:table-cell>
          <table:table-cell table:formula="of:=IF(ISERROR(VLOOKUP([.$B32]; ['Pivot Table - Level 2'.$A$4:.$E$21]; 4; 0));0;VLOOKUP([.$B32]; ['Pivot Table - Level 2'.$A$4:.$E$21]; 4; 0))" office:value-type="float" office:value="0.49">
            <text:p>0.49</text:p>
          </table:table-cell>
          <table:table-cell table:formula="of:=IF(ISERROR(VLOOKUP([.$B32]; ['Pivot Table - Level 2'.$A$4:.$E$21]; 5; 0));0;VLOOKUP([.$B32]; ['Pivot Table - Level 2'.$A$4:.$E$21]; 5; 0))" office:value-type="float" office:value="0.01">
            <text:p>0.01</text:p>
          </table:table-cell>
          <table:table-cell table:number-columns-repeated="8"/>
        </table:table-row>
        <table:table-row table:style-name="ro2">
          <table:table-cell table:formula="of:=VALUE(RIGHT([.B33]; LEN([.B33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Level-2</text:p>
          </table:table-cell>
          <table:table-cell table:formula="of:=IF(ISERROR(VLOOKUP([.$B33]; ['Pivot Table - Level 2'.$A$4:.$E$21]; 2; 0));0;VLOOKUP([.$B33]; ['Pivot Table - Level 2'.$A$4:.$E$21]; 2; 0))" office:value-type="float" office:value="0.01">
            <text:p>0.01</text:p>
          </table:table-cell>
          <table:table-cell table:formula="of:=IF(ISERROR(VLOOKUP([.$B33]; ['Pivot Table - Level 2'.$A$4:.$E$21]; 3; 0)); 0; VLOOKUP([.$B33]; ['Pivot Table - Level 2'.$A$4:.$E$21]; 3; 0))" office:value-type="float" office:value="0.03">
            <text:p>0.03</text:p>
          </table:table-cell>
          <table:table-cell table:formula="of:=IF(ISERROR(VLOOKUP([.$B33]; ['Pivot Table - Level 2'.$A$4:.$E$21]; 4; 0));0;VLOOKUP([.$B33]; ['Pivot Table - Level 2'.$A$4:.$E$21]; 4; 0))" office:value-type="float" office:value="0.99">
            <text:p>0.99</text:p>
          </table:table-cell>
          <table:table-cell table:formula="of:=IF(ISERROR(VLOOKUP([.$B33]; ['Pivot Table - Level 2'.$A$4:.$E$21]; 5; 0));0;VLOOKUP([.$B33]; ['Pivot Table - Level 2'.$A$4:.$E$21]; 5; 0))" office:value-type="float" office:value="0.01">
            <text:p>0.01</text:p>
          </table:table-cell>
          <table:table-cell table:number-columns-repeated="8"/>
        </table:table-row>
        <table:table-row table:style-name="ro2">
          <table:table-cell table:formula="of:=VALUE(RIGHT([.B34]; LEN([.B34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Level-2</text:p>
          </table:table-cell>
          <table:table-cell table:formula="of:=IF(ISERROR(VLOOKUP([.$B34]; ['Pivot Table - Level 2'.$A$4:.$E$21]; 2; 0));0;VLOOKUP([.$B34]; ['Pivot Table - Level 2'.$A$4:.$E$21]; 2; 0))" office:value-type="float" office:value="0.02">
            <text:p>0.02</text:p>
          </table:table-cell>
          <table:table-cell table:formula="of:=IF(ISERROR(VLOOKUP([.$B34]; ['Pivot Table - Level 2'.$A$4:.$E$21]; 3; 0)); 0; VLOOKUP([.$B34]; ['Pivot Table - Level 2'.$A$4:.$E$21]; 3; 0))" office:value-type="float" office:value="0.07">
            <text:p>0.07</text:p>
          </table:table-cell>
          <table:table-cell table:formula="of:=IF(ISERROR(VLOOKUP([.$B34]; ['Pivot Table - Level 2'.$A$4:.$E$21]; 4; 0));0;VLOOKUP([.$B34]; ['Pivot Table - Level 2'.$A$4:.$E$21]; 4; 0))" office:value-type="float" office:value="2.01">
            <text:p>2.01</text:p>
          </table:table-cell>
          <table:table-cell table:formula="of:=IF(ISERROR(VLOOKUP([.$B34]; ['Pivot Table - Level 2'.$A$4:.$E$21]; 5; 0));0;VLOOKUP([.$B34]; ['Pivot Table - Level 2'.$A$4:.$E$21]; 5; 0))" office:value-type="float" office:value="0.01">
            <text:p>0.01</text:p>
          </table:table-cell>
          <table:table-cell table:number-columns-repeated="8"/>
        </table:table-row>
        <table:table-row table:style-name="ro2">
          <table:table-cell table:formula="of:=VALUE(RIGHT([.B35]; LEN([.B35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Level-2</text:p>
          </table:table-cell>
          <table:table-cell table:formula="of:=IF(ISERROR(VLOOKUP([.$B35]; ['Pivot Table - Level 2'.$A$4:.$E$21]; 2; 0));0;VLOOKUP([.$B35]; ['Pivot Table - Level 2'.$A$4:.$E$21]; 2; 0))" office:value-type="float" office:value="0.02">
            <text:p>0.02</text:p>
          </table:table-cell>
          <table:table-cell table:formula="of:=IF(ISERROR(VLOOKUP([.$B35]; ['Pivot Table - Level 2'.$A$4:.$E$21]; 3; 0)); 0; VLOOKUP([.$B35]; ['Pivot Table - Level 2'.$A$4:.$E$21]; 3; 0))" office:value-type="float" office:value="0.18">
            <text:p>0.18</text:p>
          </table:table-cell>
          <table:table-cell table:formula="of:=IF(ISERROR(VLOOKUP([.$B35]; ['Pivot Table - Level 2'.$A$4:.$E$21]; 4; 0));0;VLOOKUP([.$B35]; ['Pivot Table - Level 2'.$A$4:.$E$21]; 4; 0))" office:value-type="float" office:value="4.17">
            <text:p>4.17</text:p>
          </table:table-cell>
          <table:table-cell table:formula="of:=IF(ISERROR(VLOOKUP([.$B35]; ['Pivot Table - Level 2'.$A$4:.$E$21]; 5; 0));0;VLOOKUP([.$B35]; ['Pivot Table - Level 2'.$A$4:.$E$21]; 5; 0))" office:value-type="float" office:value="0.02">
            <text:p>0.02</text:p>
          </table:table-cell>
          <table:table-cell table:number-columns-repeated="8"/>
        </table:table-row>
        <table:table-row table:style-name="ro2">
          <table:table-cell table:formula="of:=VALUE(RIGHT([.B36]; LEN([.B36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Level-2</text:p>
          </table:table-cell>
          <table:table-cell table:formula="of:=IF(ISERROR(VLOOKUP([.$B36]; ['Pivot Table - Level 2'.$A$4:.$E$21]; 2; 0));0;VLOOKUP([.$B36]; ['Pivot Table - Level 2'.$A$4:.$E$21]; 2; 0))" office:value-type="float" office:value="0.04">
            <text:p>0.04</text:p>
          </table:table-cell>
          <table:table-cell table:formula="of:=IF(ISERROR(VLOOKUP([.$B36]; ['Pivot Table - Level 2'.$A$4:.$E$21]; 3; 0)); 0; VLOOKUP([.$B36]; ['Pivot Table - Level 2'.$A$4:.$E$21]; 3; 0))" office:value-type="float" office:value="0.41">
            <text:p>0.41</text:p>
          </table:table-cell>
          <table:table-cell table:formula="of:=IF(ISERROR(VLOOKUP([.$B36]; ['Pivot Table - Level 2'.$A$4:.$E$21]; 4; 0));0;VLOOKUP([.$B36]; ['Pivot Table - Level 2'.$A$4:.$E$21]; 4; 0))" office:value-type="float" office:value="5.47">
            <text:p>5.47</text:p>
          </table:table-cell>
          <table:table-cell table:formula="of:=IF(ISERROR(VLOOKUP([.$B36]; ['Pivot Table - Level 2'.$A$4:.$E$21]; 5; 0));0;VLOOKUP([.$B36]; ['Pivot Table - Level 2'.$A$4:.$E$21]; 5; 0))" office:value-type="float" office:value="0.03">
            <text:p>0.03</text:p>
          </table:table-cell>
          <table:table-cell table:number-columns-repeated="8"/>
        </table:table-row>
        <table:table-row table:style-name="ro2">
          <table:table-cell table:formula="of:=VALUE(RIGHT([.B37]; LEN([.B37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Level-2</text:p>
          </table:table-cell>
          <table:table-cell table:formula="of:=IF(ISERROR(VLOOKUP([.$B37]; ['Pivot Table - Level 2'.$A$4:.$E$21]; 2; 0));0;VLOOKUP([.$B37]; ['Pivot Table - Level 2'.$A$4:.$E$21]; 2; 0))" office:value-type="float" office:value="0.06">
            <text:p>0.06</text:p>
          </table:table-cell>
          <table:table-cell table:formula="of:=IF(ISERROR(VLOOKUP([.$B37]; ['Pivot Table - Level 2'.$A$4:.$E$21]; 3; 0)); 0; VLOOKUP([.$B37]; ['Pivot Table - Level 2'.$A$4:.$E$21]; 3; 0))" office:value-type="float" office:value="0.8">
            <text:p>0.8</text:p>
          </table:table-cell>
          <table:table-cell table:formula="of:=IF(ISERROR(VLOOKUP([.$B37]; ['Pivot Table - Level 2'.$A$4:.$E$21]; 4; 0));0;VLOOKUP([.$B37]; ['Pivot Table - Level 2'.$A$4:.$E$21]; 4; 0))" office:value-type="float" office:value="5.97">
            <text:p>5.97</text:p>
          </table:table-cell>
          <table:table-cell table:formula="of:=IF(ISERROR(VLOOKUP([.$B37]; ['Pivot Table - Level 2'.$A$4:.$E$21]; 5; 0));0;VLOOKUP([.$B37]; ['Pivot Table - Level 2'.$A$4:.$E$21]; 5; 0))" office:value-type="float" office:value="0.04">
            <text:p>0.04</text:p>
          </table:table-cell>
          <table:table-cell table:number-columns-repeated="8"/>
        </table:table-row>
        <table:table-row table:style-name="ro2">
          <table:table-cell table:formula="of:=VALUE(RIGHT([.B38]; LEN([.B38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Level-2</text:p>
          </table:table-cell>
          <table:table-cell table:formula="of:=IF(ISERROR(VLOOKUP([.$B38]; ['Pivot Table - Level 2'.$A$4:.$E$21]; 2; 0));0;VLOOKUP([.$B38]; ['Pivot Table - Level 2'.$A$4:.$E$21]; 2; 0))" office:value-type="float" office:value="0.1">
            <text:p>0.1</text:p>
          </table:table-cell>
          <table:table-cell table:formula="of:=IF(ISERROR(VLOOKUP([.$B38]; ['Pivot Table - Level 2'.$A$4:.$E$21]; 3; 0)); 0; VLOOKUP([.$B38]; ['Pivot Table - Level 2'.$A$4:.$E$21]; 3; 0))" office:value-type="float" office:value="1.57">
            <text:p>1.57</text:p>
          </table:table-cell>
          <table:table-cell table:formula="of:=IF(ISERROR(VLOOKUP([.$B38]; ['Pivot Table - Level 2'.$A$4:.$E$21]; 4; 0));0;VLOOKUP([.$B38]; ['Pivot Table - Level 2'.$A$4:.$E$21]; 4; 0))" office:value-type="float" office:value="6.78">
            <text:p>6.78</text:p>
          </table:table-cell>
          <table:table-cell table:formula="of:=IF(ISERROR(VLOOKUP([.$B38]; ['Pivot Table - Level 2'.$A$4:.$E$21]; 5; 0));0;VLOOKUP([.$B38]; ['Pivot Table - Level 2'.$A$4:.$E$21]; 5; 0))" office:value-type="float" office:value="0.08">
            <text:p>0.08</text:p>
          </table:table-cell>
          <table:table-cell table:number-columns-repeated="8"/>
        </table:table-row>
        <table:table-row table:style-name="ro2">
          <table:table-cell table:formula="of:=VALUE(RIGHT([.B39]; LEN([.B39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Level-2</text:p>
          </table:table-cell>
          <table:table-cell table:formula="of:=IF(ISERROR(VLOOKUP([.$B39]; ['Pivot Table - Level 2'.$A$4:.$E$21]; 2; 0));0;VLOOKUP([.$B39]; ['Pivot Table - Level 2'.$A$4:.$E$21]; 2; 0))" office:value-type="float" office:value="0.19">
            <text:p>0.19</text:p>
          </table:table-cell>
          <table:table-cell table:formula="of:=IF(ISERROR(VLOOKUP([.$B39]; ['Pivot Table - Level 2'.$A$4:.$E$21]; 3; 0)); 0; VLOOKUP([.$B39]; ['Pivot Table - Level 2'.$A$4:.$E$21]; 3; 0))" office:value-type="float" office:value="3.16">
            <text:p>3.16</text:p>
          </table:table-cell>
          <table:table-cell table:formula="of:=IF(ISERROR(VLOOKUP([.$B39]; ['Pivot Table - Level 2'.$A$4:.$E$21]; 4; 0));0;VLOOKUP([.$B39]; ['Pivot Table - Level 2'.$A$4:.$E$21]; 4; 0))" office:value-type="float" office:value="8.49">
            <text:p>8.49</text:p>
          </table:table-cell>
          <table:table-cell table:formula="of:=IF(ISERROR(VLOOKUP([.$B39]; ['Pivot Table - Level 2'.$A$4:.$E$21]; 5; 0));0;VLOOKUP([.$B39]; ['Pivot Table - Level 2'.$A$4:.$E$21]; 5; 0))" office:value-type="float" office:value="0.12">
            <text:p>0.12</text:p>
          </table:table-cell>
          <table:table-cell table:number-columns-repeated="8"/>
        </table:table-row>
        <table:table-row table:style-name="ro2">
          <table:table-cell table:formula="of:=VALUE(RIGHT([.B40]; LEN([.B40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Level-2</text:p>
          </table:table-cell>
          <table:table-cell table:formula="of:=IF(ISERROR(VLOOKUP([.$B40]; ['Pivot Table - Level 2'.$A$4:.$E$21]; 2; 0));0;VLOOKUP([.$B40]; ['Pivot Table - Level 2'.$A$4:.$E$21]; 2; 0))" office:value-type="float" office:value="0.35">
            <text:p>0.35</text:p>
          </table:table-cell>
          <table:table-cell table:formula="of:=IF(ISERROR(VLOOKUP([.$B40]; ['Pivot Table - Level 2'.$A$4:.$E$21]; 3; 0)); 0; VLOOKUP([.$B40]; ['Pivot Table - Level 2'.$A$4:.$E$21]; 3; 0))" office:value-type="float" office:value="6.47">
            <text:p>6.47</text:p>
          </table:table-cell>
          <table:table-cell table:formula="of:=IF(ISERROR(VLOOKUP([.$B40]; ['Pivot Table - Level 2'.$A$4:.$E$21]; 4; 0));0;VLOOKUP([.$B40]; ['Pivot Table - Level 2'.$A$4:.$E$21]; 4; 0))" office:value-type="float" office:value="11.97">
            <text:p>11.97</text:p>
          </table:table-cell>
          <table:table-cell table:formula="of:=IF(ISERROR(VLOOKUP([.$B40]; ['Pivot Table - Level 2'.$A$4:.$E$21]; 5; 0));0;VLOOKUP([.$B40]; ['Pivot Table - Level 2'.$A$4:.$E$21]; 5; 0))" office:value-type="float" office:value="0.19">
            <text:p>0.19</text:p>
          </table:table-cell>
          <table:table-cell table:number-columns-repeated="8"/>
        </table:table-row>
        <table:table-row table:style-name="ro2">
          <table:table-cell table:formula="of:=VALUE(RIGHT([.B41]; LEN([.B4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Level-2</text:p>
          </table:table-cell>
          <table:table-cell table:formula="of:=IF(ISERROR(VLOOKUP([.$B41]; ['Pivot Table - Level 2'.$A$4:.$E$21]; 2; 0));0;VLOOKUP([.$B41]; ['Pivot Table - Level 2'.$A$4:.$E$21]; 2; 0))" office:value-type="float" office:value="0.68">
            <text:p>0.68</text:p>
          </table:table-cell>
          <table:table-cell table:formula="of:=IF(ISERROR(VLOOKUP([.$B41]; ['Pivot Table - Level 2'.$A$4:.$E$21]; 3; 0)); 0; VLOOKUP([.$B41]; ['Pivot Table - Level 2'.$A$4:.$E$21]; 3; 0))" office:value-type="float" office:value="13.45">
            <text:p>13.45</text:p>
          </table:table-cell>
          <table:table-cell table:formula="of:=IF(ISERROR(VLOOKUP([.$B41]; ['Pivot Table - Level 2'.$A$4:.$E$21]; 4; 0));0;VLOOKUP([.$B41]; ['Pivot Table - Level 2'.$A$4:.$E$21]; 4; 0))" office:value-type="float" office:value="19.1">
            <text:p>19.1</text:p>
          </table:table-cell>
          <table:table-cell table:formula="of:=IF(ISERROR(VLOOKUP([.$B41]; ['Pivot Table - Level 2'.$A$4:.$E$21]; 5; 0));0;VLOOKUP([.$B41]; ['Pivot Table - Level 2'.$A$4:.$E$21]; 5; 0))" office:value-type="float" office:value="0.34">
            <text:p>0.34</text:p>
          </table:table-cell>
          <table:table-cell table:number-columns-repeated="8"/>
        </table:table-row>
        <table:table-row table:style-name="ro2">
          <table:table-cell table:formula="of:=VALUE(RIGHT([.B42]; LEN([.B4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Level-2</text:p>
          </table:table-cell>
          <table:table-cell table:formula="of:=IF(ISERROR(VLOOKUP([.$B42]; ['Pivot Table - Level 2'.$A$4:.$E$21]; 2; 0));0;VLOOKUP([.$B42]; ['Pivot Table - Level 2'.$A$4:.$E$21]; 2; 0))" office:value-type="float" office:value="1.32">
            <text:p>1.32</text:p>
          </table:table-cell>
          <table:table-cell table:formula="of:=IF(ISERROR(VLOOKUP([.$B42]; ['Pivot Table - Level 2'.$A$4:.$E$21]; 3; 0)); 0; VLOOKUP([.$B42]; ['Pivot Table - Level 2'.$A$4:.$E$21]; 3; 0))" office:value-type="float" office:value="29.37">
            <text:p>29.37</text:p>
          </table:table-cell>
          <table:table-cell table:formula="of:=IF(ISERROR(VLOOKUP([.$B42]; ['Pivot Table - Level 2'.$A$4:.$E$21]; 4; 0));0;VLOOKUP([.$B42]; ['Pivot Table - Level 2'.$A$4:.$E$21]; 4; 0))" office:value-type="float" office:value="34.63">
            <text:p>34.63</text:p>
          </table:table-cell>
          <table:table-cell table:formula="of:=IF(ISERROR(VLOOKUP([.$B42]; ['Pivot Table - Level 2'.$A$4:.$E$21]; 5; 0));0;VLOOKUP([.$B42]; ['Pivot Table - Level 2'.$A$4:.$E$21]; 5; 0))" office:value-type="float" office:value="0.62">
            <text:p>0.62</text:p>
          </table:table-cell>
          <table:table-cell table:number-columns-repeated="8"/>
        </table:table-row>
        <table:table-row table:style-name="ro2">
          <table:table-cell table:formula="of:=VALUE(RIGHT([.B43]; LEN([.B43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Level-2</text:p>
          </table:table-cell>
          <table:table-cell table:formula="of:=IF(ISERROR(VLOOKUP([.$B43]; ['Pivot Table - Level 2'.$A$4:.$E$21]; 2; 0));0;VLOOKUP([.$B43]; ['Pivot Table - Level 2'.$A$4:.$E$21]; 2; 0))" office:value-type="float" office:value="2.63">
            <text:p>2.63</text:p>
          </table:table-cell>
          <table:table-cell table:formula="of:=IF(ISERROR(VLOOKUP([.$B43]; ['Pivot Table - Level 2'.$A$4:.$E$21]; 3; 0)); 0; VLOOKUP([.$B43]; ['Pivot Table - Level 2'.$A$4:.$E$21]; 3; 0))" office:value-type="float" office:value="64.93">
            <text:p>64.93</text:p>
          </table:table-cell>
          <table:table-cell table:formula="of:=IF(ISERROR(VLOOKUP([.$B43]; ['Pivot Table - Level 2'.$A$4:.$E$21]; 4; 0));0;VLOOKUP([.$B43]; ['Pivot Table - Level 2'.$A$4:.$E$21]; 4; 0))" office:value-type="float" office:value="69.82">
            <text:p>69.82</text:p>
          </table:table-cell>
          <table:table-cell table:formula="of:=IF(ISERROR(VLOOKUP([.$B43]; ['Pivot Table - Level 2'.$A$4:.$E$21]; 5; 0));0;VLOOKUP([.$B43]; ['Pivot Table - Level 2'.$A$4:.$E$21]; 5; 0))" office:value-type="float" office:value="1.19">
            <text:p>1.19</text:p>
          </table:table-cell>
          <table:table-cell table:number-columns-repeated="8"/>
        </table:table-row>
        <table:table-row table:style-name="ro2">
          <table:table-cell table:formula="of:=VALUE(RIGHT([.B44]; LEN([.B44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Level-2</text:p>
          </table:table-cell>
          <table:table-cell table:formula="of:=IF(ISERROR(VLOOKUP([.$B44]; ['Pivot Table - Level 2'.$A$4:.$E$21]; 2; 0));0;VLOOKUP([.$B44]; ['Pivot Table - Level 2'.$A$4:.$E$21]; 2; 0))" office:value-type="float" office:value="5.2">
            <text:p>5.2</text:p>
          </table:table-cell>
          <table:table-cell table:formula="of:=IF(ISERROR(VLOOKUP([.$B44]; ['Pivot Table - Level 2'.$A$4:.$E$21]; 3; 0)); 0; VLOOKUP([.$B44]; ['Pivot Table - Level 2'.$A$4:.$E$21]; 3; 0))" office:value-type="float" office:value="141.48">
            <text:p>141.48</text:p>
          </table:table-cell>
          <table:table-cell table:formula="of:=IF(ISERROR(VLOOKUP([.$B44]; ['Pivot Table - Level 2'.$A$4:.$E$21]; 4; 0));0;VLOOKUP([.$B44]; ['Pivot Table - Level 2'.$A$4:.$E$21]; 4; 0))" office:value-type="float" office:value="147.83">
            <text:p>147.83</text:p>
          </table:table-cell>
          <table:table-cell table:formula="of:=IF(ISERROR(VLOOKUP([.$B44]; ['Pivot Table - Level 2'.$A$4:.$E$21]; 5; 0));0;VLOOKUP([.$B44]; ['Pivot Table - Level 2'.$A$4:.$E$21]; 5; 0))" office:value-type="float" office:value="2.28">
            <text:p>2.28</text:p>
          </table:table-cell>
          <table:table-cell table:number-columns-repeated="8"/>
        </table:table-row>
        <table:table-row table:style-name="ro2">
          <table:table-cell table:formula="of:=VALUE(RIGHT([.B45]; LEN([.B45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Level-2</text:p>
          </table:table-cell>
          <table:table-cell table:formula="of:=IF(ISERROR(VLOOKUP([.$B45]; ['Pivot Table - Level 2'.$A$4:.$E$21]; 2; 0));0;VLOOKUP([.$B45]; ['Pivot Table - Level 2'.$A$4:.$E$21]; 2; 0))" office:value-type="float" office:value="56.65">
            <text:p>56.65</text:p>
          </table:table-cell>
          <table:table-cell table:formula="of:=IF(ISERROR(VLOOKUP([.$B45]; ['Pivot Table - Level 2'.$A$4:.$E$21]; 3; 0)); 0; VLOOKUP([.$B45]; ['Pivot Table - Level 2'.$A$4:.$E$21]; 3; 0))" office:value-type="float" office:value="432.59">
            <text:p>432.59</text:p>
          </table:table-cell>
          <table:table-cell table:formula="of:=IF(ISERROR(VLOOKUP([.$B45]; ['Pivot Table - Level 2'.$A$4:.$E$21]; 4; 0));0;VLOOKUP([.$B45]; ['Pivot Table - Level 2'.$A$4:.$E$21]; 4; 0))" office:value-type="float" office:value="425.54">
            <text:p>425.54</text:p>
          </table:table-cell>
          <table:table-cell table:formula="of:=IF(ISERROR(VLOOKUP([.$B45]; ['Pivot Table - Level 2'.$A$4:.$E$21]; 5; 0));0;VLOOKUP([.$B45]; ['Pivot Table - Level 2'.$A$4:.$E$21]; 5; 0))" office:value-type="float" office:value="53.11">
            <text:p>53.11</text:p>
          </table:table-cell>
          <table:table-cell table:number-columns-repeated="8"/>
        </table:table-row>
        <table:table-row table:style-name="ro2">
          <table:table-cell table:formula="of:=VALUE(RIGHT([.B46]; LEN([.B4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Level-2</text:p>
          </table:table-cell>
          <table:table-cell table:formula="of:=IF(ISERROR(VLOOKUP([.$B46]; ['Pivot Table - Level 2'.$A$4:.$E$21]; 2; 0));0;VLOOKUP([.$B46]; ['Pivot Table - Level 2'.$A$4:.$E$21]; 2; 0))" office:value-type="float" office:value="128">
            <text:p>128</text:p>
          </table:table-cell>
          <table:table-cell table:formula="of:=IF(ISERROR(VLOOKUP([.$B46]; ['Pivot Table - Level 2'.$A$4:.$E$21]; 3; 0)); 0; VLOOKUP([.$B46]; ['Pivot Table - Level 2'.$A$4:.$E$21]; 3; 0))" office:value-type="float" office:value="973.71">
            <text:p>973.71</text:p>
          </table:table-cell>
          <table:table-cell table:formula="of:=IF(ISERROR(VLOOKUP([.$B46]; ['Pivot Table - Level 2'.$A$4:.$E$21]; 4; 0));0;VLOOKUP([.$B46]; ['Pivot Table - Level 2'.$A$4:.$E$21]; 4; 0))" office:value-type="float" office:value="951.68">
            <text:p>951.68</text:p>
          </table:table-cell>
          <table:table-cell table:formula="of:=IF(ISERROR(VLOOKUP([.$B46]; ['Pivot Table - Level 2'.$A$4:.$E$21]; 5; 0));0;VLOOKUP([.$B46]; ['Pivot Table - Level 2'.$A$4:.$E$21]; 5; 0))" office:value-type="float" office:value="121.05">
            <text:p>121.05</text:p>
          </table:table-cell>
          <table:table-cell table:number-columns-repeated="8"/>
        </table:table-row>
      </table:table>
      <table:named-expressions/>
      <table:data-pilot-tables>
        <table:data-pilot-table table:name="DataPilot1" table:application-data="" table:target-range-address="'Pivot Table - Level 1'.A3:'Pivot Table - Level 1'.E19" table:buttons="'Pivot Table - Level 1'.A4 'Pivot Table - Level 1'.B3" table:grand-total="none" table:show-filter-button="false" table:drill-down-on-double-click="false">
          <table:source-cell-range table:cell-range-address="'Level 1'.A1:'Level 1'.K301"/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" table:display="true" table:show-details="true"/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4" table:display="true" table:show-details="true"/>
                <table:data-pilot-member table:name="0.25" table:display="true" table:show-details="true"/>
                <table:data-pilot-member table:name="0.26" table:display="true" table:show-details="true"/>
                <table:data-pilot-member table:name="0.3" table:display="true" table:show-details="true"/>
                <table:data-pilot-member table:name="0.31" table:display="true" table:show-details="true"/>
                <table:data-pilot-member table:name="0.39" table:display="true" table:show-details="true"/>
                <table:data-pilot-member table:name="0.4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2" table:display="true" table:show-details="true"/>
                <table:data-pilot-member table:name="0.59" table:display="true" table:show-details="true"/>
                <table:data-pilot-member table:name="0.6" table:display="true" table:show-details="true"/>
                <table:data-pilot-member table:name="0.61" table:display="true" table:show-details="true"/>
                <table:data-pilot-member table:name="0.7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01" table:display="true" table:show-details="true"/>
                <table:data-pilot-member table:name="1.11" table:display="true" table:show-details="true"/>
                <table:data-pilot-member table:name="1.2" table:display="true" table:show-details="true"/>
                <table:data-pilot-member table:name="1.21" table:display="true" table:show-details="true"/>
                <table:data-pilot-member table:name="1.22" table:display="true" table:show-details="true"/>
                <table:data-pilot-member table:name="1.53" table:display="true" table:show-details="true"/>
                <table:data-pilot-member table:name="1.54" table:display="true" table:show-details="true"/>
                <table:data-pilot-member table:name="1.93" table:display="true" table:show-details="true"/>
                <table:data-pilot-member table:name="1.99" table:display="true" table:show-details="true"/>
                <table:data-pilot-member table:name="2" table:display="true" table:show-details="true"/>
                <table:data-pilot-member table:name="2.01" table:display="true" table:show-details="true"/>
                <table:data-pilot-member table:name="2.02" table:display="true" table:show-details="true"/>
                <table:data-pilot-member table:name="2.03" table:display="true" table:show-details="true"/>
                <table:data-pilot-member table:name="2.05" table:display="true" table:show-details="true"/>
                <table:data-pilot-member table:name="2.25" table:display="true" table:show-details="true"/>
                <table:data-pilot-member table:name="2.45" table:display="true" table:show-details="true"/>
                <table:data-pilot-member table:name="2.46" table:display="true" table:show-details="true"/>
                <table:data-pilot-member table:name="2.47" table:display="true" table:show-details="true"/>
                <table:data-pilot-member table:name="3.09" table:display="true" table:show-details="true"/>
                <table:data-pilot-member table:name="3.1" table:display="true" table:show-details="true"/>
                <table:data-pilot-member table:name="4.12" table:display="true" table:show-details="true"/>
                <table:data-pilot-member table:name="4.22" table:display="true" table:show-details="true"/>
                <table:data-pilot-member table:name="4.23" table:display="true" table:show-details="true"/>
                <table:data-pilot-member table:name="4.87" table:display="true" table:show-details="true"/>
                <table:data-pilot-member table:name="4.9" table:display="true" table:show-details="true"/>
                <table:data-pilot-member table:name="4.92" table:display="true" table:show-details="true"/>
                <table:data-pilot-member table:name="4.93" table:display="true" table:show-details="true"/>
                <table:data-pilot-member table:name="4.94" table:display="true" table:show-details="true"/>
                <table:data-pilot-member table:name="5.41" table:display="true" table:show-details="true"/>
                <table:data-pilot-member table:name="5.44" table:display="true" table:show-details="true"/>
                <table:data-pilot-member table:name="5.53" table:display="true" table:show-details="true"/>
                <table:data-pilot-member table:name="5.54" table:display="true" table:show-details="true"/>
                <table:data-pilot-member table:name="5.94" table:display="true" table:show-details="true"/>
                <table:data-pilot-member table:name="5.95" table:display="true" table:show-details="true"/>
                <table:data-pilot-member table:name="5.96" table:display="true" table:show-details="true"/>
                <table:data-pilot-member table:name="6.25" table:display="true" table:show-details="true"/>
                <table:data-pilot-member table:name="6.34" table:display="true" table:show-details="true"/>
                <table:data-pilot-member table:name="6.35" table:display="true" table:show-details="true"/>
                <table:data-pilot-member table:name="6.37" table:display="true" table:show-details="true"/>
                <table:data-pilot-member table:name="6.55" table:display="true" table:show-details="true"/>
                <table:data-pilot-member table:name="6.64" table:display="true" table:show-details="true"/>
                <table:data-pilot-member table:name="6.7" table:display="true" table:show-details="true"/>
                <table:data-pilot-member table:name="6.73" table:display="true" table:show-details="true"/>
                <table:data-pilot-member table:name="6.75" table:display="true" table:show-details="true"/>
                <table:data-pilot-member table:name="6.76" table:display="true" table:show-details="true"/>
                <table:data-pilot-member table:name="6.79" table:display="true" table:show-details="true"/>
                <table:data-pilot-member table:name="7.48" table:display="true" table:show-details="true"/>
                <table:data-pilot-member table:name="8.37" table:display="true" table:show-details="true"/>
                <table:data-pilot-member table:name="8.45" table:display="true" table:show-details="true"/>
                <table:data-pilot-member table:name="8.52" table:display="true" table:show-details="true"/>
                <table:data-pilot-member table:name="9.81" table:display="true" table:show-details="true"/>
                <table:data-pilot-member table:name="10.72" table:display="true" table:show-details="true"/>
                <table:data-pilot-member table:name="10.82" table:display="true" table:show-details="true"/>
                <table:data-pilot-member table:name="10.86" table:display="true" table:show-details="true"/>
                <table:data-pilot-member table:name="11.61" table:display="true" table:show-details="true"/>
                <table:data-pilot-member table:name="11.68" table:display="true" table:show-details="true"/>
                <table:data-pilot-member table:name="11.93" table:display="true" table:show-details="true"/>
                <table:data-pilot-member table:name="12.07" table:display="true" table:show-details="true"/>
                <table:data-pilot-member table:name="12.16" table:display="true" table:show-details="true"/>
                <table:data-pilot-member table:name="13.38" table:display="true" table:show-details="true"/>
                <table:data-pilot-member table:name="13.45" table:display="true" table:show-details="true"/>
                <table:data-pilot-member table:name="13.47" table:display="true" table:show-details="true"/>
                <table:data-pilot-member table:name="13.48" table:display="true" table:show-details="true"/>
                <table:data-pilot-member table:name="13.51" table:display="true" table:show-details="true"/>
                <table:data-pilot-member table:name="13.68" table:display="true" table:show-details="true"/>
                <table:data-pilot-member table:name="18.9" table:display="true" table:show-details="true"/>
                <table:data-pilot-member table:name="18.96" table:display="true" table:show-details="true"/>
                <table:data-pilot-member table:name="19.23" table:display="true" table:show-details="true"/>
                <table:data-pilot-member table:name="19.33" table:display="true" table:show-details="true"/>
                <table:data-pilot-member table:name="20.88" table:display="true" table:show-details="true"/>
                <table:data-pilot-member table:name="21.11" table:display="true" table:show-details="true"/>
                <table:data-pilot-member table:name="22.81" table:display="true" table:show-details="true"/>
                <table:data-pilot-member table:name="28.46" table:display="true" table:show-details="true"/>
                <table:data-pilot-member table:name="29.09" table:display="true" table:show-details="true"/>
                <table:data-pilot-member table:name="29.21" table:display="true" table:show-details="true"/>
                <table:data-pilot-member table:name="29.67" table:display="true" table:show-details="true"/>
                <table:data-pilot-member table:name="29.68" table:display="true" table:show-details="true"/>
                <table:data-pilot-member table:name="33.46" table:display="true" table:show-details="true"/>
                <table:data-pilot-member table:name="34.39" table:display="true" table:show-details="true"/>
                <table:data-pilot-member table:name="34.95" table:display="true" table:show-details="true"/>
                <table:data-pilot-member table:name="35.5" table:display="true" table:show-details="true"/>
                <table:data-pilot-member table:name="38.09" table:display="true" table:show-details="true"/>
                <table:data-pilot-member table:name="61.86" table:display="true" table:show-details="true"/>
                <table:data-pilot-member table:name="64.02" table:display="true" table:show-details="true"/>
                <table:data-pilot-member table:name="64.22" table:display="true" table:show-details="true"/>
                <table:data-pilot-member table:name="64.41" table:display="true" table:show-details="true"/>
                <table:data-pilot-member table:name="65.6" table:display="true" table:show-details="true"/>
                <table:data-pilot-member table:name="66.95" table:display="true" table:show-details="true"/>
                <table:data-pilot-member table:name="67.75" table:display="true" table:show-details="true"/>
                <table:data-pilot-member table:name="68.89" table:display="true" table:show-details="true"/>
                <table:data-pilot-member table:name="69.08" table:display="true" table:show-details="true"/>
                <table:data-pilot-member table:name="75.76" table:display="true" table:show-details="true"/>
                <table:data-pilot-member table:name="81.16" table:display="true" table:show-details="true"/>
                <table:data-pilot-member table:name="116.76" table:display="true" table:show-details="true"/>
                <table:data-pilot-member table:name="119.58" table:display="true" table:show-details="true"/>
                <table:data-pilot-member table:name="119.78" table:display="true" table:show-details="true"/>
                <table:data-pilot-member table:name="133.94" table:display="true" table:show-details="true"/>
                <table:data-pilot-member table:name="138.99" table:display="true" table:show-details="true"/>
                <table:data-pilot-member table:name="139.72" table:display="true" table:show-details="true"/>
                <table:data-pilot-member table:name="140.49" table:display="true" table:show-details="true"/>
                <table:data-pilot-member table:name="141.5" table:display="true" table:show-details="true"/>
                <table:data-pilot-member table:name="141.51" table:display="true" table:show-details="true"/>
                <table:data-pilot-member table:name="143.79" table:display="true" table:show-details="true"/>
                <table:data-pilot-member table:name="145.58" table:display="true" table:show-details="true"/>
                <table:data-pilot-member table:name="146.33" table:display="true" table:show-details="true"/>
                <table:data-pilot-member table:name="210.85" table:display="true" table:show-details="true"/>
                <table:data-pilot-member table:name="548.08" table:display="true" table:show-details="true"/>
                <table:data-pilot-member table:name="566.62" table:display="true" table:show-details="true"/>
                <table:data-pilot-member table:name="567.82" table:display="true" table:show-details="true"/>
                <table:data-pilot-member table:name="580.47" table:display="true" table:show-details="true"/>
                <table:data-pilot-member table:name="586.45" table:display="true" table:show-details="true"/>
                <table:data-pilot-member table:name="589.56" table:display="true" table:show-details="true"/>
                <table:data-pilot-member table:name="590.57" table:display="true" table:show-details="true"/>
                <table:data-pilot-member table:name="590.64" table:display="true" table:show-details="true"/>
                <table:data-pilot-member table:name="602.66" table:display="true" table:show-details="true"/>
                <table:data-pilot-member table:name="608.11" table:display="true" table:show-details="true"/>
                <table:data-pilot-member table:name="608.6" table:display="true" table:show-details="true"/>
                <table:data-pilot-member table:name="609.18" table:display="true" table:show-details="true"/>
                <table:data-pilot-member table:name="611.09" table:display="true" table:show-details="true"/>
                <table:data-pilot-member table:name="615.35" table:display="true" table:show-details="true"/>
                <table:data-pilot-member table:name="628.31" table:display="true" table:show-details="true"/>
                <table:data-pilot-member table:name="638.11" table:display="true" table:show-details="true"/>
                <table:data-pilot-member table:name="647.21" table:display="true" table:show-details="true"/>
                <table:data-pilot-member table:name="658.13" table:display="true" table:show-details="true"/>
                <table:data-pilot-member table:name="662.52" table:display="true" table:show-details="true"/>
                <table:data-pilot-member table:name="673.77" table:display="true" table:show-details="true"/>
                <table:data-pilot-member table:name="1922.89" table:display="true" table:show-details="true"/>
                <table:data-pilot-member table:name="1937.09" table:display="true" table:show-details="true"/>
                <table:data-pilot-member table:name="1972.84" table:display="true" table:show-details="true"/>
                <table:data-pilot-member table:name="1981.42" table:display="true" table:show-details="true"/>
                <table:data-pilot-member table:name="1991.68" table:display="true" table:show-details="true"/>
                <table:data-pilot-member table:name="2011.34" table:display="true" table:show-details="true"/>
                <table:data-pilot-member table:name="2029.23" table:display="true" table:show-details="true"/>
                <table:data-pilot-member table:name="2035.21" table:display="true" table:show-details="true"/>
                <table:data-pilot-member table:name="2050.59" table:display="true" table:show-details="true"/>
                <table:data-pilot-member table:name="2081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 - Level 3'.A3:'Pivot Table - Level 3'.E19" table:buttons="'Pivot Table - Level 3'.A4 'Pivot Table - Level 3'.B3" table:grand-total="none" table:show-filter-button="false" table:drill-down-on-double-click="false">
          <table:source-cell-range table:cell-range-address="'Level 3'.A1:'Level 3'.K301"/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4" table:display="true" table:show-details="true"/>
                <table:data-pilot-member table:name="0.15" table:display="true" table:show-details="true"/>
                <table:data-pilot-member table:name="0.19" table:display="true" table:show-details="true"/>
                <table:data-pilot-member table:name="0.21" table:display="true" table:show-details="true"/>
                <table:data-pilot-member table:name="0.22" table:display="true" table:show-details="true"/>
                <table:data-pilot-member table:name="0.23" table:display="true" table:show-details="true"/>
                <table:data-pilot-member table:name="0.24" table:display="true" table:show-details="true"/>
                <table:data-pilot-member table:name="0.31" table:display="true" table:show-details="true"/>
                <table:data-pilot-member table:name="0.32" table:display="true" table:show-details="true"/>
                <table:data-pilot-member table:name="0.33" table:display="true" table:show-details="true"/>
                <table:data-pilot-member table:name="0.35" table:display="true" table:show-details="true"/>
                <table:data-pilot-member table:name="0.36" table:display="true" table:show-details="true"/>
                <table:data-pilot-member table:name="0.37" table:display="true" table:show-details="true"/>
                <table:data-pilot-member table:name="0.39" table:display="true" table:show-details="true"/>
                <table:data-pilot-member table:name="0.47" table:display="true" table:show-details="true"/>
                <table:data-pilot-member table:name="0.49" table:display="true" table:show-details="true"/>
                <table:data-pilot-member table:name="0.5" table:display="true" table:show-details="true"/>
                <table:data-pilot-member table:name="0.54" table:display="true" table:show-details="true"/>
                <table:data-pilot-member table:name="0.55" table:display="true" table:show-details="true"/>
                <table:data-pilot-member table:name="0.56" table:display="true" table:show-details="true"/>
                <table:data-pilot-member table:name="0.58" table:display="true" table:show-details="true"/>
                <table:data-pilot-member table:name="0.89" table:display="true" table:show-details="true"/>
                <table:data-pilot-member table:name="0.9" table:display="true" table:show-details="true"/>
                <table:data-pilot-member table:name="0.93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01" table:display="true" table:show-details="true"/>
                <table:data-pilot-member table:name="1.4" table:display="true" table:show-details="true"/>
                <table:data-pilot-member table:name="1.43" table:display="true" table:show-details="true"/>
                <table:data-pilot-member table:name="1.44" table:display="true" table:show-details="true"/>
                <table:data-pilot-member table:name="1.51" table:display="true" table:show-details="true"/>
                <table:data-pilot-member table:name="1.73" table:display="true" table:show-details="true"/>
                <table:data-pilot-member table:name="1.74" table:display="true" table:show-details="true"/>
                <table:data-pilot-member table:name="1.75" table:display="true" table:show-details="true"/>
                <table:data-pilot-member table:name="1.76" table:display="true" table:show-details="true"/>
                <table:data-pilot-member table:name="1.77" table:display="true" table:show-details="true"/>
                <table:data-pilot-member table:name="2.02" table:display="true" table:show-details="true"/>
                <table:data-pilot-member table:name="2.05" table:display="true" table:show-details="true"/>
                <table:data-pilot-member table:name="2.06" table:display="true" table:show-details="true"/>
                <table:data-pilot-member table:name="2.24" table:display="true" table:show-details="true"/>
                <table:data-pilot-member table:name="2.25" table:display="true" table:show-details="true"/>
                <table:data-pilot-member table:name="2.37" table:display="true" table:show-details="true"/>
                <table:data-pilot-member table:name="2.44" table:display="true" table:show-details="true"/>
                <table:data-pilot-member table:name="3.18" table:display="true" table:show-details="true"/>
                <table:data-pilot-member table:name="3.19" table:display="true" table:show-details="true"/>
                <table:data-pilot-member table:name="3.2" table:display="true" table:show-details="true"/>
                <table:data-pilot-member table:name="3.23" table:display="true" table:show-details="true"/>
                <table:data-pilot-member table:name="3.24" table:display="true" table:show-details="true"/>
                <table:data-pilot-member table:name="3.44" table:display="true" table:show-details="true"/>
                <table:data-pilot-member table:name="3.47" table:display="true" table:show-details="true"/>
                <table:data-pilot-member table:name="3.52" table:display="true" table:show-details="true"/>
                <table:data-pilot-member table:name="3.55" table:display="true" table:show-details="true"/>
                <table:data-pilot-member table:name="3.79" table:display="true" table:show-details="true"/>
                <table:data-pilot-member table:name="3.8" table:display="true" table:show-details="true"/>
                <table:data-pilot-member table:name="3.89" table:display="true" table:show-details="true"/>
                <table:data-pilot-member table:name="3.97" table:display="true" table:show-details="true"/>
                <table:data-pilot-member table:name="4.2" table:display="true" table:show-details="true"/>
                <table:data-pilot-member table:name="4.28" table:display="true" table:show-details="true"/>
                <table:data-pilot-member table:name="4.3" table:display="true" table:show-details="true"/>
                <table:data-pilot-member table:name="5.57" table:display="true" table:show-details="true"/>
                <table:data-pilot-member table:name="5.6" table:display="true" table:show-details="true"/>
                <table:data-pilot-member table:name="5.62" table:display="true" table:show-details="true"/>
                <table:data-pilot-member table:name="6.06" table:display="true" table:show-details="true"/>
                <table:data-pilot-member table:name="6.08" table:display="true" table:show-details="true"/>
                <table:data-pilot-member table:name="6.12" table:display="true" table:show-details="true"/>
                <table:data-pilot-member table:name="6.13" table:display="true" table:show-details="true"/>
                <table:data-pilot-member table:name="6.16" table:display="true" table:show-details="true"/>
                <table:data-pilot-member table:name="6.18" table:display="true" table:show-details="true"/>
                <table:data-pilot-member table:name="6.2" table:display="true" table:show-details="true"/>
                <table:data-pilot-member table:name="6.23" table:display="true" table:show-details="true"/>
                <table:data-pilot-member table:name="6.28" table:display="true" table:show-details="true"/>
                <table:data-pilot-member table:name="6.9" table:display="true" table:show-details="true"/>
                <table:data-pilot-member table:name="6.93" table:display="true" table:show-details="true"/>
                <table:data-pilot-member table:name="6.98" table:display="true" table:show-details="true"/>
                <table:data-pilot-member table:name="7" table:display="true" table:show-details="true"/>
                <table:data-pilot-member table:name="7.02" table:display="true" table:show-details="true"/>
                <table:data-pilot-member table:name="7.06" table:display="true" table:show-details="true"/>
                <table:data-pilot-member table:name="7.25" table:display="true" table:show-details="true"/>
                <table:data-pilot-member table:name="7.33" table:display="true" table:show-details="true"/>
                <table:data-pilot-member table:name="7.5" table:display="true" table:show-details="true"/>
                <table:data-pilot-member table:name="8.79" table:display="true" table:show-details="true"/>
                <table:data-pilot-member table:name="8.93" table:display="true" table:show-details="true"/>
                <table:data-pilot-member table:name="9.01" table:display="true" table:show-details="true"/>
                <table:data-pilot-member table:name="9.06" table:display="true" table:show-details="true"/>
                <table:data-pilot-member table:name="9.68" table:display="true" table:show-details="true"/>
                <table:data-pilot-member table:name="12.43" table:display="true" table:show-details="true"/>
                <table:data-pilot-member table:name="12.66" table:display="true" table:show-details="true"/>
                <table:data-pilot-member table:name="13.07" table:display="true" table:show-details="true"/>
                <table:data-pilot-member table:name="13.17" table:display="true" table:show-details="true"/>
                <table:data-pilot-member table:name="13.79" table:display="true" table:show-details="true"/>
                <table:data-pilot-member table:name="14.23" table:display="true" table:show-details="true"/>
                <table:data-pilot-member table:name="14.66" table:display="true" table:show-details="true"/>
                <table:data-pilot-member table:name="15.26" table:display="true" table:show-details="true"/>
                <table:data-pilot-member table:name="15.54" table:display="true" table:show-details="true"/>
                <table:data-pilot-member table:name="15.93" table:display="true" table:show-details="true"/>
                <table:data-pilot-member table:name="17.99" table:display="true" table:show-details="true"/>
                <table:data-pilot-member table:name="19.43" table:display="true" table:show-details="true"/>
                <table:data-pilot-member table:name="19.63" table:display="true" table:show-details="true"/>
                <table:data-pilot-member table:name="21.16" table:display="true" table:show-details="true"/>
                <table:data-pilot-member table:name="21.2" table:display="true" table:show-details="true"/>
                <table:data-pilot-member table:name="28.05" table:display="true" table:show-details="true"/>
                <table:data-pilot-member table:name="28.77" table:display="true" table:show-details="true"/>
                <table:data-pilot-member table:name="29.26" table:display="true" table:show-details="true"/>
                <table:data-pilot-member table:name="30.62" table:display="true" table:show-details="true"/>
                <table:data-pilot-member table:name="32.33" table:display="true" table:show-details="true"/>
                <table:data-pilot-member table:name="32.92" table:display="true" table:show-details="true"/>
                <table:data-pilot-member table:name="33.31" table:display="true" table:show-details="true"/>
                <table:data-pilot-member table:name="34.63" table:display="true" table:show-details="true"/>
                <table:data-pilot-member table:name="34.68" table:display="true" table:show-details="true"/>
                <table:data-pilot-member table:name="35.63" table:display="true" table:show-details="true"/>
                <table:data-pilot-member table:name="39.33" table:display="true" table:show-details="true"/>
                <table:data-pilot-member table:name="40.13" table:display="true" table:show-details="true"/>
                <table:data-pilot-member table:name="51.59" table:display="true" table:show-details="true"/>
                <table:data-pilot-member table:name="56.51" table:display="true" table:show-details="true"/>
                <table:data-pilot-member table:name="58.32" table:display="true" table:show-details="true"/>
                <table:data-pilot-member table:name="61.98" table:display="true" table:show-details="true"/>
                <table:data-pilot-member table:name="65.78" table:display="true" table:show-details="true"/>
                <table:data-pilot-member table:name="68.71" table:display="true" table:show-details="true"/>
                <table:data-pilot-member table:name="70.74" table:display="true" table:show-details="true"/>
                <table:data-pilot-member table:name="79.21" table:display="true" table:show-details="true"/>
                <table:data-pilot-member table:name="79.92" table:display="true" table:show-details="true"/>
                <table:data-pilot-member table:name="90.23" table:display="true" table:show-details="true"/>
                <table:data-pilot-member table:name="141.94" table:display="true" table:show-details="true"/>
                <table:data-pilot-member table:name="143.46" table:display="true" table:show-details="true"/>
                <table:data-pilot-member table:name="147.23" table:display="true" table:show-details="true"/>
                <table:data-pilot-member table:name="148.13" table:display="true" table:show-details="true"/>
                <table:data-pilot-member table:name="149.55" table:display="true" table:show-details="true"/>
                <table:data-pilot-member table:name="155.22" table:display="true" table:show-details="true"/>
                <table:data-pilot-member table:name="157.94" table:display="true" table:show-details="true"/>
                <table:data-pilot-member table:name="161.98" table:display="true" table:show-details="true"/>
                <table:data-pilot-member table:name="162.49" table:display="true" table:show-details="true"/>
                <table:data-pilot-member table:name="162.7" table:display="true" table:show-details="true"/>
                <table:data-pilot-member table:name="163.01" table:display="true" table:show-details="true"/>
                <table:data-pilot-member table:name="163.76" table:display="true" table:show-details="true"/>
                <table:data-pilot-member table:name="164.09" table:display="true" table:show-details="true"/>
                <table:data-pilot-member table:name="168.86" table:display="true" table:show-details="true"/>
                <table:data-pilot-member table:name="168.91" table:display="true" table:show-details="true"/>
                <table:data-pilot-member table:name="169.65" table:display="true" table:show-details="true"/>
                <table:data-pilot-member table:name="169.94" table:display="true" table:show-details="true"/>
                <table:data-pilot-member table:name="170.87" table:display="true" table:show-details="true"/>
                <table:data-pilot-member table:name="172.72" table:display="true" table:show-details="true"/>
                <table:data-pilot-member table:name="248.24" table:display="true" table:show-details="true"/>
                <table:data-pilot-member table:name="248.58" table:display="true" table:show-details="true"/>
                <table:data-pilot-member table:name="249.03" table:display="true" table:show-details="true"/>
                <table:data-pilot-member table:name="254.31" table:display="true" table:show-details="true"/>
                <table:data-pilot-member table:name="255.68" table:display="true" table:show-details="true"/>
                <table:data-pilot-member table:name="257.12" table:display="true" table:show-details="true"/>
                <table:data-pilot-member table:name="257.43" table:display="true" table:show-details="true"/>
                <table:data-pilot-member table:name="257.81" table:display="true" table:show-details="true"/>
                <table:data-pilot-member table:name="258.1" table:display="true" table:show-details="true"/>
                <table:data-pilot-member table:name="258.33" table:display="true" table:show-details="true"/>
                <table:data-pilot-member table:name="327.16" table:display="true" table:show-details="true"/>
                <table:data-pilot-member table:name="345.9" table:display="true" table:show-details="true"/>
                <table:data-pilot-member table:name="699.98" table:display="true" table:show-details="true"/>
                <table:data-pilot-member table:name="704.08" table:display="true" table:show-details="true"/>
                <table:data-pilot-member table:name="704.1" table:display="true" table:show-details="true"/>
                <table:data-pilot-member table:name="707.86" table:display="true" table:show-details="true"/>
                <table:data-pilot-member table:name="708.5" table:display="true" table:show-details="true"/>
                <table:data-pilot-member table:name="716.51" table:display="true" table:show-details="true"/>
                <table:data-pilot-member table:name="717.09" table:display="true" table:show-details="true"/>
                <table:data-pilot-member table:name="732.86" table:display="true" table:show-details="true"/>
                <table:data-pilot-member table:name="736.28" table:display="true" table:show-details="true"/>
                <table:data-pilot-member table:name="751.32" table:display="true" table:show-details="true"/>
                <table:data-pilot-member table:name="1317.7" table:display="true" table:show-details="true"/>
                <table:data-pilot-member table:name="1318.5" table:display="true" table:show-details="true"/>
                <table:data-pilot-member table:name="1342.29" table:display="true" table:show-details="true"/>
                <table:data-pilot-member table:name="1344.34" table:display="true" table:show-details="true"/>
                <table:data-pilot-member table:name="1349.22" table:display="true" table:show-details="true"/>
                <table:data-pilot-member table:name="1395.19" table:display="true" table:show-details="true"/>
                <table:data-pilot-member table:name="1398.06" table:display="true" table:show-details="true"/>
                <table:data-pilot-member table:name="1417.14" table:display="true" table:show-details="true"/>
                <table:data-pilot-member table:name="1419.45" table:display="true" table:show-details="true"/>
                <table:data-pilot-member table:name="1422.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 - Level 2'.A3:'Pivot Table - Level 2'.E19" table:buttons="'Pivot Table - Level 2'.A4 'Pivot Table - Level 2'.B3" table:grand-total="none" table:show-filter-button="false" table:drill-down-on-double-click="false">
          <table:source-cell-range table:cell-range-address="'Level 2'.A1:'Level 2'.K301"/>
          <table:data-pilot-field table:source-field-name="Verb" table:orientation="column" table:used-hierarchy="0" table:function="auto">
            <table:data-pilot-level table:show-empty="false">
              <table:data-pilot-members>
                <table:data-pilot-member table:name="GetRecord" table:display="true" table:show-details="true"/>
                <table:data-pilot-member table:name="ListIdentifiers" table:display="true" table:show-details="true"/>
                <table:data-pilot-member table:name="ListRecords" table:display="true" table:show-details="true"/>
                <table:data-pilot-member table:name="ListSe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econds" table:orientation="data" table:used-hierarchy="0" table:function="min">
            <table:data-pilot-level table:show-empty="false">
              <table:data-pilot-members>
                <table:data-pilot-member table:name="0.01" table:display="true" table:show-details="true"/>
                <table:data-pilot-member table:name="0.02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5" table:display="true" table:show-details="true"/>
                <table:data-pilot-member table:name="0.06" table:display="true" table:show-details="true"/>
                <table:data-pilot-member table:name="0.07" table:display="true" table:show-details="true"/>
                <table:data-pilot-member table:name="0.08" table:display="true" table:show-details="true"/>
                <table:data-pilot-member table:name="0.1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3" table:display="true" table:show-details="true"/>
                <table:data-pilot-member table:name="0.18" table:display="true" table:show-details="true"/>
                <table:data-pilot-member table:name="0.19" table:display="true" table:show-details="true"/>
                <table:data-pilot-member table:name="0.2" table:display="true" table:show-details="true"/>
                <table:data-pilot-member table:name="0.21" table:display="true" table:show-details="true"/>
                <table:data-pilot-member table:name="0.34" table:display="true" table:show-details="true"/>
                <table:data-pilot-member table:name="0.35" table:display="true" table:show-details="true"/>
                <table:data-pilot-member table:name="0.36" table:display="true" table:show-details="true"/>
                <table:data-pilot-member table:name="0.41" table:display="true" table:show-details="true"/>
                <table:data-pilot-member table:name="0.42" table:display="true" table:show-details="true"/>
                <table:data-pilot-member table:name="0.49" table:display="true" table:show-details="true"/>
                <table:data-pilot-member table:name="0.55" table:display="true" table:show-details="true"/>
                <table:data-pilot-member table:name="0.62" table:display="true" table:show-details="true"/>
                <table:data-pilot-member table:name="0.63" table:display="true" table:show-details="true"/>
                <table:data-pilot-member table:name="0.64" table:display="true" table:show-details="true"/>
                <table:data-pilot-member table:name="0.68" table:display="true" table:show-details="true"/>
                <table:data-pilot-member table:name="0.8" table:display="true" table:show-details="true"/>
                <table:data-pilot-member table:name="0.81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1.19" table:display="true" table:show-details="true"/>
                <table:data-pilot-member table:name="1.2" table:display="true" table:show-details="true"/>
                <table:data-pilot-member table:name="1.32" table:display="true" table:show-details="true"/>
                <table:data-pilot-member table:name="1.33" table:display="true" table:show-details="true"/>
                <table:data-pilot-member table:name="1.57" table:display="true" table:show-details="true"/>
                <table:data-pilot-member table:name="1.58" table:display="true" table:show-details="true"/>
                <table:data-pilot-member table:name="1.59" table:display="true" table:show-details="true"/>
                <table:data-pilot-member table:name="1.94" table:display="true" table:show-details="true"/>
                <table:data-pilot-member table:name="2.01" table:display="true" table:show-details="true"/>
                <table:data-pilot-member table:name="2.03" table:display="true" table:show-details="true"/>
                <table:data-pilot-member table:name="2.28" table:display="true" table:show-details="true"/>
                <table:data-pilot-member table:name="2.29" table:display="true" table:show-details="true"/>
                <table:data-pilot-member table:name="2.41" table:display="true" table:show-details="true"/>
                <table:data-pilot-member table:name="2.63" table:display="true" table:show-details="true"/>
                <table:data-pilot-member table:name="2.64" table:display="true" table:show-details="true"/>
                <table:data-pilot-member table:name="2.65" table:display="true" table:show-details="true"/>
                <table:data-pilot-member table:name="2.66" table:display="true" table:show-details="true"/>
                <table:data-pilot-member table:name="3.16" table:display="true" table:show-details="true"/>
                <table:data-pilot-member table:name="3.18" table:display="true" table:show-details="true"/>
                <table:data-pilot-member table:name="3.19" table:display="true" table:show-details="true"/>
                <table:data-pilot-member table:name="3.21" table:display="true" table:show-details="true"/>
                <table:data-pilot-member table:name="3.23" table:display="true" table:show-details="true"/>
                <table:data-pilot-member table:name="3.24" table:display="true" table:show-details="true"/>
                <table:data-pilot-member table:name="4.17" table:display="true" table:show-details="true"/>
                <table:data-pilot-member table:name="4.25" table:display="true" table:show-details="true"/>
                <table:data-pilot-member table:name="4.27" table:display="true" table:show-details="true"/>
                <table:data-pilot-member table:name="5.2" table:display="true" table:show-details="true"/>
                <table:data-pilot-member table:name="5.24" table:display="true" table:show-details="true"/>
                <table:data-pilot-member table:name="5.25" table:display="true" table:show-details="true"/>
                <table:data-pilot-member table:name="5.28" table:display="true" table:show-details="true"/>
                <table:data-pilot-member table:name="5.47" table:display="true" table:show-details="true"/>
                <table:data-pilot-member table:name="5.51" table:display="true" table:show-details="true"/>
                <table:data-pilot-member table:name="5.56" table:display="true" table:show-details="true"/>
                <table:data-pilot-member table:name="5.89" table:display="true" table:show-details="true"/>
                <table:data-pilot-member table:name="5.97" table:display="true" table:show-details="true"/>
                <table:data-pilot-member table:name="5.99" table:display="true" table:show-details="true"/>
                <table:data-pilot-member table:name="6.47" table:display="true" table:show-details="true"/>
                <table:data-pilot-member table:name="6.51" table:display="true" table:show-details="true"/>
                <table:data-pilot-member table:name="6.53" table:display="true" table:show-details="true"/>
                <table:data-pilot-member table:name="6.64" table:display="true" table:show-details="true"/>
                <table:data-pilot-member table:name="6.78" table:display="true" table:show-details="true"/>
                <table:data-pilot-member table:name="6.8" table:display="true" table:show-details="true"/>
                <table:data-pilot-member table:name="6.81" table:display="true" table:show-details="true"/>
                <table:data-pilot-member table:name="6.82" table:display="true" table:show-details="true"/>
                <table:data-pilot-member table:name="7.95" table:display="true" table:show-details="true"/>
                <table:data-pilot-member table:name="8.49" table:display="true" table:show-details="true"/>
                <table:data-pilot-member table:name="8.59" table:display="true" table:show-details="true"/>
                <table:data-pilot-member table:name="8.62" table:display="true" table:show-details="true"/>
                <table:data-pilot-member table:name="8.65" table:display="true" table:show-details="true"/>
                <table:data-pilot-member table:name="9.34" table:display="true" table:show-details="true"/>
                <table:data-pilot-member table:name="10.64" table:display="true" table:show-details="true"/>
                <table:data-pilot-member table:name="11.97" table:display="true" table:show-details="true"/>
                <table:data-pilot-member table:name="12.03" table:display="true" table:show-details="true"/>
                <table:data-pilot-member table:name="12.2" table:display="true" table:show-details="true"/>
                <table:data-pilot-member table:name="12.28" table:display="true" table:show-details="true"/>
                <table:data-pilot-member table:name="12.29" table:display="true" table:show-details="true"/>
                <table:data-pilot-member table:name="13.45" table:display="true" table:show-details="true"/>
                <table:data-pilot-member table:name="13.61" table:display="true" table:show-details="true"/>
                <table:data-pilot-member table:name="13.68" table:display="true" table:show-details="true"/>
                <table:data-pilot-member table:name="13.82" table:display="true" table:show-details="true"/>
                <table:data-pilot-member table:name="14.14" table:display="true" table:show-details="true"/>
                <table:data-pilot-member table:name="18.16" table:display="true" table:show-details="true"/>
                <table:data-pilot-member table:name="19.1" table:display="true" table:show-details="true"/>
                <table:data-pilot-member table:name="19.48" table:display="true" table:show-details="true"/>
                <table:data-pilot-member table:name="19.63" table:display="true" table:show-details="true"/>
                <table:data-pilot-member table:name="19.94" table:display="true" table:show-details="true"/>
                <table:data-pilot-member table:name="29.37" table:display="true" table:show-details="true"/>
                <table:data-pilot-member table:name="29.66" table:display="true" table:show-details="true"/>
                <table:data-pilot-member table:name="29.87" table:display="true" table:show-details="true"/>
                <table:data-pilot-member table:name="29.98" table:display="true" table:show-details="true"/>
                <table:data-pilot-member table:name="30.2" table:display="true" table:show-details="true"/>
                <table:data-pilot-member table:name="30.84" table:display="true" table:show-details="true"/>
                <table:data-pilot-member table:name="34.63" table:display="true" table:show-details="true"/>
                <table:data-pilot-member table:name="35.24" table:display="true" table:show-details="true"/>
                <table:data-pilot-member table:name="35.68" table:display="true" table:show-details="true"/>
                <table:data-pilot-member table:name="36.19" table:display="true" table:show-details="true"/>
                <table:data-pilot-member table:name="48.69" table:display="true" table:show-details="true"/>
                <table:data-pilot-member table:name="53.11" table:display="true" table:show-details="true"/>
                <table:data-pilot-member table:name="53.84" table:display="true" table:show-details="true"/>
                <table:data-pilot-member table:name="54.22" table:display="true" table:show-details="true"/>
                <table:data-pilot-member table:name="55.19" table:display="true" table:show-details="true"/>
                <table:data-pilot-member table:name="55.45" table:display="true" table:show-details="true"/>
                <table:data-pilot-member table:name="56.65" table:display="true" table:show-details="true"/>
                <table:data-pilot-member table:name="57.4" table:display="true" table:show-details="true"/>
                <table:data-pilot-member table:name="57.59" table:display="true" table:show-details="true"/>
                <table:data-pilot-member table:name="58.47" table:display="true" table:show-details="true"/>
                <table:data-pilot-member table:name="59.49" table:display="true" table:show-details="true"/>
                <table:data-pilot-member table:name="64.93" table:display="true" table:show-details="true"/>
                <table:data-pilot-member table:name="66.02" table:display="true" table:show-details="true"/>
                <table:data-pilot-member table:name="66.66" table:display="true" table:show-details="true"/>
                <table:data-pilot-member table:name="67.39" table:display="true" table:show-details="true"/>
                <table:data-pilot-member table:name="67.9" table:display="true" table:show-details="true"/>
                <table:data-pilot-member table:name="69.82" table:display="true" table:show-details="true"/>
                <table:data-pilot-member table:name="71.94" table:display="true" table:show-details="true"/>
                <table:data-pilot-member table:name="72.27" table:display="true" table:show-details="true"/>
                <table:data-pilot-member table:name="72.58" table:display="true" table:show-details="true"/>
                <table:data-pilot-member table:name="90.59" table:display="true" table:show-details="true"/>
                <table:data-pilot-member table:name="121.05" table:display="true" table:show-details="true"/>
                <table:data-pilot-member table:name="121.63" table:display="true" table:show-details="true"/>
                <table:data-pilot-member table:name="125.03" table:display="true" table:show-details="true"/>
                <table:data-pilot-member table:name="125.47" table:display="true" table:show-details="true"/>
                <table:data-pilot-member table:name="126.05" table:display="true" table:show-details="true"/>
                <table:data-pilot-member table:name="128" table:display="true" table:show-details="true"/>
                <table:data-pilot-member table:name="128.28" table:display="true" table:show-details="true"/>
                <table:data-pilot-member table:name="128.98" table:display="true" table:show-details="true"/>
                <table:data-pilot-member table:name="129.4" table:display="true" table:show-details="true"/>
                <table:data-pilot-member table:name="130.34" table:display="true" table:show-details="true"/>
                <table:data-pilot-member table:name="141.48" table:display="true" table:show-details="true"/>
                <table:data-pilot-member table:name="142.09" table:display="true" table:show-details="true"/>
                <table:data-pilot-member table:name="143.05" table:display="true" table:show-details="true"/>
                <table:data-pilot-member table:name="146.62" table:display="true" table:show-details="true"/>
                <table:data-pilot-member table:name="146.72" table:display="true" table:show-details="true"/>
                <table:data-pilot-member table:name="147.83" table:display="true" table:show-details="true"/>
                <table:data-pilot-member table:name="148.73" table:display="true" table:show-details="true"/>
                <table:data-pilot-member table:name="152.61" table:display="true" table:show-details="true"/>
                <table:data-pilot-member table:name="156.54" table:display="true" table:show-details="true"/>
                <table:data-pilot-member table:name="185.46" table:display="true" table:show-details="true"/>
                <table:data-pilot-member table:name="425.54" table:display="true" table:show-details="true"/>
                <table:data-pilot-member table:name="428.54" table:display="true" table:show-details="true"/>
                <table:data-pilot-member table:name="432.59" table:display="true" table:show-details="true"/>
                <table:data-pilot-member table:name="435.17" table:display="true" table:show-details="true"/>
                <table:data-pilot-member table:name="445.35" table:display="true" table:show-details="true"/>
                <table:data-pilot-member table:name="452.32" table:display="true" table:show-details="true"/>
                <table:data-pilot-member table:name="453.39" table:display="true" table:show-details="true"/>
                <table:data-pilot-member table:name="457.24" table:display="true" table:show-details="true"/>
                <table:data-pilot-member table:name="470.88" table:display="true" table:show-details="true"/>
                <table:data-pilot-member table:name="471.71" table:display="true" table:show-details="true"/>
                <table:data-pilot-member table:name="951.68" table:display="true" table:show-details="true"/>
                <table:data-pilot-member table:name="954.68" table:display="true" table:show-details="true"/>
                <table:data-pilot-member table:name="973.71" table:display="true" table:show-details="true"/>
                <table:data-pilot-member table:name="977.41" table:display="true" table:show-details="true"/>
                <table:data-pilot-member table:name="1005.01" table:display="true" table:show-details="true"/>
                <table:data-pilot-member table:name="1049.53" table:display="true" table:show-details="true"/>
                <table:data-pilot-member table:name="1052.02" table:display="true" table:show-details="true"/>
                <table:data-pilot-member table:name="1060.94" table:display="true" table:show-details="true"/>
                <table:data-pilot-member table:name="1130.72" table:display="true" table:show-details="true"/>
                <table:data-pilot-member table:name="1193.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on Phiri</meta:initial-creator>
    <meta:creation-date>2013-01-03T03:14:36</meta:creation-date>
    <dc:date>2013-01-04T03:26:58</dc:date>
    <dc:creator>Lighton Phiri</dc:creator>
    <meta:editing-duration>PT5H49M3S</meta:editing-duration>
    <meta:editing-cycles>31</meta:editing-cycles>
    <meta:generator>LibreOffice/3.5$Linux_x86 LibreOffice_project/350m1$Build-2</meta:generator>
    <meta:document-statistic meta:table-count="7" meta:cell-count="10627" meta:object-count="0"/>
  </office:meta>
</office:document-meta>
</file>